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Default" style:data-style-name="N49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ka_i_model</text:p>
          </table:table-cell>
          <table:table-cell office:value-type="string" calcext:value-type="string">
            <text:p>Rok_produkcji</text:p>
          </table:table-cell>
          <table:table-cell office:value-type="string" calcext:value-type="string">
            <text:p>Cena_zakupu</text:p>
          </table:table-cell>
          <table:table-cell office:value-type="string" calcext:value-type="string">
            <text:p>Nr_rejestracyjny</text:p>
          </table:table-cell>
          <table:table-cell office:value-type="string" calcext:value-type="string">
            <text:p>Przebieg</text:p>
          </table:table-cell>
          <table:table-cell table:style-name="Default" office:value-type="string" calcext:value-type="string">
            <text:p>Data_ostatniego_remontu</text:p>
          </table:table-cell>
          <table:table-cell office:value-type="string" calcext:value-type="string">
            <text:p>marka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0 TR</text:p>
          </table:table-cell>
          <table:table-cell office:value-type="float" office:value="1200655" calcext:value-type="float">
            <text:p>1200655</text:p>
          </table:table-cell>
          <table:table-cell office:value-type="date" office:date-value="2015-01-31" calcext:value-type="date">
            <text:p>2015-01-31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ils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1 TR</text:p>
          </table:table-cell>
          <table:table-cell office:value-type="float" office:value="1068570" calcext:value-type="float">
            <text:p>1068570</text:p>
          </table:table-cell>
          <table:table-cell office:value-type="date" office:date-value="2015-01-25" calcext:value-type="date">
            <text:p>2015-01-25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ils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2 TR</text:p>
          </table:table-cell>
          <table:table-cell office:value-type="float" office:value="998704" calcext:value-type="float">
            <text:p>998704</text:p>
          </table:table-cell>
          <table:table-cell office:value-type="date" office:date-value="2015-01-24" calcext:value-type="date">
            <text:p>2015-01-24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ils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3 TR</text:p>
          </table:table-cell>
          <table:table-cell office:value-type="float" office:value="936780" calcext:value-type="float">
            <text:p>936780</text:p>
          </table:table-cell>
          <table:table-cell office:value-type="date" office:date-value="2015-01-24" calcext:value-type="date">
            <text:p>2015-01-24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ils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09 TR</text:p>
          </table:table-cell>
          <table:table-cell office:value-type="float" office:value="870233" calcext:value-type="float">
            <text:p>870233</text:p>
          </table:table-cell>
          <table:table-cell office:value-type="date" office:date-value="2015-01-30" calcext:value-type="date">
            <text:p>2015-01-30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ils</text:p>
          </table:table-cell>
        </table:table-row>
        <table:table-row table:style-name="ro1">
          <table:table-cell office:value-type="string" calcext:value-type="string">
            <text:p>Mercedes Axor</text:p>
          </table:table-cell>
          <table:table-cell office:value-type="float" office:value="2007" calcext:value-type="float">
            <text:p>2007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ERA 223 TR</text:p>
          </table:table-cell>
          <table:table-cell office:value-type="float" office:value="1260000" calcext:value-type="float">
            <text:p>1260000</text:p>
          </table:table-cell>
          <table:table-cell office:value-type="date" office:date-value="2016-04-23" calcext:value-type="date">
            <text:p>2016-04-23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xor</text:p>
          </table:table-cell>
        </table:table-row>
        <table:table-row table:style-name="ro1">
          <table:table-cell office:value-type="string" calcext:value-type="string">
            <text:p>MAN TGA</text:p>
          </table:table-cell>
          <table:table-cell office:value-type="float" office:value="2007" calcext:value-type="float">
            <text:p>2007</text:p>
          </table:table-cell>
          <table:table-cell office:value-type="float" office:value="198000" calcext:value-type="float">
            <text:p>198000</text:p>
          </table:table-cell>
          <table:table-cell office:value-type="string" calcext:value-type="string">
            <text:p>ERA 217 TR</text:p>
          </table:table-cell>
          <table:table-cell office:value-type="float" office:value="890200" calcext:value-type="float">
            <text:p>890200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8" calcext:value-type="float">
            <text:p>2008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095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07-25" calcext:value-type="date">
            <text:p>2015-07-2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08" calcext:value-type="float">
            <text:p>2008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ERA 093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09-24" calcext:value-type="date">
            <text:p>2015-09-2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08" calcext:value-type="float">
            <text:p>2008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094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X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float" office:value="2008" calcext:value-type="float">
            <text:p>2008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ERA 092 TR</text:p>
          </table:table-cell>
          <table:table-cell office:value-type="float" office:value="305000" calcext:value-type="float">
            <text:p>305000</text:p>
          </table:table-cell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ERA 097 TR</text:p>
          </table:table-cell>
          <table:table-cell office:value-type="float" office:value="190000" calcext:value-type="float">
            <text:p>190000</text:p>
          </table:table-cell>
          <table:table-cell office:value-type="date" office:date-value="2015-07-25" calcext:value-type="date">
            <text:p>2015-07-2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Iveco 100E</text:p>
          </table:table-cell>
          <table:table-cell office:value-type="float" office:value="2009" calcext:value-type="float">
            <text:p>2009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ERA 114 TR</text:p>
          </table:table-cell>
          <table:table-cell office:value-type="float" office:value="992600" calcext:value-type="float">
            <text:p>992600</text:p>
          </table:table-cell>
          <table:table-cell office:value-type="date" office:date-value="2015-06-02" calcext:value-type="date">
            <text:p>2015-06-02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100E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108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07-25" calcext:value-type="date">
            <text:p>2015-07-2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office:value-type="float" office:value="2009" calcext:value-type="float">
            <text:p>2009</text:p>
          </table:table-cell>
          <table:table-cell office:value-type="float" office:value="67900" calcext:value-type="float">
            <text:p>67900</text:p>
          </table:table-cell>
          <table:table-cell office:value-type="string" calcext:value-type="string">
            <text:p>ERA 100 TR</text:p>
          </table:table-cell>
          <table:table-cell office:value-type="float" office:value="850000" calcext:value-type="float">
            <text:p>850000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ERA 101 TR</text:p>
          </table:table-cell>
          <table:table-cell office:value-type="float" office:value="740000" calcext:value-type="float">
            <text:p>740000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office:value-type="float" office:value="2009" calcext:value-type="float">
            <text:p>2009</text:p>
          </table:table-cell>
          <table:table-cell office:value-type="float" office:value="68900" calcext:value-type="float">
            <text:p>68900</text:p>
          </table:table-cell>
          <table:table-cell office:value-type="string" calcext:value-type="string">
            <text:p>ERA 111 TR</text:p>
          </table:table-cell>
          <table:table-cell office:value-type="float" office:value="846000" calcext:value-type="float">
            <text:p>846000</text:p>
          </table:table-cell>
          <table:table-cell office:value-type="date" office:date-value="2015-07-09" calcext:value-type="date">
            <text:p>2015-07-09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09" calcext:value-type="float">
            <text:p>2009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20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9-24" calcext:value-type="date">
            <text:p>2015-09-2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ERA 110 TR</text:p>
          </table:table-cell>
          <table:table-cell office:value-type="float" office:value="846000" calcext:value-type="float">
            <text:p>846000</text:p>
          </table:table-cell>
          <table:table-cell office:value-type="date" office:date-value="2016-01-07" calcext:value-type="date">
            <text:p>2016-01-07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09" calcext:value-type="float">
            <text:p>2009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ERA 112 TR</text:p>
          </table:table-cell>
          <table:table-cell office:value-type="float" office:value="946000" calcext:value-type="float">
            <text:p>946000</text:p>
          </table:table-cell>
          <table:table-cell office:value-type="date" office:date-value="2015-01-10" calcext:value-type="date">
            <text:p>2015-01-1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102 TR</text:p>
          </table:table-cell>
          <table:table-cell office:value-type="float" office:value="390000" calcext:value-type="float">
            <text:p>390000</text:p>
          </table:table-cell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93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302 TR</text:p>
          </table:table-cell>
          <table:table-cell office:value-type="float" office:value="390000" calcext:value-type="float">
            <text:p>390000</text:p>
          </table:table-cell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93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09" calcext:value-type="float">
            <text:p>2009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ERA 096 TR</text:p>
          </table:table-cell>
          <table:table-cell office:value-type="float" office:value="270000" calcext:value-type="float">
            <text:p>270000</text:p>
          </table:table-cell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X</text:p>
          </table:table-cell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float" office:value="2009" calcext:value-type="float">
            <text:p>2009</text:p>
          </table:table-cell>
          <table:table-cell office:value-type="float" office:value="86133" calcext:value-type="float">
            <text:p>86133</text:p>
          </table:table-cell>
          <table:table-cell office:value-type="string" calcext:value-type="string">
            <text:p>ERA 104 TR</text:p>
          </table:table-cell>
          <table:table-cell office:value-type="float" office:value="380000" calcext:value-type="float">
            <text:p>380000</text:p>
          </table:table-cell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EuroCargo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float" office:value="2009" calcext:value-type="float">
            <text:p>200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RA 119 TR</text:p>
          </table:table-cell>
          <table:table-cell office:value-type="float" office:value="301000" calcext:value-type="float">
            <text:p>301000</text:p>
          </table:table-cell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09" calcext:value-type="float">
            <text:p>2009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ERA 106 TR</text:p>
          </table:table-cell>
          <table:table-cell office:value-type="float" office:value="360000" calcext:value-type="float">
            <text:p>360000</text:p>
          </table:table-cell>
          <table:table-cell office:value-type="date" office:date-value="2015-06-19" calcext:value-type="date">
            <text:p>2015-06-19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09" calcext:value-type="float">
            <text:p>2009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ERA 117 TR</text:p>
          </table:table-cell>
          <table:table-cell office:value-type="float" office:value="226000" calcext:value-type="float">
            <text:p>226000</text:p>
          </table:table-cell>
          <table:table-cell office:value-type="date" office:date-value="2015-03-10" calcext:value-type="date">
            <text:p>2015-03-1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Volvo FL</text:p>
          </table:table-cell>
          <table:table-cell office:value-type="float" office:value="2009" calcext:value-type="float">
            <text:p>2009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ERA 098 TR</text:p>
          </table:table-cell>
          <table:table-cell office:value-type="float" office:value="482000" calcext:value-type="float">
            <text:p>482000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string" calcext:value-type="string">
            <text:p>Volvo FL</text:p>
          </table:table-cell>
          <table:table-cell office:value-type="float" office:value="2009" calcext:value-type="float">
            <text:p>2009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09 TR</text:p>
          </table:table-cell>
          <table:table-cell office:value-type="float" office:value="478000" calcext:value-type="float">
            <text:p>478000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09" calcext:value-type="float">
            <text:p>2009</text:p>
          </table:table-cell>
          <table:table-cell office:value-type="float" office:value="131780" calcext:value-type="float">
            <text:p>131780</text:p>
          </table:table-cell>
          <table:table-cell office:value-type="string" calcext:value-type="string">
            <text:p>ERA 115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12-27" calcext:value-type="date">
            <text:p>2015-12-2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09" calcext:value-type="float">
            <text:p>2009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ERA 113 TR</text:p>
          </table:table-cell>
          <table:table-cell office:value-type="float" office:value="403000" calcext:value-type="float">
            <text:p>403000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162800" calcext:value-type="float">
            <text:p>162800</text:p>
          </table:table-cell>
          <table:table-cell office:value-type="string" calcext:value-type="string">
            <text:p>ERA 107 TR</text:p>
          </table:table-cell>
          <table:table-cell office:value-type="float" office:value="370000" calcext:value-type="float">
            <text:p>370000</text:p>
          </table:table-cell>
          <table:table-cell office:value-type="date" office:date-value="2015-11-21" calcext:value-type="date">
            <text:p>2015-11-21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MAN TGA41</text:p>
          </table:table-cell>
          <table:table-cell office:value-type="float" office:value="2009" calcext:value-type="float">
            <text:p>2009</text:p>
          </table:table-cell>
          <table:table-cell office:value-type="float" office:value="168800" calcext:value-type="float">
            <text:p>168800</text:p>
          </table:table-cell>
          <table:table-cell office:value-type="string" calcext:value-type="string">
            <text:p>ERA 116 TR</text:p>
          </table:table-cell>
          <table:table-cell office:value-type="float" office:value="186300" calcext:value-type="float">
            <text:p>186300</text:p>
          </table:table-cell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41</text:p>
          </table:table-cell>
        </table:table-row>
        <table:table-row table:style-name="ro1">
          <table:table-cell office:value-type="string" calcext:value-type="string">
            <text:p>MAN TGA33</text:p>
          </table:table-cell>
          <table:table-cell office:value-type="float" office:value="2009" calcext:value-type="float">
            <text:p>2009</text:p>
          </table:table-cell>
          <table:table-cell office:value-type="float" office:value="195370" calcext:value-type="float">
            <text:p>195370</text:p>
          </table:table-cell>
          <table:table-cell office:value-type="string" calcext:value-type="string">
            <text:p>ERA 105 TR</text:p>
          </table:table-cell>
          <table:table-cell office:value-type="float" office:value="290000" calcext:value-type="float">
            <text:p>290000</text:p>
          </table:table-cell>
          <table:table-cell office:value-type="date" office:date-value="2016-04-07" calcext:value-type="date">
            <text:p>2016-04-0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33</text:p>
          </table:table-cell>
        </table:table-row>
        <table:table-row table:style-name="ro1">
          <table:table-cell office:value-type="string" calcext:value-type="string">
            <text:p>DAF CF85</text:p>
          </table:table-cell>
          <table:table-cell office:value-type="float" office:value="2009" calcext:value-type="float">
            <text:p>2009</text:p>
          </table:table-cell>
          <table:table-cell office:value-type="float" office:value="195340" calcext:value-type="float">
            <text:p>195340</text:p>
          </table:table-cell>
          <table:table-cell office:value-type="string" calcext:value-type="string">
            <text:p>ERA 103 TR</text:p>
          </table:table-cell>
          <table:table-cell office:value-type="float" office:value="190000" calcext:value-type="float">
            <text:p>190000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85</text:p>
          </table:table-cell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float" office:value="2009" calcext:value-type="float">
            <text:p>2009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099 TR</text:p>
          </table:table-cell>
          <table:table-cell office:value-type="float" office:value="305000" calcext:value-type="float">
            <text:p>305000</text:p>
          </table:table-cell>
          <table:table-cell office:value-type="date" office:date-value="2015-10-30" calcext:value-type="date">
            <text:p>2015-10-3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ided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09" calcext:value-type="float">
            <text:p>2009</text:p>
          </table:table-cell>
          <table:table-cell office:value-type="float" office:value="291000" calcext:value-type="float">
            <text:p>291000</text:p>
          </table:table-cell>
          <table:table-cell office:value-type="string" calcext:value-type="string">
            <text:p>ERA 118 TR</text:p>
          </table:table-cell>
          <table:table-cell office:value-type="float" office:value="166000" calcext:value-type="float">
            <text:p>166000</text:p>
          </table:table-cell>
          <table:table-cell office:value-type="date" office:date-value="2015-10-20" calcext:value-type="date">
            <text:p>2015-10-2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0" calcext:value-type="float">
            <text:p>2010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ERA 132 TR</text:p>
          </table:table-cell>
          <table:table-cell office:value-type="float" office:value="978000" calcext:value-type="float">
            <text:p>978000</text:p>
          </table:table-cell>
          <table:table-cell office:value-type="date" office:date-value="2015-11-01" calcext:value-type="date">
            <text:p>2015-11-0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0" calcext:value-type="float">
            <text:p>2010</text:p>
          </table:table-cell>
          <table:table-cell office:value-type="float" office:value="40830" calcext:value-type="float">
            <text:p>40830</text:p>
          </table:table-cell>
          <table:table-cell office:value-type="string" calcext:value-type="string">
            <text:p>ERA 142 TR</text:p>
          </table:table-cell>
          <table:table-cell office:value-type="float" office:value="326000" calcext:value-type="float">
            <text:p>326000</text:p>
          </table:table-cell>
          <table:table-cell office:value-type="date" office:date-value="2015-02-27" calcext:value-type="date">
            <text:p>2015-02-2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10" calcext:value-type="float">
            <text:p>201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ERA 145 TR</text:p>
          </table:table-cell>
          <table:table-cell office:value-type="float" office:value="736000" calcext:value-type="float">
            <text:p>736000</text:p>
          </table:table-cell>
          <table:table-cell office:value-type="date" office:date-value="2016-01-16" calcext:value-type="date">
            <text:p>2016-01-16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float" office:value="2010" calcext:value-type="float">
            <text:p>201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RA 146 TR</text:p>
          </table:table-cell>
          <table:table-cell office:value-type="float" office:value="99250" calcext:value-type="float">
            <text:p>99250</text:p>
          </table:table-cell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idlum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135 TR</text:p>
          </table:table-cell>
          <table:table-cell office:value-type="float" office:value="950000" calcext:value-type="float">
            <text:p>950000</text:p>
          </table:table-cell>
          <table:table-cell office:value-type="date" office:date-value="2015-01-25" calcext:value-type="date">
            <text:p>2015-01-25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Iveco 100E</text:p>
          </table:table-cell>
          <table:table-cell office:value-type="float" office:value="2010" calcext:value-type="float">
            <text:p>201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ERA 136 TR</text:p>
          </table:table-cell>
          <table:table-cell office:value-type="float" office:value="103260" calcext:value-type="float">
            <text:p>103260</text:p>
          </table:table-cell>
          <table:table-cell office:value-type="date" office:date-value="2015-06-02" calcext:value-type="date">
            <text:p>2015-06-02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100E</text:p>
          </table:table-cell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float" office:value="2010" calcext:value-type="float">
            <text:p>2010</text:p>
          </table:table-cell>
          <table:table-cell office:value-type="float" office:value="75300" calcext:value-type="float">
            <text:p>75300</text:p>
          </table:table-cell>
          <table:table-cell office:value-type="string" calcext:value-type="string">
            <text:p>ERA 141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6-19" calcext:value-type="date">
            <text:p>2015-06-19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340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X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0" calcext:value-type="float">
            <text:p>2010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ERA 147 TR</text:p>
          </table:table-cell>
          <table:table-cell office:value-type="float" office:value="356000" calcext:value-type="float">
            <text:p>356000</text:p>
          </table:table-cell>
          <table:table-cell office:value-type="date" office:date-value="2015-06-19" calcext:value-type="date">
            <text:p>2015-06-19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0" calcext:value-type="float">
            <text:p>2010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ERA 394 TR</text:p>
          </table:table-cell>
          <table:table-cell office:value-type="float" office:value="266000" calcext:value-type="float">
            <text:p>266000</text:p>
          </table:table-cell>
          <table:table-cell office:value-type="date" office:date-value="2016-01-13" calcext:value-type="date">
            <text:p>2016-01-1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DAF CF75</text:p>
          </table:table-cell>
          <table:table-cell office:value-type="float" office:value="2010" calcext:value-type="float">
            <text:p>201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ERA 143 TR</text:p>
          </table:table-cell>
          <table:table-cell office:value-type="float" office:value="91000" calcext:value-type="float">
            <text:p>91000</text:p>
          </table:table-cell>
          <table:table-cell office:value-type="date" office:date-value="2015-09-21" calcext:value-type="date">
            <text:p>2015-09-2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75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0" calcext:value-type="float">
            <text:p>2010</text:p>
          </table:table-cell>
          <table:table-cell office:value-type="float" office:value="113400" calcext:value-type="float">
            <text:p>113400</text:p>
          </table:table-cell>
          <table:table-cell office:value-type="string" calcext:value-type="string">
            <text:p>ERA 140 TR</text:p>
          </table:table-cell>
          <table:table-cell office:value-type="float" office:value="230000" calcext:value-type="float">
            <text:p>230000</text:p>
          </table:table-cell>
          <table:table-cell office:value-type="date" office:date-value="2015-03-10" calcext:value-type="date">
            <text:p>2015-03-1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DAF CF65</text:p>
          </table:table-cell>
          <table:table-cell office:value-type="float" office:value="2010" calcext:value-type="float">
            <text:p>201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33 TR</text:p>
          </table:table-cell>
          <table:table-cell office:value-type="float" office:value="251000" calcext:value-type="float">
            <text:p>251000</text:p>
          </table:table-cell>
          <table:table-cell office:value-type="date" office:date-value="2015-03-04" calcext:value-type="date">
            <text:p>2015-03-04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65</text:p>
          </table:table-cell>
        </table:table-row>
        <table:table-row table:style-name="ro1">
          <table:table-cell office:value-type="string" calcext:value-type="string">
            <text:p>Iveco TrakkerEuro5</text:p>
          </table:table-cell>
          <table:table-cell office:value-type="float" office:value="2010" calcext:value-type="float">
            <text:p>201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ERA 214 TR</text:p>
          </table:table-cell>
          <table:table-cell office:value-type="float" office:value="263000" calcext:value-type="float">
            <text:p>263000</text:p>
          </table:table-cell>
          <table:table-cell office:value-type="date" office:date-value="2015-01-24" calcext:value-type="date">
            <text:p>2015-01-24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TrakkerEuro5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7 TR</text:p>
          </table:table-cell>
          <table:table-cell office:value-type="float" office:value="930000" calcext:value-type="float">
            <text:p>930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gnum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8 TR</text:p>
          </table:table-cell>
          <table:table-cell office:value-type="float" office:value="912000" calcext:value-type="float">
            <text:p>912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gnum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6 TR</text:p>
          </table:table-cell>
          <table:table-cell office:value-type="float" office:value="856000" calcext:value-type="float">
            <text:p>856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agnum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0" calcext:value-type="float">
            <text:p>201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131 TR</text:p>
          </table:table-cell>
          <table:table-cell office:value-type="float" office:value="455000" calcext:value-type="float">
            <text:p>455000</text:p>
          </table:table-cell>
          <table:table-cell office:value-type="date" office:date-value="2016-03-10" calcext:value-type="date">
            <text:p>2016-03-1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float" office:value="2010" calcext:value-type="float">
            <text:p>2010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44 TR</text:p>
          </table:table-cell>
          <table:table-cell office:value-type="float" office:value="301000" calcext:value-type="float">
            <text:p>301000</text:p>
          </table:table-cell>
          <table:table-cell office:value-type="date" office:date-value="2015-10-30" calcext:value-type="date">
            <text:p>2015-10-3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ided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0" calcext:value-type="float">
            <text:p>2010</text:p>
          </table:table-cell>
          <table:table-cell office:value-type="float" office:value="257000" calcext:value-type="float">
            <text:p>257000</text:p>
          </table:table-cell>
          <table:table-cell office:value-type="string" calcext:value-type="string">
            <text:p>ERA 134 TR</text:p>
          </table:table-cell>
          <table:table-cell office:value-type="float" office:value="164700" calcext:value-type="float">
            <text:p>164700</text:p>
          </table:table-cell>
          <table:table-cell office:value-type="date" office:date-value="2015-10-09" calcext:value-type="date">
            <text:p>2015-10-09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1" calcext:value-type="float">
            <text:p>201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ERA 161 TR</text:p>
          </table:table-cell>
          <table:table-cell office:value-type="float" office:value="574000" calcext:value-type="float">
            <text:p>574000</text:p>
          </table:table-cell>
          <table:table-cell office:value-type="date" office:date-value="2015-11-01" calcext:value-type="date">
            <text:p>2015-11-0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float" office:value="2011" calcext:value-type="float">
            <text:p>2011</text:p>
          </table:table-cell>
          <table:table-cell office:value-type="float" office:value="56700" calcext:value-type="float">
            <text:p>56700</text:p>
          </table:table-cell>
          <table:table-cell office:value-type="string" calcext:value-type="string">
            <text:p>ERA 158 TR</text:p>
          </table:table-cell>
          <table:table-cell office:value-type="float" office:value="290000" calcext:value-type="float">
            <text:p>290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385</text:p>
          </table:table-cell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float" office:value="2011" calcext:value-type="float">
            <text:p>2011</text:p>
          </table:table-cell>
          <table:table-cell office:value-type="float" office:value="57700" calcext:value-type="float">
            <text:p>57700</text:p>
          </table:table-cell>
          <table:table-cell office:value-type="string" calcext:value-type="string">
            <text:p>ERA 160 TR</text:p>
          </table:table-cell>
          <table:table-cell office:value-type="float" office:value="286000" calcext:value-type="float">
            <text:p>286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R385</text:p>
          </table:table-cell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float" office:value="2011" calcext:value-type="float">
            <text:p>2011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59 TR</text:p>
          </table:table-cell>
          <table:table-cell office:value-type="float" office:value="103250" calcext:value-type="float">
            <text:p>103250</text:p>
          </table:table-cell>
          <table:table-cell office:value-type="date" office:date-value="2015-08-10" calcext:value-type="date">
            <text:p>2015-08-1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Midlum</text:p>
          </table:table-cell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float" office:value="2011" calcext:value-type="float">
            <text:p>2011</text:p>
          </table:table-cell>
          <table:table-cell office:value-type="float" office:value="74300" calcext:value-type="float">
            <text:p>74300</text:p>
          </table:table-cell>
          <table:table-cell office:value-type="string" calcext:value-type="string">
            <text:p>ERA 157 TR</text:p>
          </table:table-cell>
          <table:table-cell office:value-type="float" office:value="306000" calcext:value-type="float">
            <text:p>306000</text:p>
          </table:table-cell>
          <table:table-cell office:value-type="date" office:date-value="2015-06-19" calcext:value-type="date">
            <text:p>2015-06-19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1 TR</text:p>
          </table:table-cell>
          <table:table-cell office:value-type="float" office:value="780000" calcext:value-type="float">
            <text:p>780000</text:p>
          </table:table-cell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5 TR</text:p>
          </table:table-cell>
          <table:table-cell office:value-type="float" office:value="760300" calcext:value-type="float">
            <text:p>760300</text:p>
          </table:table-cell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0 TR</text:p>
          </table:table-cell>
          <table:table-cell office:value-type="float" office:value="680000" calcext:value-type="float">
            <text:p>680000</text:p>
          </table:table-cell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2 TR</text:p>
          </table:table-cell>
          <table:table-cell office:value-type="float" office:value="655000" calcext:value-type="float">
            <text:p>655000</text:p>
          </table:table-cell>
          <table:table-cell office:value-type="date" office:date-value="2016-04-21" calcext:value-type="date">
            <text:p>2016-04-2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30 TR</text:p>
          </table:table-cell>
          <table:table-cell office:value-type="float" office:value="731000" calcext:value-type="float">
            <text:p>731000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elen</text:p>
          </table:table-cell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29 TR</text:p>
          </table:table-cell>
          <table:table-cell office:value-type="float" office:value="685413" calcext:value-type="float">
            <text:p>685413</text:p>
          </table:table-cell>
          <table:table-cell office:value-type="date" office:date-value="2015-08-20" calcext:value-type="date">
            <text:p>2015-08-2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elen</text:p>
          </table:table-cell>
        </table:table-row>
        <table:table-row table:style-name="ro1">
          <table:table-cell office:value-type="string" calcext:value-type="string">
            <text:p>DAF CF85</text:p>
          </table:table-cell>
          <table:table-cell office:value-type="float" office:value="2011" calcext:value-type="float">
            <text:p>2011</text:p>
          </table:table-cell>
          <table:table-cell office:value-type="float" office:value="196340" calcext:value-type="float">
            <text:p>196340</text:p>
          </table:table-cell>
          <table:table-cell office:value-type="string" calcext:value-type="string">
            <text:p>ERA 162 TR</text:p>
          </table:table-cell>
          <table:table-cell office:value-type="float" office:value="186000" calcext:value-type="float">
            <text:p>186000</text:p>
          </table:table-cell>
          <table:table-cell office:value-type="date" office:date-value="2015-10-01" calcext:value-type="date">
            <text:p>2015-10-0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85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7 TR</text:p>
          </table:table-cell>
          <table:table-cell office:value-type="float" office:value="720000" calcext:value-type="float">
            <text:p>720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6 TR</text:p>
          </table:table-cell>
          <table:table-cell office:value-type="float" office:value="680000" calcext:value-type="float">
            <text:p>680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8 TR</text:p>
          </table:table-cell>
          <table:table-cell office:value-type="float" office:value="660000" calcext:value-type="float">
            <text:p>660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0 TR</text:p>
          </table:table-cell>
          <table:table-cell office:value-type="float" office:value="630000" calcext:value-type="float">
            <text:p>630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1 TR</text:p>
          </table:table-cell>
          <table:table-cell office:value-type="float" office:value="655000" calcext:value-type="float">
            <text:p>655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9 TR</text:p>
          </table:table-cell>
          <table:table-cell office:value-type="float" office:value="590000" calcext:value-type="float">
            <text:p>590000</text:p>
          </table:table-cell>
          <table:table-cell office:value-type="date" office:date-value="2016-04-02" calcext:value-type="date">
            <text:p>2016-04-02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500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39830" calcext:value-type="float">
            <text:p>39830</text:p>
          </table:table-cell>
          <table:table-cell office:value-type="string" calcext:value-type="string">
            <text:p>ERA 168 TR</text:p>
          </table:table-cell>
          <table:table-cell office:value-type="float" office:value="330000" calcext:value-type="float">
            <text:p>330000</text:p>
          </table:table-cell>
          <table:table-cell office:value-type="date" office:date-value="2015-02-27" calcext:value-type="date">
            <text:p>2015-02-2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48800" calcext:value-type="float">
            <text:p>48800</text:p>
          </table:table-cell>
          <table:table-cell office:value-type="string" calcext:value-type="string">
            <text:p>ERA 175 TR</text:p>
          </table:table-cell>
          <table:table-cell office:value-type="float" office:value="268650" calcext:value-type="float">
            <text:p>268650</text:p>
          </table:table-cell>
          <table:table-cell office:value-type="date" office:date-value="2015-04-23" calcext:value-type="date">
            <text:p>2015-04-23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12" calcext:value-type="float">
            <text:p>2012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73 TR</text:p>
          </table:table-cell>
          <table:table-cell office:value-type="float" office:value="302000" calcext:value-type="float">
            <text:p>302000</text:p>
          </table:table-cell>
          <table:table-cell office:value-type="date" office:date-value="2015-09-24" calcext:value-type="date">
            <text:p>2015-09-24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ERA 166 TR</text:p>
          </table:table-cell>
          <table:table-cell office:value-type="float" office:value="850000" calcext:value-type="float">
            <text:p>850000</text:p>
          </table:table-cell>
          <table:table-cell office:value-type="date" office:date-value="2016-01-07" calcext:value-type="date">
            <text:p>2016-01-07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float" office:value="2012" calcext:value-type="float">
            <text:p>2012</text:p>
          </table:table-cell>
          <table:table-cell office:value-type="float" office:value="87133" calcext:value-type="float">
            <text:p>87133</text:p>
          </table:table-cell>
          <table:table-cell office:value-type="string" calcext:value-type="string">
            <text:p>ERA 176 TR</text:p>
          </table:table-cell>
          <table:table-cell office:value-type="float" office:value="376000" calcext:value-type="float">
            <text:p>376000</text:p>
          </table:table-cell>
          <table:table-cell office:value-type="date" office:date-value="2015-07-23" calcext:value-type="date">
            <text:p>2015-07-23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EuroCargo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float" office:value="2012" calcext:value-type="float">
            <text:p>201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ERA 172 TR</text:p>
          </table:table-cell>
          <table:table-cell office:value-type="float" office:value="201000" calcext:value-type="float">
            <text:p>201000</text:p>
          </table:table-cell>
          <table:table-cell office:value-type="date" office:date-value="2015-03-12" calcext:value-type="date">
            <text:p>2015-03-12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130780" calcext:value-type="float">
            <text:p>130780</text:p>
          </table:table-cell>
          <table:table-cell office:value-type="string" calcext:value-type="string">
            <text:p>ERA 169 TR</text:p>
          </table:table-cell>
          <table:table-cell office:value-type="float" office:value="310000" calcext:value-type="float">
            <text:p>310000</text:p>
          </table:table-cell>
          <table:table-cell office:value-type="date" office:date-value="2015-12-27" calcext:value-type="date">
            <text:p>2015-12-2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2" calcext:value-type="float">
            <text:p>2012</text:p>
          </table:table-cell>
          <table:table-cell office:value-type="float" office:value="135502" calcext:value-type="float">
            <text:p>135502</text:p>
          </table:table-cell>
          <table:table-cell office:value-type="string" calcext:value-type="string">
            <text:p>ERA 170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5 TR</text:p>
          </table:table-cell>
          <table:table-cell office:value-type="float" office:value="386732" calcext:value-type="float">
            <text:p>386732</text:p>
          </table:table-cell>
          <table:table-cell office:value-type="date" office:date-value="2015-02-24" calcext:value-type="date">
            <text:p>2015-02-24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LIS</text:p>
          </table:table-cell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6 TR</text:p>
          </table:table-cell>
          <table:table-cell office:value-type="float" office:value="312680" calcext:value-type="float">
            <text:p>312680</text:p>
          </table:table-cell>
          <table:table-cell office:value-type="date" office:date-value="2015-02-24" calcext:value-type="date">
            <text:p>2015-02-24</text:p>
          </table:table-cell>
          <table:table-cell office:value-type="string" calcext:value-type="string">
            <text:p>Iveco</text:p>
          </table:table-cell>
          <table:table-cell office:value-type="string" calcext:value-type="string">
            <text:p>STRALIS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163800" calcext:value-type="float">
            <text:p>163800</text:p>
          </table:table-cell>
          <table:table-cell office:value-type="string" calcext:value-type="string">
            <text:p>ERA 178 TR</text:p>
          </table:table-cell>
          <table:table-cell office:value-type="float" office:value="366000" calcext:value-type="float">
            <text:p>366000</text:p>
          </table:table-cell>
          <table:table-cell office:value-type="date" office:date-value="2015-11-21" calcext:value-type="date">
            <text:p>2015-11-21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2 TR</text:p>
          </table:table-cell>
          <table:table-cell office:value-type="float" office:value="520000" calcext:value-type="float">
            <text:p>520000</text:p>
          </table:table-cell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420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3 TR</text:p>
          </table:table-cell>
          <table:table-cell office:value-type="float" office:value="530000" calcext:value-type="float">
            <text:p>530000</text:p>
          </table:table-cell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420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1 TR</text:p>
          </table:table-cell>
          <table:table-cell office:value-type="float" office:value="490000" calcext:value-type="float">
            <text:p>490000</text:p>
          </table:table-cell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420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4 TR</text:p>
          </table:table-cell>
          <table:table-cell office:value-type="float" office:value="481000" calcext:value-type="float">
            <text:p>481000</text:p>
          </table:table-cell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420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5 TR</text:p>
          </table:table-cell>
          <table:table-cell office:value-type="float" office:value="454000" calcext:value-type="float">
            <text:p>454000</text:p>
          </table:table-cell>
          <table:table-cell office:value-type="date" office:date-value="2016-03-15" calcext:value-type="date">
            <text:p>2016-03-15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R420</text:p>
          </table:table-cell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8 TR</text:p>
          </table:table-cell>
          <table:table-cell office:value-type="float" office:value="517000" calcext:value-type="float">
            <text:p>517000</text:p>
          </table:table-cell>
          <table:table-cell office:value-type="date" office:date-value="2016-02-15" calcext:value-type="date">
            <text:p>2016-02-1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H13-500</text:p>
          </table:table-cell>
        </table:table-row>
        <table:table-row table:style-name="ro1">
          <table:table-cell office:value-type="string" calcext:value-type="string">
            <text:p>MAN TGA33</text:p>
          </table:table-cell>
          <table:table-cell office:value-type="float" office:value="2012" calcext:value-type="float">
            <text:p>2012</text:p>
          </table:table-cell>
          <table:table-cell office:value-type="float" office:value="196370" calcext:value-type="float">
            <text:p>196370</text:p>
          </table:table-cell>
          <table:table-cell office:value-type="string" calcext:value-type="string">
            <text:p>ERA 177 TR</text:p>
          </table:table-cell>
          <table:table-cell office:value-type="float" office:value="286000" calcext:value-type="float">
            <text:p>286000</text:p>
          </table:table-cell>
          <table:table-cell office:value-type="date" office:date-value="2016-04-07" calcext:value-type="date">
            <text:p>2016-04-0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33</text:p>
          </table:table-cell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7 TR</text:p>
          </table:table-cell>
          <table:table-cell office:value-type="float" office:value="435000" calcext:value-type="float">
            <text:p>435000</text:p>
          </table:table-cell>
          <table:table-cell office:value-type="date" office:date-value="2016-02-15" calcext:value-type="date">
            <text:p>2016-02-15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FH13-500</text:p>
          </table:table-cell>
        </table:table-row>
        <table:table-row table:style-name="ro1">
          <table:table-cell office:value-type="string" calcext:value-type="string">
            <text:p>MAN TGX</text:p>
          </table:table-cell>
          <table:table-cell office:value-type="float" office:value="2012" calcext:value-type="float">
            <text:p>2012</text:p>
          </table:table-cell>
          <table:table-cell office:value-type="float" office:value="210300" calcext:value-type="float">
            <text:p>210300</text:p>
          </table:table-cell>
          <table:table-cell office:value-type="string" calcext:value-type="string">
            <text:p>ERA 218 TR</text:p>
          </table:table-cell>
          <table:table-cell office:value-type="float" office:value="417671" calcext:value-type="float">
            <text:p>417671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X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74 TR</text:p>
          </table:table-cell>
          <table:table-cell office:value-type="float" office:value="451000" calcext:value-type="float">
            <text:p>451000</text:p>
          </table:table-cell>
          <table:table-cell office:value-type="date" office:date-value="2016-03-10" calcext:value-type="date">
            <text:p>2016-03-10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Premium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7 TR</text:p>
          </table:table-cell>
          <table:table-cell office:value-type="float" office:value="301344" calcext:value-type="float">
            <text:p>301344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5 TR</text:p>
          </table:table-cell>
          <table:table-cell office:value-type="float" office:value="315988" calcext:value-type="float">
            <text:p>315988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4 TR</text:p>
          </table:table-cell>
          <table:table-cell office:value-type="float" office:value="234760" calcext:value-type="float">
            <text:p>234760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8 TR</text:p>
          </table:table-cell>
          <table:table-cell office:value-type="float" office:value="210780" calcext:value-type="float">
            <text:p>210780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6 TR</text:p>
          </table:table-cell>
          <table:table-cell office:value-type="float" office:value="198240" calcext:value-type="float">
            <text:p>198240</text:p>
          </table:table-cell>
          <table:table-cell office:value-type="date" office:date-value="2015-06-30" calcext:value-type="date">
            <text:p>2015-06-30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2" calcext:value-type="float">
            <text:p>2012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ERA 171 TR</text:p>
          </table:table-cell>
          <table:table-cell office:value-type="float" office:value="170000" calcext:value-type="float">
            <text:p>170000</text:p>
          </table:table-cell>
          <table:table-cell office:value-type="date" office:date-value="2015-10-20" calcext:value-type="date">
            <text:p>2015-10-2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3" calcext:value-type="float">
            <text:p>2013</text:p>
          </table:table-cell>
          <table:table-cell office:value-type="float" office:value="47800" calcext:value-type="float">
            <text:p>47800</text:p>
          </table:table-cell>
          <table:table-cell office:value-type="string" calcext:value-type="string">
            <text:p>ERA 183 TR</text:p>
          </table:table-cell>
          <table:table-cell office:value-type="float" office:value="272650" calcext:value-type="float">
            <text:p>272650</text:p>
          </table:table-cell>
          <table:table-cell office:value-type="date" office:date-value="2015-04-23" calcext:value-type="date">
            <text:p>2015-04-23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LF45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388 TR</text:p>
          </table:table-cell>
          <table:table-cell office:value-type="float" office:value="350000" calcext:value-type="float">
            <text:p>350000</text:p>
          </table:table-cell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93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188 TR</text:p>
          </table:table-cell>
          <table:table-cell office:value-type="float" office:value="235000" calcext:value-type="float">
            <text:p>235000</text:p>
          </table:table-cell>
          <table:table-cell office:value-type="date" office:date-value="2016-01-10" calcext:value-type="date">
            <text:p>2016-01-10</text:p>
          </table:table-cell>
          <table:table-cell office:value-type="string" calcext:value-type="string">
            <text:p>Scania</text:p>
          </table:table-cell>
          <table:table-cell office:value-type="string" calcext:value-type="string">
            <text:p>M93</text:p>
          </table:table-cell>
        </table:table-row>
        <table:table-row table:style-name="ro1">
          <table:table-cell office:value-type="string" calcext:value-type="string">
            <text:p>DAF CF75</text:p>
          </table:table-cell>
          <table:table-cell office:value-type="float" office:value="2013" calcext:value-type="float">
            <text:p>201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ERA 184 TR</text:p>
          </table:table-cell>
          <table:table-cell office:value-type="float" office:value="195000" calcext:value-type="float">
            <text:p>195000</text:p>
          </table:table-cell>
          <table:table-cell office:value-type="date" office:date-value="2015-09-21" calcext:value-type="date">
            <text:p>2015-09-21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75</text:p>
          </table:table-cell>
        </table:table-row>
        <table:table-row table:style-name="ro1">
          <table:table-cell office:value-type="string" calcext:value-type="string">
            <text:p>DAF CF65</text:p>
          </table:table-cell>
          <table:table-cell office:value-type="float" office:value="2013" calcext:value-type="float">
            <text:p>2013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ERA 186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5-03-04" calcext:value-type="date">
            <text:p>2015-03-04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CF65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3" calcext:value-type="float">
            <text:p>2013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ERA 185 TR</text:p>
          </table:table-cell>
          <table:table-cell office:value-type="float" office:value="407000" calcext:value-type="float">
            <text:p>407000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9 TR</text:p>
          </table:table-cell>
          <table:table-cell office:value-type="float" office:value="301232" calcext:value-type="float">
            <text:p>301232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8 TR</text:p>
          </table:table-cell>
          <table:table-cell office:value-type="float" office:value="289567" calcext:value-type="float">
            <text:p>289567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0 TR</text:p>
          </table:table-cell>
          <table:table-cell office:value-type="float" office:value="245211" calcext:value-type="float">
            <text:p>245211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1 TR</text:p>
          </table:table-cell>
          <table:table-cell office:value-type="float" office:value="200123" calcext:value-type="float">
            <text:p>200123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6 TR</text:p>
          </table:table-cell>
          <table:table-cell office:value-type="float" office:value="235811" calcext:value-type="float">
            <text:p>235811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7 TR</text:p>
          </table:table-cell>
          <table:table-cell office:value-type="float" office:value="250021" calcext:value-type="float">
            <text:p>250021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2 TR</text:p>
          </table:table-cell>
          <table:table-cell office:value-type="float" office:value="198340" calcext:value-type="float">
            <text:p>198340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3 TR</text:p>
          </table:table-cell>
          <table:table-cell office:value-type="float" office:value="189761" calcext:value-type="float">
            <text:p>189761</text:p>
          </table:table-cell>
          <table:table-cell office:value-type="date" office:date-value="2016-12-15" calcext:value-type="date">
            <text:p>2016-12-15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187 TR</text:p>
          </table:table-cell>
          <table:table-cell office:value-type="float" office:value="153000" calcext:value-type="float">
            <text:p>153000</text:p>
          </table:table-cell>
          <table:table-cell office:value-type="date" office:date-value="2015-11-26" calcext:value-type="date">
            <text:p>2015-11-2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S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219 TR</text:p>
          </table:table-cell>
          <table:table-cell office:value-type="float" office:value="123000" calcext:value-type="float">
            <text:p>123000</text:p>
          </table:table-cell>
          <table:table-cell office:value-type="date" office:date-value="2016-05-30" calcext:value-type="date">
            <text:p>2016-05-3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S</text:p>
          </table:table-cell>
        </table:table-row>
        <table:table-row table:style-name="ro1">
          <table:table-cell office:value-type="string" calcext:value-type="string">
            <text:p>MAN 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ERA 193 TR</text:p>
          </table:table-cell>
          <table:table-cell office:value-type="float" office:value="251000" calcext:value-type="float">
            <text:p>251000</text:p>
          </table:table-cell>
          <table:table-cell office:value-type="date" office:date-value="2015-12-06" calcext:value-type="date">
            <text:p>2015-12-0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18</text:p>
          </table:table-cell>
        </table:table-row>
        <table:table-row table:style-name="ro1">
          <table:table-cell office:value-type="string" calcext:value-type="string">
            <text:p>MAN 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ERA 195 TR</text:p>
          </table:table-cell>
          <table:table-cell office:value-type="float" office:value="247000" calcext:value-type="float">
            <text:p>247000</text:p>
          </table:table-cell>
          <table:table-cell office:value-type="date" office:date-value="2015-12-06" calcext:value-type="date">
            <text:p>2015-12-0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18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4" calcext:value-type="float">
            <text:p>2014</text:p>
          </table:table-cell>
          <table:table-cell office:value-type="float" office:value="136502" calcext:value-type="float">
            <text:p>136502</text:p>
          </table:table-cell>
          <table:table-cell office:value-type="string" calcext:value-type="string">
            <text:p>ERA 197 TR</text:p>
          </table:table-cell>
          <table:table-cell office:value-type="float" office:value="243000" calcext:value-type="float">
            <text:p>243000</text:p>
          </table:table-cell>
          <table:table-cell office:value-type="date" office:date-value="2016-04-16" calcext:value-type="date">
            <text:p>2016-04-1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L</text:p>
          </table:table-cell>
        </table:table-row>
        <table:table-row table:style-name="ro1">
          <table:table-cell office:value-type="string" calcext:value-type="string">
            <text:p>MAN TGA41</text:p>
          </table:table-cell>
          <table:table-cell office:value-type="float" office:value="2014" calcext:value-type="float">
            <text:p>2014</text:p>
          </table:table-cell>
          <table:table-cell office:value-type="float" office:value="167800" calcext:value-type="float">
            <text:p>167800</text:p>
          </table:table-cell>
          <table:table-cell office:value-type="string" calcext:value-type="string">
            <text:p>ERA 194 TR</text:p>
          </table:table-cell>
          <table:table-cell office:value-type="float" office:value="190300" calcext:value-type="float">
            <text:p>190300</text:p>
          </table:table-cell>
          <table:table-cell office:value-type="date" office:date-value="2015-09-25" calcext:value-type="date">
            <text:p>2015-09-2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A41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4" calcext:value-type="float">
            <text:p>2014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ERA 196 TR</text:p>
          </table:table-cell>
          <table:table-cell office:value-type="float" office:value="126290" calcext:value-type="float">
            <text:p>126290</text:p>
          </table:table-cell>
          <table:table-cell office:value-type="date" office:date-value="2015-03-20" calcext:value-type="date">
            <text:p>2015-03-2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393 TR</text:p>
          </table:table-cell>
          <table:table-cell office:value-type="float" office:value="183788" calcext:value-type="float">
            <text:p>183788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4 TR</text:p>
          </table:table-cell>
          <table:table-cell office:value-type="float" office:value="160198" calcext:value-type="float">
            <text:p>160198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5 TR</text:p>
          </table:table-cell>
          <table:table-cell office:value-type="float" office:value="156724" calcext:value-type="float">
            <text:p>156724</text:p>
          </table:table-cell>
          <table:table-cell office:value-type="date" office:date-value="2016-11-07" calcext:value-type="date">
            <text:p>2016-11-07</text:p>
          </table:table-cell>
          <table:table-cell office:value-type="string" calcext:value-type="string">
            <text:p>DAF</text:p>
          </table:table-cell>
          <table:table-cell office:value-type="string" calcext:value-type="string">
            <text:p>XF460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4" calcext:value-type="float">
            <text:p>2014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ERA 192 TR</text:p>
          </table:table-cell>
          <table:table-cell office:value-type="float" office:value="157000" calcext:value-type="float">
            <text:p>157000</text:p>
          </table:table-cell>
          <table:table-cell office:value-type="date" office:date-value="2015-11-26" calcext:value-type="date">
            <text:p>2015-11-2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GS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5" calcext:value-type="float">
            <text:p>2015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ERA 205 TR</text:p>
          </table:table-cell>
          <table:table-cell office:value-type="float" office:value="130290" calcext:value-type="float">
            <text:p>130290</text:p>
          </table:table-cell>
          <table:table-cell office:value-type="date" office:date-value="2015-03-20" calcext:value-type="date">
            <text:p>2015-03-20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tego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5" calcext:value-type="float">
            <text:p>2015</text:p>
          </table:table-cell>
          <table:table-cell office:value-type="float" office:value="258000" calcext:value-type="float">
            <text:p>258000</text:p>
          </table:table-cell>
          <table:table-cell office:value-type="string" calcext:value-type="string">
            <text:p>ERA 206 TR</text:p>
          </table:table-cell>
          <table:table-cell office:value-type="float" office:value="160700" calcext:value-type="float">
            <text:p>160700</text:p>
          </table:table-cell>
          <table:table-cell office:value-type="date" office:date-value="2015-10-09" calcext:value-type="date">
            <text:p>2015-10-09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Actros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2 TR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16-12-30" calcext:value-type="date">
            <text:p>2016-12-3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2015Euro6M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3 TR</text:p>
          </table:table-cell>
          <table:table-cell office:value-type="float" office:value="115000" calcext:value-type="float">
            <text:p>115000</text:p>
          </table:table-cell>
          <table:table-cell office:value-type="date" office:date-value="2016-12-30" calcext:value-type="date">
            <text:p>2016-12-3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2015Euro6M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4 TR</text:p>
          </table:table-cell>
          <table:table-cell office:value-type="float" office:value="132000" calcext:value-type="float">
            <text:p>132000</text:p>
          </table:table-cell>
          <table:table-cell office:value-type="date" office:date-value="2016-12-30" calcext:value-type="date">
            <text:p>2016-12-3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2015Euro6M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5 TR</text:p>
          </table:table-cell>
          <table:table-cell office:value-type="float" office:value="108000" calcext:value-type="float">
            <text:p>108000</text:p>
          </table:table-cell>
          <table:table-cell office:value-type="date" office:date-value="2016-12-30" calcext:value-type="date">
            <text:p>2016-12-3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2015Euro6M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6 TR</text:p>
          </table:table-cell>
          <table:table-cell office:value-type="float" office:value="140000" calcext:value-type="float">
            <text:p>140000</text:p>
          </table:table-cell>
          <table:table-cell office:value-type="date" office:date-value="2016-12-30" calcext:value-type="date">
            <text:p>2016-12-3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2015Euro6M</text:p>
          </table:table-cell>
        </table:table-row>
      </table:table>
      <table:table table:name="4.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arka_i_model</text:p>
          </table:table-cell>
          <table:table-cell office:value-type="string" calcext:value-type="string">
            <text:p>Rok_produkcji</text:p>
          </table:table-cell>
          <table:table-cell office:value-type="string" calcext:value-type="string">
            <text:p>Cena_zakupu</text:p>
          </table:table-cell>
          <table:table-cell office:value-type="string" calcext:value-type="string">
            <text:p>Nr_rejestracyjny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amortyzacja w %</text:p>
          </table:table-cell>
          <table:table-cell table:number-columns-repeated="3"/>
          <table:table-cell table:style-name="ce2" office:value-type="string" calcext:value-type="string">
            <text:p>DAF LF4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7000" calcext:value-type="float">
            <text:p>37000</text:p>
          </table:table-cell>
          <table:table-cell table:style-name="ce2" office:value-type="string" calcext:value-type="string">
            <text:p>ERA 132 TR</text:p>
          </table:table-cell>
          <table:table-cell table:style-name="ce2" office:value-type="float" office:value="978000" calcext:value-type="float">
            <text:p>97800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390" calcext:value-type="float">
            <text:p>17390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0 TR</text:p>
          </table:table-cell>
          <table:table-cell office:value-type="float" office:value="1200655" calcext:value-type="float">
            <text:p>1200655</text:p>
          </table:table-cell>
          <table:table-cell table:formula="of:=(2017-[.B2])*5 + ROUNDDOWN([.E2]/100000)*2" office:value-type="float" office:value="79" calcext:value-type="float">
            <text:p>79</text:p>
          </table:table-cell>
          <table:table-cell table:formula="of:=[.C2]* (100-[.F2])%" office:value-type="float" office:value="18039" calcext:value-type="float">
            <text:p>18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1 TR</text:p>
          </table:table-cell>
          <table:table-cell office:value-type="float" office:value="1068570" calcext:value-type="float">
            <text:p>1068570</text:p>
          </table:table-cell>
          <table:table-cell table:formula="of:=(2017-[.B3])*5 + ROUNDDOWN([.E3]/100000)*2" office:value-type="float" office:value="75" calcext:value-type="float">
            <text:p>75</text:p>
          </table:table-cell>
          <table:table-cell table:formula="of:=[.C3]* (100-[.F3])%" office:value-type="float" office:value="21475" calcext:value-type="float">
            <text:p>21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2 TR</text:p>
          </table:table-cell>
          <table:table-cell office:value-type="float" office:value="998704" calcext:value-type="float">
            <text:p>998704</text:p>
          </table:table-cell>
          <table:table-cell table:formula="of:=(2017-[.B4])*5 + ROUNDDOWN([.E4]/100000)*2" office:value-type="float" office:value="73" calcext:value-type="float">
            <text:p>73</text:p>
          </table:table-cell>
          <table:table-cell table:formula="of:=[.C4]* (100-[.F4])%" office:value-type="float" office:value="23193" calcext:value-type="float">
            <text:p>23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13 TR</text:p>
          </table:table-cell>
          <table:table-cell office:value-type="float" office:value="936780" calcext:value-type="float">
            <text:p>936780</text:p>
          </table:table-cell>
          <table:table-cell table:formula="of:=(2017-[.B5])*5 + ROUNDDOWN([.E5]/100000)*2" office:value-type="float" office:value="73" calcext:value-type="float">
            <text:p>73</text:p>
          </table:table-cell>
          <table:table-cell table:formula="of:=[.C5]* (100-[.F5])%" office:value-type="float" office:value="23193" calcext:value-type="float">
            <text:p>23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float" office:value="2006" calcext:value-type="float">
            <text:p>2006</text:p>
          </table:table-cell>
          <table:table-cell office:value-type="float" office:value="85900" calcext:value-type="float">
            <text:p>85900</text:p>
          </table:table-cell>
          <table:table-cell office:value-type="string" calcext:value-type="string">
            <text:p>ERA 209 TR</text:p>
          </table:table-cell>
          <table:table-cell office:value-type="float" office:value="870233" calcext:value-type="float">
            <text:p>870233</text:p>
          </table:table-cell>
          <table:table-cell table:formula="of:=(2017-[.B6])*5 + ROUNDDOWN([.E6]/100000)*2" office:value-type="float" office:value="71" calcext:value-type="float">
            <text:p>71</text:p>
          </table:table-cell>
          <table:table-cell table:formula="of:=[.C6]* (100-[.F6])%" office:value-type="float" office:value="24911" calcext:value-type="float">
            <text:p>24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xor</text:p>
          </table:table-cell>
          <table:table-cell office:value-type="float" office:value="2007" calcext:value-type="float">
            <text:p>2007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ERA 223 TR</text:p>
          </table:table-cell>
          <table:table-cell office:value-type="float" office:value="1260000" calcext:value-type="float">
            <text:p>1260000</text:p>
          </table:table-cell>
          <table:table-cell table:formula="of:=(2017-[.B7])*5 + ROUNDDOWN([.E7]/100000)*2" office:value-type="float" office:value="74" calcext:value-type="float">
            <text:p>74</text:p>
          </table:table-cell>
          <table:table-cell table:formula="of:=[.C7]* (100-[.F7])%" office:value-type="float" office:value="53300" calcext:value-type="float">
            <text:p>53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</text:p>
          </table:table-cell>
          <table:table-cell office:value-type="float" office:value="2007" calcext:value-type="float">
            <text:p>2007</text:p>
          </table:table-cell>
          <table:table-cell office:value-type="float" office:value="198000" calcext:value-type="float">
            <text:p>198000</text:p>
          </table:table-cell>
          <table:table-cell office:value-type="string" calcext:value-type="string">
            <text:p>ERA 217 TR</text:p>
          </table:table-cell>
          <table:table-cell office:value-type="float" office:value="890200" calcext:value-type="float">
            <text:p>890200</text:p>
          </table:table-cell>
          <table:table-cell table:formula="of:=(2017-[.B8])*5 + ROUNDDOWN([.E8]/100000)*2" office:value-type="float" office:value="66" calcext:value-type="float">
            <text:p>66</text:p>
          </table:table-cell>
          <table:table-cell table:formula="of:=[.C8]* (100-[.F8])%" office:value-type="float" office:value="67320" calcext:value-type="float">
            <text:p>67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8" calcext:value-type="float">
            <text:p>2008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095 TR</text:p>
          </table:table-cell>
          <table:table-cell office:value-type="float" office:value="186000" calcext:value-type="float">
            <text:p>186000</text:p>
          </table:table-cell>
          <table:table-cell table:formula="of:=(2017-[.B9])*5 + ROUNDDOWN([.E9]/100000)*2" office:value-type="float" office:value="47" calcext:value-type="float">
            <text:p>47</text:p>
          </table:table-cell>
          <table:table-cell table:formula="of:=[.C9]* (100-[.F9])%" office:value-type="float" office:value="26187.83" calcext:value-type="float">
            <text:p>26187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08" calcext:value-type="float">
            <text:p>2008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ERA 093 TR</text:p>
          </table:table-cell>
          <table:table-cell office:value-type="float" office:value="306000" calcext:value-type="float">
            <text:p>306000</text:p>
          </table:table-cell>
          <table:table-cell table:formula="of:=(2017-[.B10])*5 + ROUNDDOWN([.E10]/100000)*2" office:value-type="float" office:value="51" calcext:value-type="float">
            <text:p>51</text:p>
          </table:table-cell>
          <table:table-cell table:formula="of:=[.C10]* (100-[.F10])%" office:value-type="float" office:value="28420" calcext:value-type="float">
            <text:p>284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08" calcext:value-type="float">
            <text:p>2008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094 TR</text:p>
          </table:table-cell>
          <table:table-cell office:value-type="float" office:value="266000" calcext:value-type="float">
            <text:p>266000</text:p>
          </table:table-cell>
          <table:table-cell table:formula="of:=(2017-[.B11])*5 + ROUNDDOWN([.E11]/100000)*2" office:value-type="float" office:value="49" calcext:value-type="float">
            <text:p>49</text:p>
          </table:table-cell>
          <table:table-cell table:formula="of:=[.C11]* (100-[.F11])%" office:value-type="float" office:value="42840" calcext:value-type="float">
            <text:p>4284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olvo FH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9000" calcext:value-type="float">
            <text:p>89000</text:p>
          </table:table-cell>
          <table:table-cell table:style-name="ce2" office:value-type="string" calcext:value-type="string">
            <text:p>ERA 092 TR</text:p>
          </table:table-cell>
          <table:table-cell table:style-name="ce2" office:value-type="float" office:value="305000" calcext:value-type="float">
            <text:p>305000</text:p>
          </table:table-cell>
          <table:table-cell table:style-name="ce2" table:formula="of:=(2017-[.B12])*5 + ROUNDDOWN([.E12]/100000)*2" office:value-type="float" office:value="51" calcext:value-type="float">
            <text:p>51</text:p>
          </table:table-cell>
          <table:table-cell table:style-name="ce2" table:formula="of:=[.C12]* (100-[.F12])%" office:value-type="float" office:value="43610" calcext:value-type="float">
            <text:p>43610</text:p>
          </table:table-cell>
          <table:table-cell table:style-name="ce2"/>
          <table:table-cell table:style-name="ce2" table:formula="of:=((2017-[.B12])*5)% *[.C12]" office:value-type="float" office:value="40050" calcext:value-type="float">
            <text:p>40050</text:p>
          </table:table-cell>
          <table:table-cell table:style-name="ce2" table:formula="of:=(ROUNDDOWN([.E12]/100000)*2)% *[.C12]" office:value-type="float" office:value="5340" calcext:value-type="float">
            <text:p>53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ERA 097 TR</text:p>
          </table:table-cell>
          <table:table-cell office:value-type="float" office:value="190000" calcext:value-type="float">
            <text:p>190000</text:p>
          </table:table-cell>
          <table:table-cell table:formula="of:=(2017-[.B13])*5 + ROUNDDOWN([.E13]/100000)*2" office:value-type="float" office:value="42" calcext:value-type="float">
            <text:p>42</text:p>
          </table:table-cell>
          <table:table-cell table:formula="of:=[.C13]* (100-[.F13])%" office:value-type="float" office:value="28078.38" calcext:value-type="float">
            <text:p>28078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100E</text:p>
          </table:table-cell>
          <table:table-cell office:value-type="float" office:value="2009" calcext:value-type="float">
            <text:p>2009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ERA 114 TR</text:p>
          </table:table-cell>
          <table:table-cell office:value-type="float" office:value="992600" calcext:value-type="float">
            <text:p>992600</text:p>
          </table:table-cell>
          <table:table-cell table:formula="of:=(2017-[.B14])*5 + ROUNDDOWN([.E14]/100000)*2" office:value-type="float" office:value="58" calcext:value-type="float">
            <text:p>58</text:p>
          </table:table-cell>
          <table:table-cell table:formula="of:=[.C14]* (100-[.F14])%" office:value-type="float" office:value="28560" calcext:value-type="float">
            <text:p>28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ERA 108 TR</text:p>
          </table:table-cell>
          <table:table-cell office:value-type="float" office:value="186000" calcext:value-type="float">
            <text:p>186000</text:p>
          </table:table-cell>
          <table:table-cell table:formula="of:=(2017-[.B15])*5 + ROUNDDOWN([.E15]/100000)*2" office:value-type="float" office:value="42" calcext:value-type="float">
            <text:p>42</text:p>
          </table:table-cell>
          <table:table-cell table:formula="of:=[.C15]* (100-[.F15])%" office:value-type="float" office:value="28658.38" calcext:value-type="float">
            <text:p>28658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L94</text:p>
          </table:table-cell>
          <table:table-cell office:value-type="float" office:value="2009" calcext:value-type="float">
            <text:p>2009</text:p>
          </table:table-cell>
          <table:table-cell office:value-type="float" office:value="67900" calcext:value-type="float">
            <text:p>67900</text:p>
          </table:table-cell>
          <table:table-cell office:value-type="string" calcext:value-type="string">
            <text:p>ERA 100 TR</text:p>
          </table:table-cell>
          <table:table-cell office:value-type="float" office:value="850000" calcext:value-type="float">
            <text:p>850000</text:p>
          </table:table-cell>
          <table:table-cell table:formula="of:=(2017-[.B16])*5 + ROUNDDOWN([.E16]/100000)*2" office:value-type="float" office:value="56" calcext:value-type="float">
            <text:p>56</text:p>
          </table:table-cell>
          <table:table-cell table:formula="of:=[.C16]* (100-[.F16])%" office:value-type="float" office:value="29876" calcext:value-type="float">
            <text:p>29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09" calcext:value-type="float">
            <text:p>2009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ERA 101 TR</text:p>
          </table:table-cell>
          <table:table-cell office:value-type="float" office:value="740000" calcext:value-type="float">
            <text:p>740000</text:p>
          </table:table-cell>
          <table:table-cell table:formula="of:=(2017-[.B17])*5 + ROUNDDOWN([.E17]/100000)*2" office:value-type="float" office:value="54" calcext:value-type="float">
            <text:p>54</text:p>
          </table:table-cell>
          <table:table-cell table:formula="of:=[.C17]* (100-[.F17])%" office:value-type="float" office:value="29900" calcext:value-type="float">
            <text:p>29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L94</text:p>
          </table:table-cell>
          <table:table-cell office:value-type="float" office:value="2009" calcext:value-type="float">
            <text:p>2009</text:p>
          </table:table-cell>
          <table:table-cell office:value-type="float" office:value="68900" calcext:value-type="float">
            <text:p>68900</text:p>
          </table:table-cell>
          <table:table-cell office:value-type="string" calcext:value-type="string">
            <text:p>ERA 111 TR</text:p>
          </table:table-cell>
          <table:table-cell office:value-type="float" office:value="846000" calcext:value-type="float">
            <text:p>846000</text:p>
          </table:table-cell>
          <table:table-cell table:formula="of:=(2017-[.B18])*5 + ROUNDDOWN([.E18]/100000)*2" office:value-type="float" office:value="56" calcext:value-type="float">
            <text:p>56</text:p>
          </table:table-cell>
          <table:table-cell table:formula="of:=[.C18]* (100-[.F18])%" office:value-type="float" office:value="30316" calcext:value-type="float">
            <text:p>30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09" calcext:value-type="float">
            <text:p>2009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20 TR</text:p>
          </table:table-cell>
          <table:table-cell office:value-type="float" office:value="302000" calcext:value-type="float">
            <text:p>302000</text:p>
          </table:table-cell>
          <table:table-cell table:formula="of:=(2017-[.B19])*5 + ROUNDDOWN([.E19]/100000)*2" office:value-type="float" office:value="46" calcext:value-type="float">
            <text:p>46</text:p>
          </table:table-cell>
          <table:table-cell table:formula="of:=[.C19]* (100-[.F19])%" office:value-type="float" office:value="31860" calcext:value-type="float">
            <text:p>318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77000" calcext:value-type="float">
            <text:p>77000</text:p>
          </table:table-cell>
          <table:table-cell office:value-type="string" calcext:value-type="string">
            <text:p>ERA 110 TR</text:p>
          </table:table-cell>
          <table:table-cell office:value-type="float" office:value="846000" calcext:value-type="float">
            <text:p>846000</text:p>
          </table:table-cell>
          <table:table-cell table:formula="of:=(2017-[.B20])*5 + ROUNDDOWN([.E20]/100000)*2" office:value-type="float" office:value="56" calcext:value-type="float">
            <text:p>56</text:p>
          </table:table-cell>
          <table:table-cell table:formula="of:=[.C20]* (100-[.F20])%" office:value-type="float" office:value="33880" calcext:value-type="float">
            <text:p>338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09" calcext:value-type="float">
            <text:p>2009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ERA 112 TR</text:p>
          </table:table-cell>
          <table:table-cell office:value-type="float" office:value="946000" calcext:value-type="float">
            <text:p>946000</text:p>
          </table:table-cell>
          <table:table-cell table:formula="of:=(2017-[.B21])*5 + ROUNDDOWN([.E21]/100000)*2" office:value-type="float" office:value="58" calcext:value-type="float">
            <text:p>58</text:p>
          </table:table-cell>
          <table:table-cell table:formula="of:=[.C21]* (100-[.F21])%" office:value-type="float" office:value="35700" calcext:value-type="float">
            <text:p>35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102 TR</text:p>
          </table:table-cell>
          <table:table-cell office:value-type="float" office:value="390000" calcext:value-type="float">
            <text:p>390000</text:p>
          </table:table-cell>
          <table:table-cell table:formula="of:=(2017-[.B22])*5 + ROUNDDOWN([.E22]/100000)*2" office:value-type="float" office:value="46" calcext:value-type="float">
            <text:p>46</text:p>
          </table:table-cell>
          <table:table-cell table:formula="of:=[.C22]* (100-[.F22])%" office:value-type="float" office:value="42660" calcext:value-type="float">
            <text:p>42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09" calcext:value-type="float">
            <text:p>2009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ERA 302 TR</text:p>
          </table:table-cell>
          <table:table-cell office:value-type="float" office:value="390000" calcext:value-type="float">
            <text:p>390000</text:p>
          </table:table-cell>
          <table:table-cell table:formula="of:=(2017-[.B23])*5 + ROUNDDOWN([.E23]/100000)*2" office:value-type="float" office:value="46" calcext:value-type="float">
            <text:p>46</text:p>
          </table:table-cell>
          <table:table-cell table:formula="of:=[.C23]* (100-[.F23])%" office:value-type="float" office:value="42660" calcext:value-type="float">
            <text:p>42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09" calcext:value-type="float">
            <text:p>2009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ERA 096 TR</text:p>
          </table:table-cell>
          <table:table-cell office:value-type="float" office:value="270000" calcext:value-type="float">
            <text:p>270000</text:p>
          </table:table-cell>
          <table:table-cell table:formula="of:=(2017-[.B24])*5 + ROUNDDOWN([.E24]/100000)*2" office:value-type="float" office:value="44" calcext:value-type="float">
            <text:p>44</text:p>
          </table:table-cell>
          <table:table-cell table:formula="of:=[.C24]* (100-[.F24])%" office:value-type="float" office:value="46480" calcext:value-type="float">
            <text:p>46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float" office:value="2009" calcext:value-type="float">
            <text:p>2009</text:p>
          </table:table-cell>
          <table:table-cell office:value-type="float" office:value="86133" calcext:value-type="float">
            <text:p>86133</text:p>
          </table:table-cell>
          <table:table-cell office:value-type="string" calcext:value-type="string">
            <text:p>ERA 104 TR</text:p>
          </table:table-cell>
          <table:table-cell office:value-type="float" office:value="380000" calcext:value-type="float">
            <text:p>380000</text:p>
          </table:table-cell>
          <table:table-cell table:formula="of:=(2017-[.B25])*5 + ROUNDDOWN([.E25]/100000)*2" office:value-type="float" office:value="46" calcext:value-type="float">
            <text:p>46</text:p>
          </table:table-cell>
          <table:table-cell table:formula="of:=[.C25]* (100-[.F25])%" office:value-type="float" office:value="46511.82" calcext:value-type="float">
            <text:p>46511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H</text:p>
          </table:table-cell>
          <table:table-cell office:value-type="float" office:value="2009" calcext:value-type="float">
            <text:p>2009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RA 119 TR</text:p>
          </table:table-cell>
          <table:table-cell office:value-type="float" office:value="301000" calcext:value-type="float">
            <text:p>301000</text:p>
          </table:table-cell>
          <table:table-cell table:formula="of:=(2017-[.B26])*5 + ROUNDDOWN([.E26]/100000)*2" office:value-type="float" office:value="46" calcext:value-type="float">
            <text:p>46</text:p>
          </table:table-cell>
          <table:table-cell table:formula="of:=[.C26]* (100-[.F26])%" office:value-type="float" office:value="48600" calcext:value-type="float">
            <text:p>48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09" calcext:value-type="float">
            <text:p>2009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ERA 106 TR</text:p>
          </table:table-cell>
          <table:table-cell office:value-type="float" office:value="360000" calcext:value-type="float">
            <text:p>360000</text:p>
          </table:table-cell>
          <table:table-cell table:formula="of:=(2017-[.B27])*5 + ROUNDDOWN([.E27]/100000)*2" office:value-type="float" office:value="46" calcext:value-type="float">
            <text:p>46</text:p>
          </table:table-cell>
          <table:table-cell table:formula="of:=[.C27]* (100-[.F27])%" office:value-type="float" office:value="49140" calcext:value-type="float">
            <text:p>49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09" calcext:value-type="float">
            <text:p>2009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ERA 117 TR</text:p>
          </table:table-cell>
          <table:table-cell office:value-type="float" office:value="226000" calcext:value-type="float">
            <text:p>226000</text:p>
          </table:table-cell>
          <table:table-cell table:formula="of:=(2017-[.B28])*5 + ROUNDDOWN([.E28]/100000)*2" office:value-type="float" office:value="44" calcext:value-type="float">
            <text:p>44</text:p>
          </table:table-cell>
          <table:table-cell table:formula="of:=[.C28]* (100-[.F28])%" office:value-type="float" office:value="64064" calcext:value-type="float">
            <text:p>64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L</text:p>
          </table:table-cell>
          <table:table-cell office:value-type="float" office:value="2009" calcext:value-type="float">
            <text:p>2009</text:p>
          </table:table-cell>
          <table:table-cell office:value-type="float" office:value="134000" calcext:value-type="float">
            <text:p>134000</text:p>
          </table:table-cell>
          <table:table-cell office:value-type="string" calcext:value-type="string">
            <text:p>ERA 098 TR</text:p>
          </table:table-cell>
          <table:table-cell office:value-type="float" office:value="482000" calcext:value-type="float">
            <text:p>482000</text:p>
          </table:table-cell>
          <table:table-cell table:formula="of:=(2017-[.B29])*5 + ROUNDDOWN([.E29]/100000)*2" office:value-type="float" office:value="48" calcext:value-type="float">
            <text:p>48</text:p>
          </table:table-cell>
          <table:table-cell table:formula="of:=[.C29]* (100-[.F29])%" office:value-type="float" office:value="69680" calcext:value-type="float">
            <text:p>696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L</text:p>
          </table:table-cell>
          <table:table-cell office:value-type="float" office:value="2009" calcext:value-type="float">
            <text:p>2009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09 TR</text:p>
          </table:table-cell>
          <table:table-cell office:value-type="float" office:value="478000" calcext:value-type="float">
            <text:p>478000</text:p>
          </table:table-cell>
          <table:table-cell table:formula="of:=(2017-[.B30])*5 + ROUNDDOWN([.E30]/100000)*2" office:value-type="float" office:value="48" calcext:value-type="float">
            <text:p>48</text:p>
          </table:table-cell>
          <table:table-cell table:formula="of:=[.C30]* (100-[.F30])%" office:value-type="float" office:value="70200" calcext:value-type="float">
            <text:p>70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09" calcext:value-type="float">
            <text:p>2009</text:p>
          </table:table-cell>
          <table:table-cell office:value-type="float" office:value="131780" calcext:value-type="float">
            <text:p>131780</text:p>
          </table:table-cell>
          <table:table-cell office:value-type="string" calcext:value-type="string">
            <text:p>ERA 115 TR</text:p>
          </table:table-cell>
          <table:table-cell office:value-type="float" office:value="306000" calcext:value-type="float">
            <text:p>306000</text:p>
          </table:table-cell>
          <table:table-cell table:formula="of:=(2017-[.B31])*5 + ROUNDDOWN([.E31]/100000)*2" office:value-type="float" office:value="46" calcext:value-type="float">
            <text:p>46</text:p>
          </table:table-cell>
          <table:table-cell table:formula="of:=[.C31]* (100-[.F31])%" office:value-type="float" office:value="71161.2" calcext:value-type="float">
            <text:p>7116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09" calcext:value-type="float">
            <text:p>2009</text:p>
          </table:table-cell>
          <table:table-cell office:value-type="float" office:value="159000" calcext:value-type="float">
            <text:p>159000</text:p>
          </table:table-cell>
          <table:table-cell office:value-type="string" calcext:value-type="string">
            <text:p>ERA 113 TR</text:p>
          </table:table-cell>
          <table:table-cell office:value-type="float" office:value="403000" calcext:value-type="float">
            <text:p>403000</text:p>
          </table:table-cell>
          <table:table-cell table:formula="of:=(2017-[.B32])*5 + ROUNDDOWN([.E32]/100000)*2" office:value-type="float" office:value="48" calcext:value-type="float">
            <text:p>48</text:p>
          </table:table-cell>
          <table:table-cell table:formula="of:=[.C32]* (100-[.F32])%" office:value-type="float" office:value="82680" calcext:value-type="float">
            <text:p>826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09" calcext:value-type="float">
            <text:p>2009</text:p>
          </table:table-cell>
          <table:table-cell office:value-type="float" office:value="162800" calcext:value-type="float">
            <text:p>162800</text:p>
          </table:table-cell>
          <table:table-cell office:value-type="string" calcext:value-type="string">
            <text:p>ERA 107 TR</text:p>
          </table:table-cell>
          <table:table-cell office:value-type="float" office:value="370000" calcext:value-type="float">
            <text:p>370000</text:p>
          </table:table-cell>
          <table:table-cell table:formula="of:=(2017-[.B33])*5 + ROUNDDOWN([.E33]/100000)*2" office:value-type="float" office:value="46" calcext:value-type="float">
            <text:p>46</text:p>
          </table:table-cell>
          <table:table-cell table:formula="of:=[.C33]* (100-[.F33])%" office:value-type="float" office:value="87912" calcext:value-type="float">
            <text:p>87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41</text:p>
          </table:table-cell>
          <table:table-cell office:value-type="float" office:value="2009" calcext:value-type="float">
            <text:p>2009</text:p>
          </table:table-cell>
          <table:table-cell office:value-type="float" office:value="168800" calcext:value-type="float">
            <text:p>168800</text:p>
          </table:table-cell>
          <table:table-cell office:value-type="string" calcext:value-type="string">
            <text:p>ERA 116 TR</text:p>
          </table:table-cell>
          <table:table-cell office:value-type="float" office:value="186300" calcext:value-type="float">
            <text:p>186300</text:p>
          </table:table-cell>
          <table:table-cell table:formula="of:=(2017-[.B34])*5 + ROUNDDOWN([.E34]/100000)*2" office:value-type="float" office:value="42" calcext:value-type="float">
            <text:p>42</text:p>
          </table:table-cell>
          <table:table-cell table:formula="of:=[.C34]* (100-[.F34])%" office:value-type="float" office:value="97904" calcext:value-type="float">
            <text:p>97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33</text:p>
          </table:table-cell>
          <table:table-cell office:value-type="float" office:value="2009" calcext:value-type="float">
            <text:p>2009</text:p>
          </table:table-cell>
          <table:table-cell office:value-type="float" office:value="195370" calcext:value-type="float">
            <text:p>195370</text:p>
          </table:table-cell>
          <table:table-cell office:value-type="string" calcext:value-type="string">
            <text:p>ERA 105 TR</text:p>
          </table:table-cell>
          <table:table-cell office:value-type="float" office:value="290000" calcext:value-type="float">
            <text:p>290000</text:p>
          </table:table-cell>
          <table:table-cell table:formula="of:=(2017-[.B35])*5 + ROUNDDOWN([.E35]/100000)*2" office:value-type="float" office:value="44" calcext:value-type="float">
            <text:p>44</text:p>
          </table:table-cell>
          <table:table-cell table:formula="of:=[.C35]* (100-[.F35])%" office:value-type="float" office:value="109407.2" calcext:value-type="float">
            <text:p>109407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85</text:p>
          </table:table-cell>
          <table:table-cell office:value-type="float" office:value="2009" calcext:value-type="float">
            <text:p>2009</text:p>
          </table:table-cell>
          <table:table-cell office:value-type="float" office:value="195340" calcext:value-type="float">
            <text:p>195340</text:p>
          </table:table-cell>
          <table:table-cell office:value-type="string" calcext:value-type="string">
            <text:p>ERA 103 TR</text:p>
          </table:table-cell>
          <table:table-cell office:value-type="float" office:value="190000" calcext:value-type="float">
            <text:p>190000</text:p>
          </table:table-cell>
          <table:table-cell table:formula="of:=(2017-[.B36])*5 + ROUNDDOWN([.E36]/100000)*2" office:value-type="float" office:value="42" calcext:value-type="float">
            <text:p>42</text:p>
          </table:table-cell>
          <table:table-cell table:formula="of:=[.C36]* (100-[.F36])%" office:value-type="float" office:value="113297.2" calcext:value-type="float">
            <text:p>113297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float" office:value="2009" calcext:value-type="float">
            <text:p>2009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099 TR</text:p>
          </table:table-cell>
          <table:table-cell office:value-type="float" office:value="305000" calcext:value-type="float">
            <text:p>305000</text:p>
          </table:table-cell>
          <table:table-cell table:formula="of:=(2017-[.B37])*5 + ROUNDDOWN([.E37]/100000)*2" office:value-type="float" office:value="46" calcext:value-type="float">
            <text:p>46</text:p>
          </table:table-cell>
          <table:table-cell table:formula="of:=[.C37]* (100-[.F37])%" office:value-type="float" office:value="124200" calcext:value-type="float">
            <text:p>124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09" calcext:value-type="float">
            <text:p>2009</text:p>
          </table:table-cell>
          <table:table-cell office:value-type="float" office:value="291000" calcext:value-type="float">
            <text:p>291000</text:p>
          </table:table-cell>
          <table:table-cell office:value-type="string" calcext:value-type="string">
            <text:p>ERA 118 TR</text:p>
          </table:table-cell>
          <table:table-cell office:value-type="float" office:value="166000" calcext:value-type="float">
            <text:p>166000</text:p>
          </table:table-cell>
          <table:table-cell table:formula="of:=(2017-[.B38])*5 + ROUNDDOWN([.E38]/100000)*2" office:value-type="float" office:value="42" calcext:value-type="float">
            <text:p>42</text:p>
          </table:table-cell>
          <table:table-cell table:formula="of:=[.C38]* (100-[.F38])%" office:value-type="float" office:value="168780" calcext:value-type="float">
            <text:p>168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0" calcext:value-type="float">
            <text:p>2010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ERA 132 TR</text:p>
          </table:table-cell>
          <table:table-cell office:value-type="float" office:value="978000" calcext:value-type="float">
            <text:p>978000</text:p>
          </table:table-cell>
          <table:table-cell table:formula="of:=(2017-[.B39])*5 + ROUNDDOWN([.E39]/100000)*2" office:value-type="float" office:value="53" calcext:value-type="float">
            <text:p>53</text:p>
          </table:table-cell>
          <table:table-cell table:formula="of:=[.C39]* (100-[.F39])%" office:value-type="float" office:value="17390" calcext:value-type="float">
            <text:p>173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0" calcext:value-type="float">
            <text:p>2010</text:p>
          </table:table-cell>
          <table:table-cell office:value-type="float" office:value="40830" calcext:value-type="float">
            <text:p>40830</text:p>
          </table:table-cell>
          <table:table-cell office:value-type="string" calcext:value-type="string">
            <text:p>ERA 142 TR</text:p>
          </table:table-cell>
          <table:table-cell office:value-type="float" office:value="326000" calcext:value-type="float">
            <text:p>326000</text:p>
          </table:table-cell>
          <table:table-cell table:formula="of:=(2017-[.B40])*5 + ROUNDDOWN([.E40]/100000)*2" office:value-type="float" office:value="41" calcext:value-type="float">
            <text:p>41</text:p>
          </table:table-cell>
          <table:table-cell table:formula="of:=[.C40]* (100-[.F40])%" office:value-type="float" office:value="24089.7" calcext:value-type="float">
            <text:p>24089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E</text:p>
          </table:table-cell>
          <table:table-cell office:value-type="float" office:value="2010" calcext:value-type="float">
            <text:p>2010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ERA 145 TR</text:p>
          </table:table-cell>
          <table:table-cell office:value-type="float" office:value="736000" calcext:value-type="float">
            <text:p>736000</text:p>
          </table:table-cell>
          <table:table-cell table:formula="of:=(2017-[.B41])*5 + ROUNDDOWN([.E41]/100000)*2" office:value-type="float" office:value="49" calcext:value-type="float">
            <text:p>49</text:p>
          </table:table-cell>
          <table:table-cell table:formula="of:=[.C41]* (100-[.F41])%" office:value-type="float" office:value="33660" calcext:value-type="float">
            <text:p>33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float" office:value="2010" calcext:value-type="float">
            <text:p>201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RA 146 TR</text:p>
          </table:table-cell>
          <table:table-cell office:value-type="float" office:value="99250" calcext:value-type="float">
            <text:p>99250</text:p>
          </table:table-cell>
          <table:table-cell table:formula="of:=(2017-[.B42])*5 + ROUNDDOWN([.E42]/100000)*2" office:value-type="float" office:value="35" calcext:value-type="float">
            <text:p>35</text:p>
          </table:table-cell>
          <table:table-cell table:formula="of:=[.C42]* (100-[.F42])%" office:value-type="float" office:value="39000" calcext:value-type="float">
            <text:p>39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135 TR</text:p>
          </table:table-cell>
          <table:table-cell office:value-type="float" office:value="950000" calcext:value-type="float">
            <text:p>950000</text:p>
          </table:table-cell>
          <table:table-cell table:formula="of:=(2017-[.B43])*5 + ROUNDDOWN([.E43]/100000)*2" office:value-type="float" office:value="53" calcext:value-type="float">
            <text:p>53</text:p>
          </table:table-cell>
          <table:table-cell table:formula="of:=[.C43]* (100-[.F43])%" office:value-type="float" office:value="39480" calcext:value-type="float">
            <text:p>39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100E</text:p>
          </table:table-cell>
          <table:table-cell office:value-type="float" office:value="2010" calcext:value-type="float">
            <text:p>201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ERA 136 TR</text:p>
          </table:table-cell>
          <table:table-cell office:value-type="float" office:value="103260" calcext:value-type="float">
            <text:p>103260</text:p>
          </table:table-cell>
          <table:table-cell table:formula="of:=(2017-[.B44])*5 + ROUNDDOWN([.E44]/100000)*2" office:value-type="float" office:value="37" calcext:value-type="float">
            <text:p>37</text:p>
          </table:table-cell>
          <table:table-cell table:formula="of:=[.C44]* (100-[.F44])%" office:value-type="float" office:value="42210" calcext:value-type="float">
            <text:p>42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float" office:value="2010" calcext:value-type="float">
            <text:p>2010</text:p>
          </table:table-cell>
          <table:table-cell office:value-type="float" office:value="75300" calcext:value-type="float">
            <text:p>75300</text:p>
          </table:table-cell>
          <table:table-cell office:value-type="string" calcext:value-type="string">
            <text:p>ERA 141 TR</text:p>
          </table:table-cell>
          <table:table-cell office:value-type="float" office:value="302000" calcext:value-type="float">
            <text:p>302000</text:p>
          </table:table-cell>
          <table:table-cell table:formula="of:=(2017-[.B45])*5 + ROUNDDOWN([.E45]/100000)*2" office:value-type="float" office:value="41" calcext:value-type="float">
            <text:p>41</text:p>
          </table:table-cell>
          <table:table-cell table:formula="of:=[.C45]* (100-[.F45])%" office:value-type="float" office:value="44427" calcext:value-type="float">
            <text:p>44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X</text:p>
          </table:table-cell>
          <table:table-cell office:value-type="float" office:value="2010" calcext:value-type="float">
            <text:p>201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ERA 340 TR</text:p>
          </table:table-cell>
          <table:table-cell office:value-type="float" office:value="266000" calcext:value-type="float">
            <text:p>266000</text:p>
          </table:table-cell>
          <table:table-cell table:formula="of:=(2017-[.B46])*5 + ROUNDDOWN([.E46]/100000)*2" office:value-type="float" office:value="39" calcext:value-type="float">
            <text:p>39</text:p>
          </table:table-cell>
          <table:table-cell table:formula="of:=[.C46]* (100-[.F46])%" office:value-type="float" office:value="51240" calcext:value-type="float">
            <text:p>51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0" calcext:value-type="float">
            <text:p>2010</text:p>
          </table:table-cell>
          <table:table-cell office:value-type="float" office:value="92000" calcext:value-type="float">
            <text:p>92000</text:p>
          </table:table-cell>
          <table:table-cell office:value-type="string" calcext:value-type="string">
            <text:p>ERA 147 TR</text:p>
          </table:table-cell>
          <table:table-cell office:value-type="float" office:value="356000" calcext:value-type="float">
            <text:p>356000</text:p>
          </table:table-cell>
          <table:table-cell table:formula="of:=(2017-[.B47])*5 + ROUNDDOWN([.E47]/100000)*2" office:value-type="float" office:value="41" calcext:value-type="float">
            <text:p>41</text:p>
          </table:table-cell>
          <table:table-cell table:formula="of:=[.C47]* (100-[.F47])%" office:value-type="float" office:value="54280" calcext:value-type="float">
            <text:p>5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0" calcext:value-type="float">
            <text:p>2010</text:p>
          </table:table-cell>
          <table:table-cell office:value-type="float" office:value="89000" calcext:value-type="float">
            <text:p>89000</text:p>
          </table:table-cell>
          <table:table-cell office:value-type="string" calcext:value-type="string">
            <text:p>ERA 394 TR</text:p>
          </table:table-cell>
          <table:table-cell office:value-type="float" office:value="266000" calcext:value-type="float">
            <text:p>266000</text:p>
          </table:table-cell>
          <table:table-cell table:formula="of:=(2017-[.B48])*5 + ROUNDDOWN([.E48]/100000)*2" office:value-type="float" office:value="39" calcext:value-type="float">
            <text:p>39</text:p>
          </table:table-cell>
          <table:table-cell table:formula="of:=[.C48]* (100-[.F48])%" office:value-type="float" office:value="54290" calcext:value-type="float">
            <text:p>542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75</text:p>
          </table:table-cell>
          <table:table-cell office:value-type="float" office:value="2010" calcext:value-type="float">
            <text:p>2010</text:p>
          </table:table-cell>
          <table:table-cell office:value-type="float" office:value="94000" calcext:value-type="float">
            <text:p>94000</text:p>
          </table:table-cell>
          <table:table-cell office:value-type="string" calcext:value-type="string">
            <text:p>ERA 143 TR</text:p>
          </table:table-cell>
          <table:table-cell office:value-type="float" office:value="91000" calcext:value-type="float">
            <text:p>91000</text:p>
          </table:table-cell>
          <table:table-cell table:formula="of:=(2017-[.B49])*5 + ROUNDDOWN([.E49]/100000)*2" office:value-type="float" office:value="35" calcext:value-type="float">
            <text:p>35</text:p>
          </table:table-cell>
          <table:table-cell table:formula="of:=[.C49]* (100-[.F49])%" office:value-type="float" office:value="61100" calcext:value-type="float">
            <text:p>6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0" calcext:value-type="float">
            <text:p>2010</text:p>
          </table:table-cell>
          <table:table-cell office:value-type="float" office:value="113400" calcext:value-type="float">
            <text:p>113400</text:p>
          </table:table-cell>
          <table:table-cell office:value-type="string" calcext:value-type="string">
            <text:p>ERA 140 TR</text:p>
          </table:table-cell>
          <table:table-cell office:value-type="float" office:value="230000" calcext:value-type="float">
            <text:p>230000</text:p>
          </table:table-cell>
          <table:table-cell table:formula="of:=(2017-[.B50])*5 + ROUNDDOWN([.E50]/100000)*2" office:value-type="float" office:value="39" calcext:value-type="float">
            <text:p>39</text:p>
          </table:table-cell>
          <table:table-cell table:formula="of:=[.C50]* (100-[.F50])%" office:value-type="float" office:value="69174" calcext:value-type="float">
            <text:p>69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65</text:p>
          </table:table-cell>
          <table:table-cell office:value-type="float" office:value="2010" calcext:value-type="float">
            <text:p>2010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RA 133 TR</text:p>
          </table:table-cell>
          <table:table-cell office:value-type="float" office:value="251000" calcext:value-type="float">
            <text:p>251000</text:p>
          </table:table-cell>
          <table:table-cell table:formula="of:=(2017-[.B51])*5 + ROUNDDOWN([.E51]/100000)*2" office:value-type="float" office:value="39" calcext:value-type="float">
            <text:p>39</text:p>
          </table:table-cell>
          <table:table-cell table:formula="of:=[.C51]* (100-[.F51])%" office:value-type="float" office:value="82350" calcext:value-type="float">
            <text:p>82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TrakkerEuro5</text:p>
          </table:table-cell>
          <table:table-cell office:value-type="float" office:value="2010" calcext:value-type="float">
            <text:p>201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ERA 214 TR</text:p>
          </table:table-cell>
          <table:table-cell office:value-type="float" office:value="263000" calcext:value-type="float">
            <text:p>263000</text:p>
          </table:table-cell>
          <table:table-cell table:formula="of:=(2017-[.B52])*5 + ROUNDDOWN([.E52]/100000)*2" office:value-type="float" office:value="39" calcext:value-type="float">
            <text:p>39</text:p>
          </table:table-cell>
          <table:table-cell table:formula="of:=[.C52]* (100-[.F52])%" office:value-type="float" office:value="97600" calcext:value-type="float">
            <text:p>9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7 TR</text:p>
          </table:table-cell>
          <table:table-cell office:value-type="float" office:value="930000" calcext:value-type="float">
            <text:p>930000</text:p>
          </table:table-cell>
          <table:table-cell table:formula="of:=(2017-[.B53])*5 + ROUNDDOWN([.E53]/100000)*2" office:value-type="float" office:value="53" calcext:value-type="float">
            <text:p>53</text:p>
          </table:table-cell>
          <table:table-cell table:formula="of:=[.C53]* (100-[.F53])%" office:value-type="float" office:value="124550" calcext:value-type="float">
            <text:p>124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8 TR</text:p>
          </table:table-cell>
          <table:table-cell office:value-type="float" office:value="912000" calcext:value-type="float">
            <text:p>912000</text:p>
          </table:table-cell>
          <table:table-cell table:formula="of:=(2017-[.B54])*5 + ROUNDDOWN([.E54]/100000)*2" office:value-type="float" office:value="53" calcext:value-type="float">
            <text:p>53</text:p>
          </table:table-cell>
          <table:table-cell table:formula="of:=[.C54]* (100-[.F54])%" office:value-type="float" office:value="124550" calcext:value-type="float">
            <text:p>1245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265000" calcext:value-type="float">
            <text:p>265000</text:p>
          </table:table-cell>
          <table:table-cell office:value-type="string" calcext:value-type="string">
            <text:p>ERA 226 TR</text:p>
          </table:table-cell>
          <table:table-cell office:value-type="float" office:value="856000" calcext:value-type="float">
            <text:p>856000</text:p>
          </table:table-cell>
          <table:table-cell table:formula="of:=(2017-[.B55])*5 + ROUNDDOWN([.E55]/100000)*2" office:value-type="float" office:value="51" calcext:value-type="float">
            <text:p>51</text:p>
          </table:table-cell>
          <table:table-cell table:formula="of:=[.C55]* (100-[.F55])%" office:value-type="float" office:value="129850" calcext:value-type="float">
            <text:p>1298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0" calcext:value-type="float">
            <text:p>2010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ERA 131 TR</text:p>
          </table:table-cell>
          <table:table-cell office:value-type="float" office:value="455000" calcext:value-type="float">
            <text:p>455000</text:p>
          </table:table-cell>
          <table:table-cell table:formula="of:=(2017-[.B56])*5 + ROUNDDOWN([.E56]/100000)*2" office:value-type="float" office:value="43" calcext:value-type="float">
            <text:p>43</text:p>
          </table:table-cell>
          <table:table-cell table:formula="of:=[.C56]* (100-[.F56])%" office:value-type="float" office:value="131100" calcext:value-type="float">
            <text:p>13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float" office:value="2010" calcext:value-type="float">
            <text:p>2010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44 TR</text:p>
          </table:table-cell>
          <table:table-cell office:value-type="float" office:value="301000" calcext:value-type="float">
            <text:p>301000</text:p>
          </table:table-cell>
          <table:table-cell table:formula="of:=(2017-[.B57])*5 + ROUNDDOWN([.E57]/100000)*2" office:value-type="float" office:value="41" calcext:value-type="float">
            <text:p>41</text:p>
          </table:table-cell>
          <table:table-cell table:formula="of:=[.C57]* (100-[.F57])%" office:value-type="float" office:value="136290" calcext:value-type="float">
            <text:p>1362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0" calcext:value-type="float">
            <text:p>2010</text:p>
          </table:table-cell>
          <table:table-cell office:value-type="float" office:value="257000" calcext:value-type="float">
            <text:p>257000</text:p>
          </table:table-cell>
          <table:table-cell office:value-type="string" calcext:value-type="string">
            <text:p>ERA 134 TR</text:p>
          </table:table-cell>
          <table:table-cell office:value-type="float" office:value="164700" calcext:value-type="float">
            <text:p>164700</text:p>
          </table:table-cell>
          <table:table-cell table:formula="of:=(2017-[.B58])*5 + ROUNDDOWN([.E58]/100000)*2" office:value-type="float" office:value="37" calcext:value-type="float">
            <text:p>37</text:p>
          </table:table-cell>
          <table:table-cell table:formula="of:=[.C58]* (100-[.F58])%" office:value-type="float" office:value="161910" calcext:value-type="float">
            <text:p>161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1" calcext:value-type="float">
            <text:p>2011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ERA 161 TR</text:p>
          </table:table-cell>
          <table:table-cell office:value-type="float" office:value="574000" calcext:value-type="float">
            <text:p>574000</text:p>
          </table:table-cell>
          <table:table-cell table:formula="of:=(2017-[.B59])*5 + ROUNDDOWN([.E59]/100000)*2" office:value-type="float" office:value="40" calcext:value-type="float">
            <text:p>40</text:p>
          </table:table-cell>
          <table:table-cell table:formula="of:=[.C59]* (100-[.F59])%" office:value-type="float" office:value="22800" calcext:value-type="float">
            <text:p>22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float" office:value="2011" calcext:value-type="float">
            <text:p>2011</text:p>
          </table:table-cell>
          <table:table-cell office:value-type="float" office:value="56700" calcext:value-type="float">
            <text:p>56700</text:p>
          </table:table-cell>
          <table:table-cell office:value-type="string" calcext:value-type="string">
            <text:p>ERA 158 TR</text:p>
          </table:table-cell>
          <table:table-cell office:value-type="float" office:value="290000" calcext:value-type="float">
            <text:p>290000</text:p>
          </table:table-cell>
          <table:table-cell table:formula="of:=(2017-[.B60])*5 + ROUNDDOWN([.E60]/100000)*2" office:value-type="float" office:value="34" calcext:value-type="float">
            <text:p>34</text:p>
          </table:table-cell>
          <table:table-cell table:formula="of:=[.C60]* (100-[.F60])%" office:value-type="float" office:value="37422" calcext:value-type="float">
            <text:p>37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float" office:value="2011" calcext:value-type="float">
            <text:p>2011</text:p>
          </table:table-cell>
          <table:table-cell office:value-type="float" office:value="57700" calcext:value-type="float">
            <text:p>57700</text:p>
          </table:table-cell>
          <table:table-cell office:value-type="string" calcext:value-type="string">
            <text:p>ERA 160 TR</text:p>
          </table:table-cell>
          <table:table-cell office:value-type="float" office:value="286000" calcext:value-type="float">
            <text:p>286000</text:p>
          </table:table-cell>
          <table:table-cell table:formula="of:=(2017-[.B61])*5 + ROUNDDOWN([.E61]/100000)*2" office:value-type="float" office:value="34" calcext:value-type="float">
            <text:p>34</text:p>
          </table:table-cell>
          <table:table-cell table:formula="of:=[.C61]* (100-[.F61])%" office:value-type="float" office:value="38082" calcext:value-type="float">
            <text:p>38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float" office:value="2011" calcext:value-type="float">
            <text:p>2011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59 TR</text:p>
          </table:table-cell>
          <table:table-cell office:value-type="float" office:value="103250" calcext:value-type="float">
            <text:p>103250</text:p>
          </table:table-cell>
          <table:table-cell table:formula="of:=(2017-[.B62])*5 + ROUNDDOWN([.E62]/100000)*2" office:value-type="float" office:value="32" calcext:value-type="float">
            <text:p>32</text:p>
          </table:table-cell>
          <table:table-cell table:formula="of:=[.C62]* (100-[.F62])%" office:value-type="float" office:value="40120" calcext:value-type="float">
            <text:p>401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float" office:value="2011" calcext:value-type="float">
            <text:p>2011</text:p>
          </table:table-cell>
          <table:table-cell office:value-type="float" office:value="74300" calcext:value-type="float">
            <text:p>74300</text:p>
          </table:table-cell>
          <table:table-cell office:value-type="string" calcext:value-type="string">
            <text:p>ERA 157 TR</text:p>
          </table:table-cell>
          <table:table-cell office:value-type="float" office:value="306000" calcext:value-type="float">
            <text:p>306000</text:p>
          </table:table-cell>
          <table:table-cell table:formula="of:=(2017-[.B63])*5 + ROUNDDOWN([.E63]/100000)*2" office:value-type="float" office:value="36" calcext:value-type="float">
            <text:p>36</text:p>
          </table:table-cell>
          <table:table-cell table:formula="of:=[.C63]* (100-[.F63])%" office:value-type="float" office:value="47552" calcext:value-type="float">
            <text:p>47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1 TR</text:p>
          </table:table-cell>
          <table:table-cell office:value-type="float" office:value="780000" calcext:value-type="float">
            <text:p>780000</text:p>
          </table:table-cell>
          <table:table-cell table:formula="of:=(2017-[.B64])*5 + ROUNDDOWN([.E64]/100000)*2" office:value-type="float" office:value="44" calcext:value-type="float">
            <text:p>44</text:p>
          </table:table-cell>
          <table:table-cell table:formula="of:=[.C64]* (100-[.F64])%" office:value-type="float" office:value="117600" calcext:value-type="float">
            <text:p>11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5 TR</text:p>
          </table:table-cell>
          <table:table-cell office:value-type="float" office:value="760300" calcext:value-type="float">
            <text:p>760300</text:p>
          </table:table-cell>
          <table:table-cell table:formula="of:=(2017-[.B65])*5 + ROUNDDOWN([.E65]/100000)*2" office:value-type="float" office:value="44" calcext:value-type="float">
            <text:p>44</text:p>
          </table:table-cell>
          <table:table-cell table:formula="of:=[.C65]* (100-[.F65])%" office:value-type="float" office:value="117600" calcext:value-type="float">
            <text:p>11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0 TR</text:p>
          </table:table-cell>
          <table:table-cell office:value-type="float" office:value="680000" calcext:value-type="float">
            <text:p>680000</text:p>
          </table:table-cell>
          <table:table-cell table:formula="of:=(2017-[.B66])*5 + ROUNDDOWN([.E66]/100000)*2" office:value-type="float" office:value="42" calcext:value-type="float">
            <text:p>42</text:p>
          </table:table-cell>
          <table:table-cell table:formula="of:=[.C66]* (100-[.F66])%" office:value-type="float" office:value="121800" calcext:value-type="float">
            <text:p>121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1" calcext:value-type="float">
            <text:p>2011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22 TR</text:p>
          </table:table-cell>
          <table:table-cell office:value-type="float" office:value="655000" calcext:value-type="float">
            <text:p>655000</text:p>
          </table:table-cell>
          <table:table-cell table:formula="of:=(2017-[.B67])*5 + ROUNDDOWN([.E67]/100000)*2" office:value-type="float" office:value="42" calcext:value-type="float">
            <text:p>42</text:p>
          </table:table-cell>
          <table:table-cell table:formula="of:=[.C67]* (100-[.F67])%" office:value-type="float" office:value="121800" calcext:value-type="float">
            <text:p>121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30 TR</text:p>
          </table:table-cell>
          <table:table-cell office:value-type="float" office:value="731000" calcext:value-type="float">
            <text:p>731000</text:p>
          </table:table-cell>
          <table:table-cell table:formula="of:=(2017-[.B68])*5 + ROUNDDOWN([.E68]/100000)*2" office:value-type="float" office:value="44" calcext:value-type="float">
            <text:p>44</text:p>
          </table:table-cell>
          <table:table-cell table:formula="of:=[.C68]* (100-[.F68])%" office:value-type="float" office:value="123200" calcext:value-type="float">
            <text:p>123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float" office:value="2011" calcext:value-type="float">
            <text:p>2011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ERA 229 TR</text:p>
          </table:table-cell>
          <table:table-cell office:value-type="float" office:value="685413" calcext:value-type="float">
            <text:p>685413</text:p>
          </table:table-cell>
          <table:table-cell table:formula="of:=(2017-[.B69])*5 + ROUNDDOWN([.E69]/100000)*2" office:value-type="float" office:value="42" calcext:value-type="float">
            <text:p>42</text:p>
          </table:table-cell>
          <table:table-cell table:formula="of:=[.C69]* (100-[.F69])%" office:value-type="float" office:value="127600" calcext:value-type="float">
            <text:p>12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85</text:p>
          </table:table-cell>
          <table:table-cell office:value-type="float" office:value="2011" calcext:value-type="float">
            <text:p>2011</text:p>
          </table:table-cell>
          <table:table-cell office:value-type="float" office:value="196340" calcext:value-type="float">
            <text:p>196340</text:p>
          </table:table-cell>
          <table:table-cell office:value-type="string" calcext:value-type="string">
            <text:p>ERA 162 TR</text:p>
          </table:table-cell>
          <table:table-cell office:value-type="float" office:value="186000" calcext:value-type="float">
            <text:p>186000</text:p>
          </table:table-cell>
          <table:table-cell table:formula="of:=(2017-[.B70])*5 + ROUNDDOWN([.E70]/100000)*2" office:value-type="float" office:value="32" calcext:value-type="float">
            <text:p>32</text:p>
          </table:table-cell>
          <table:table-cell table:formula="of:=[.C70]* (100-[.F70])%" office:value-type="float" office:value="133511.2" calcext:value-type="float">
            <text:p>133511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7 TR</text:p>
          </table:table-cell>
          <table:table-cell office:value-type="float" office:value="720000" calcext:value-type="float">
            <text:p>720000</text:p>
          </table:table-cell>
          <table:table-cell table:formula="of:=(2017-[.B71])*5 + ROUNDDOWN([.E71]/100000)*2" office:value-type="float" office:value="44" calcext:value-type="float">
            <text:p>44</text:p>
          </table:table-cell>
          <table:table-cell table:formula="of:=[.C71]* (100-[.F71])%" office:value-type="float" office:value="137200" calcext:value-type="float">
            <text:p>137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6 TR</text:p>
          </table:table-cell>
          <table:table-cell office:value-type="float" office:value="680000" calcext:value-type="float">
            <text:p>680000</text:p>
          </table:table-cell>
          <table:table-cell table:formula="of:=(2017-[.B72])*5 + ROUNDDOWN([.E72]/100000)*2" office:value-type="float" office:value="42" calcext:value-type="float">
            <text:p>42</text:p>
          </table:table-cell>
          <table:table-cell table:formula="of:=[.C72]* (100-[.F72])%" office:value-type="float" office:value="142100" calcext:value-type="float">
            <text:p>14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8 TR</text:p>
          </table:table-cell>
          <table:table-cell office:value-type="float" office:value="660000" calcext:value-type="float">
            <text:p>660000</text:p>
          </table:table-cell>
          <table:table-cell table:formula="of:=(2017-[.B73])*5 + ROUNDDOWN([.E73]/100000)*2" office:value-type="float" office:value="42" calcext:value-type="float">
            <text:p>42</text:p>
          </table:table-cell>
          <table:table-cell table:formula="of:=[.C73]* (100-[.F73])%" office:value-type="float" office:value="142100" calcext:value-type="float">
            <text:p>14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0 TR</text:p>
          </table:table-cell>
          <table:table-cell office:value-type="float" office:value="630000" calcext:value-type="float">
            <text:p>630000</text:p>
          </table:table-cell>
          <table:table-cell table:formula="of:=(2017-[.B74])*5 + ROUNDDOWN([.E74]/100000)*2" office:value-type="float" office:value="42" calcext:value-type="float">
            <text:p>42</text:p>
          </table:table-cell>
          <table:table-cell table:formula="of:=[.C74]* (100-[.F74])%" office:value-type="float" office:value="142100" calcext:value-type="float">
            <text:p>14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41 TR</text:p>
          </table:table-cell>
          <table:table-cell office:value-type="float" office:value="655000" calcext:value-type="float">
            <text:p>655000</text:p>
          </table:table-cell>
          <table:table-cell table:formula="of:=(2017-[.B75])*5 + ROUNDDOWN([.E75]/100000)*2" office:value-type="float" office:value="42" calcext:value-type="float">
            <text:p>42</text:p>
          </table:table-cell>
          <table:table-cell table:formula="of:=[.C75]* (100-[.F75])%" office:value-type="float" office:value="142100" calcext:value-type="float">
            <text:p>142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float" office:value="2011" calcext:value-type="float">
            <text:p>2011</text:p>
          </table:table-cell>
          <table:table-cell office:value-type="float" office:value="245000" calcext:value-type="float">
            <text:p>245000</text:p>
          </table:table-cell>
          <table:table-cell office:value-type="string" calcext:value-type="string">
            <text:p>ERA 239 TR</text:p>
          </table:table-cell>
          <table:table-cell office:value-type="float" office:value="590000" calcext:value-type="float">
            <text:p>590000</text:p>
          </table:table-cell>
          <table:table-cell table:formula="of:=(2017-[.B76])*5 + ROUNDDOWN([.E76]/100000)*2" office:value-type="float" office:value="40" calcext:value-type="float">
            <text:p>40</text:p>
          </table:table-cell>
          <table:table-cell table:formula="of:=[.C76]* (100-[.F76])%" office:value-type="float" office:value="147000" calcext:value-type="float">
            <text:p>147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39830" calcext:value-type="float">
            <text:p>39830</text:p>
          </table:table-cell>
          <table:table-cell office:value-type="string" calcext:value-type="string">
            <text:p>ERA 168 TR</text:p>
          </table:table-cell>
          <table:table-cell office:value-type="float" office:value="330000" calcext:value-type="float">
            <text:p>330000</text:p>
          </table:table-cell>
          <table:table-cell table:formula="of:=(2017-[.B77])*5 + ROUNDDOWN([.E77]/100000)*2" office:value-type="float" office:value="31" calcext:value-type="float">
            <text:p>31</text:p>
          </table:table-cell>
          <table:table-cell table:formula="of:=[.C77]* (100-[.F77])%" office:value-type="float" office:value="27482.7" calcext:value-type="float">
            <text:p>27482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48800" calcext:value-type="float">
            <text:p>48800</text:p>
          </table:table-cell>
          <table:table-cell office:value-type="string" calcext:value-type="string">
            <text:p>ERA 175 TR</text:p>
          </table:table-cell>
          <table:table-cell office:value-type="float" office:value="268650" calcext:value-type="float">
            <text:p>268650</text:p>
          </table:table-cell>
          <table:table-cell table:formula="of:=(2017-[.B78])*5 + ROUNDDOWN([.E78]/100000)*2" office:value-type="float" office:value="29" calcext:value-type="float">
            <text:p>29</text:p>
          </table:table-cell>
          <table:table-cell table:formula="of:=[.C78]* (100-[.F78])%" office:value-type="float" office:value="34648" calcext:value-type="float">
            <text:p>34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M</text:p>
          </table:table-cell>
          <table:table-cell office:value-type="float" office:value="2012" calcext:value-type="float">
            <text:p>2012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ERA 173 TR</text:p>
          </table:table-cell>
          <table:table-cell office:value-type="float" office:value="302000" calcext:value-type="float">
            <text:p>302000</text:p>
          </table:table-cell>
          <table:table-cell table:formula="of:=(2017-[.B79])*5 + ROUNDDOWN([.E79]/100000)*2" office:value-type="float" office:value="31" calcext:value-type="float">
            <text:p>31</text:p>
          </table:table-cell>
          <table:table-cell table:formula="of:=[.C79]* (100-[.F79])%" office:value-type="float" office:value="40710" calcext:value-type="float">
            <text:p>4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76000" calcext:value-type="float">
            <text:p>76000</text:p>
          </table:table-cell>
          <table:table-cell office:value-type="string" calcext:value-type="string">
            <text:p>ERA 166 TR</text:p>
          </table:table-cell>
          <table:table-cell office:value-type="float" office:value="850000" calcext:value-type="float">
            <text:p>850000</text:p>
          </table:table-cell>
          <table:table-cell table:formula="of:=(2017-[.B80])*5 + ROUNDDOWN([.E80]/100000)*2" office:value-type="float" office:value="41" calcext:value-type="float">
            <text:p>41</text:p>
          </table:table-cell>
          <table:table-cell table:formula="of:=[.C80]* (100-[.F80])%" office:value-type="float" office:value="44840" calcext:value-type="float">
            <text:p>448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float" office:value="2012" calcext:value-type="float">
            <text:p>2012</text:p>
          </table:table-cell>
          <table:table-cell office:value-type="float" office:value="87133" calcext:value-type="float">
            <text:p>87133</text:p>
          </table:table-cell>
          <table:table-cell office:value-type="string" calcext:value-type="string">
            <text:p>ERA 176 TR</text:p>
          </table:table-cell>
          <table:table-cell office:value-type="float" office:value="376000" calcext:value-type="float">
            <text:p>376000</text:p>
          </table:table-cell>
          <table:table-cell table:formula="of:=(2017-[.B81])*5 + ROUNDDOWN([.E81]/100000)*2" office:value-type="float" office:value="31" calcext:value-type="float">
            <text:p>31</text:p>
          </table:table-cell>
          <table:table-cell table:formula="of:=[.C81]* (100-[.F81])%" office:value-type="float" office:value="60121.77" calcext:value-type="float">
            <text:p>60121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H</text:p>
          </table:table-cell>
          <table:table-cell office:value-type="float" office:value="2012" calcext:value-type="float">
            <text:p>201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ERA 172 TR</text:p>
          </table:table-cell>
          <table:table-cell office:value-type="float" office:value="201000" calcext:value-type="float">
            <text:p>201000</text:p>
          </table:table-cell>
          <table:table-cell table:formula="of:=(2017-[.B82])*5 + ROUNDDOWN([.E82]/100000)*2" office:value-type="float" office:value="29" calcext:value-type="float">
            <text:p>29</text:p>
          </table:table-cell>
          <table:table-cell table:formula="of:=[.C82]* (100-[.F82])%" office:value-type="float" office:value="78100" calcext:value-type="float">
            <text:p>78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2" calcext:value-type="float">
            <text:p>2012</text:p>
          </table:table-cell>
          <table:table-cell office:value-type="float" office:value="130780" calcext:value-type="float">
            <text:p>130780</text:p>
          </table:table-cell>
          <table:table-cell office:value-type="string" calcext:value-type="string">
            <text:p>ERA 169 TR</text:p>
          </table:table-cell>
          <table:table-cell office:value-type="float" office:value="310000" calcext:value-type="float">
            <text:p>310000</text:p>
          </table:table-cell>
          <table:table-cell table:formula="of:=(2017-[.B83])*5 + ROUNDDOWN([.E83]/100000)*2" office:value-type="float" office:value="31" calcext:value-type="float">
            <text:p>31</text:p>
          </table:table-cell>
          <table:table-cell table:formula="of:=[.C83]* (100-[.F83])%" office:value-type="float" office:value="90238.2" calcext:value-type="float">
            <text:p>90238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2" calcext:value-type="float">
            <text:p>2012</text:p>
          </table:table-cell>
          <table:table-cell office:value-type="float" office:value="135502" calcext:value-type="float">
            <text:p>135502</text:p>
          </table:table-cell>
          <table:table-cell office:value-type="string" calcext:value-type="string">
            <text:p>ERA 170 TR</text:p>
          </table:table-cell>
          <table:table-cell office:value-type="float" office:value="247000" calcext:value-type="float">
            <text:p>247000</text:p>
          </table:table-cell>
          <table:table-cell table:formula="of:=(2017-[.B84])*5 + ROUNDDOWN([.E84]/100000)*2" office:value-type="float" office:value="29" calcext:value-type="float">
            <text:p>29</text:p>
          </table:table-cell>
          <table:table-cell table:formula="of:=[.C84]* (100-[.F84])%" office:value-type="float" office:value="96206.42" calcext:value-type="float">
            <text:p>96206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5 TR</text:p>
          </table:table-cell>
          <table:table-cell office:value-type="float" office:value="386732" calcext:value-type="float">
            <text:p>386732</text:p>
          </table:table-cell>
          <table:table-cell table:formula="of:=(2017-[.B85])*5 + ROUNDDOWN([.E85]/100000)*2" office:value-type="float" office:value="31" calcext:value-type="float">
            <text:p>31</text:p>
          </table:table-cell>
          <table:table-cell table:formula="of:=[.C85]* (100-[.F85])%" office:value-type="float" office:value="100050" calcext:value-type="float">
            <text:p>100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float" office:value="2012" calcext:value-type="float">
            <text:p>2012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ERA 216 TR</text:p>
          </table:table-cell>
          <table:table-cell office:value-type="float" office:value="312680" calcext:value-type="float">
            <text:p>312680</text:p>
          </table:table-cell>
          <table:table-cell table:formula="of:=(2017-[.B86])*5 + ROUNDDOWN([.E86]/100000)*2" office:value-type="float" office:value="31" calcext:value-type="float">
            <text:p>31</text:p>
          </table:table-cell>
          <table:table-cell table:formula="of:=[.C86]* (100-[.F86])%" office:value-type="float" office:value="100050" calcext:value-type="float">
            <text:p>100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163800" calcext:value-type="float">
            <text:p>163800</text:p>
          </table:table-cell>
          <table:table-cell office:value-type="string" calcext:value-type="string">
            <text:p>ERA 178 TR</text:p>
          </table:table-cell>
          <table:table-cell office:value-type="float" office:value="366000" calcext:value-type="float">
            <text:p>366000</text:p>
          </table:table-cell>
          <table:table-cell table:formula="of:=(2017-[.B87])*5 + ROUNDDOWN([.E87]/100000)*2" office:value-type="float" office:value="31" calcext:value-type="float">
            <text:p>31</text:p>
          </table:table-cell>
          <table:table-cell table:formula="of:=[.C87]* (100-[.F87])%" office:value-type="float" office:value="113022" calcext:value-type="float">
            <text:p>113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2 TR</text:p>
          </table:table-cell>
          <table:table-cell office:value-type="float" office:value="520000" calcext:value-type="float">
            <text:p>520000</text:p>
          </table:table-cell>
          <table:table-cell table:formula="of:=(2017-[.B88])*5 + ROUNDDOWN([.E88]/100000)*2" office:value-type="float" office:value="35" calcext:value-type="float">
            <text:p>35</text:p>
          </table:table-cell>
          <table:table-cell table:formula="of:=[.C88]* (100-[.F88])%" office:value-type="float" office:value="118950" calcext:value-type="float">
            <text:p>118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3 TR</text:p>
          </table:table-cell>
          <table:table-cell office:value-type="float" office:value="530000" calcext:value-type="float">
            <text:p>530000</text:p>
          </table:table-cell>
          <table:table-cell table:formula="of:=(2017-[.B89])*5 + ROUNDDOWN([.E89]/100000)*2" office:value-type="float" office:value="35" calcext:value-type="float">
            <text:p>35</text:p>
          </table:table-cell>
          <table:table-cell table:formula="of:=[.C89]* (100-[.F89])%" office:value-type="float" office:value="118950" calcext:value-type="float">
            <text:p>118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1 TR</text:p>
          </table:table-cell>
          <table:table-cell office:value-type="float" office:value="490000" calcext:value-type="float">
            <text:p>490000</text:p>
          </table:table-cell>
          <table:table-cell table:formula="of:=(2017-[.B90])*5 + ROUNDDOWN([.E90]/100000)*2" office:value-type="float" office:value="33" calcext:value-type="float">
            <text:p>33</text:p>
          </table:table-cell>
          <table:table-cell table:formula="of:=[.C90]* (100-[.F90])%" office:value-type="float" office:value="122610" calcext:value-type="float">
            <text:p>122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4 TR</text:p>
          </table:table-cell>
          <table:table-cell office:value-type="float" office:value="481000" calcext:value-type="float">
            <text:p>481000</text:p>
          </table:table-cell>
          <table:table-cell table:formula="of:=(2017-[.B91])*5 + ROUNDDOWN([.E91]/100000)*2" office:value-type="float" office:value="33" calcext:value-type="float">
            <text:p>33</text:p>
          </table:table-cell>
          <table:table-cell table:formula="of:=[.C91]* (100-[.F91])%" office:value-type="float" office:value="122610" calcext:value-type="float">
            <text:p>122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float" office:value="2012" calcext:value-type="float">
            <text:p>2012</text:p>
          </table:table-cell>
          <table:table-cell office:value-type="float" office:value="183000" calcext:value-type="float">
            <text:p>183000</text:p>
          </table:table-cell>
          <table:table-cell office:value-type="string" calcext:value-type="string">
            <text:p>ERA 235 TR</text:p>
          </table:table-cell>
          <table:table-cell office:value-type="float" office:value="454000" calcext:value-type="float">
            <text:p>454000</text:p>
          </table:table-cell>
          <table:table-cell table:formula="of:=(2017-[.B92])*5 + ROUNDDOWN([.E92]/100000)*2" office:value-type="float" office:value="33" calcext:value-type="float">
            <text:p>33</text:p>
          </table:table-cell>
          <table:table-cell table:formula="of:=[.C92]* (100-[.F92])%" office:value-type="float" office:value="122610" calcext:value-type="float">
            <text:p>122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8 TR</text:p>
          </table:table-cell>
          <table:table-cell office:value-type="float" office:value="517000" calcext:value-type="float">
            <text:p>517000</text:p>
          </table:table-cell>
          <table:table-cell table:formula="of:=(2017-[.B93])*5 + ROUNDDOWN([.E93]/100000)*2" office:value-type="float" office:value="35" calcext:value-type="float">
            <text:p>35</text:p>
          </table:table-cell>
          <table:table-cell table:formula="of:=[.C93]* (100-[.F93])%" office:value-type="float" office:value="136500" calcext:value-type="float">
            <text:p>136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33</text:p>
          </table:table-cell>
          <table:table-cell office:value-type="float" office:value="2012" calcext:value-type="float">
            <text:p>2012</text:p>
          </table:table-cell>
          <table:table-cell office:value-type="float" office:value="196370" calcext:value-type="float">
            <text:p>196370</text:p>
          </table:table-cell>
          <table:table-cell office:value-type="string" calcext:value-type="string">
            <text:p>ERA 177 TR</text:p>
          </table:table-cell>
          <table:table-cell office:value-type="float" office:value="286000" calcext:value-type="float">
            <text:p>286000</text:p>
          </table:table-cell>
          <table:table-cell table:formula="of:=(2017-[.B94])*5 + ROUNDDOWN([.E94]/100000)*2" office:value-type="float" office:value="29" calcext:value-type="float">
            <text:p>29</text:p>
          </table:table-cell>
          <table:table-cell table:formula="of:=[.C94]* (100-[.F94])%" office:value-type="float" office:value="139422.7" calcext:value-type="float">
            <text:p>139422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float" office:value="2012" calcext:value-type="float">
            <text:p>2012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ERA 247 TR</text:p>
          </table:table-cell>
          <table:table-cell office:value-type="float" office:value="435000" calcext:value-type="float">
            <text:p>435000</text:p>
          </table:table-cell>
          <table:table-cell table:formula="of:=(2017-[.B95])*5 + ROUNDDOWN([.E95]/100000)*2" office:value-type="float" office:value="33" calcext:value-type="float">
            <text:p>33</text:p>
          </table:table-cell>
          <table:table-cell table:formula="of:=[.C95]* (100-[.F95])%" office:value-type="float" office:value="140700" calcext:value-type="float">
            <text:p>140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X</text:p>
          </table:table-cell>
          <table:table-cell office:value-type="float" office:value="2012" calcext:value-type="float">
            <text:p>2012</text:p>
          </table:table-cell>
          <table:table-cell office:value-type="float" office:value="210300" calcext:value-type="float">
            <text:p>210300</text:p>
          </table:table-cell>
          <table:table-cell office:value-type="string" calcext:value-type="string">
            <text:p>ERA 218 TR</text:p>
          </table:table-cell>
          <table:table-cell office:value-type="float" office:value="417671" calcext:value-type="float">
            <text:p>417671</text:p>
          </table:table-cell>
          <table:table-cell table:formula="of:=(2017-[.B96])*5 + ROUNDDOWN([.E96]/100000)*2" office:value-type="float" office:value="33" calcext:value-type="float">
            <text:p>33</text:p>
          </table:table-cell>
          <table:table-cell table:formula="of:=[.C96]* (100-[.F96])%" office:value-type="float" office:value="140901" calcext:value-type="float">
            <text:p>1409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float" office:value="2012" calcext:value-type="float">
            <text:p>2012</text:p>
          </table:table-cell>
          <table:table-cell office:value-type="float" office:value="231000" calcext:value-type="float">
            <text:p>231000</text:p>
          </table:table-cell>
          <table:table-cell office:value-type="string" calcext:value-type="string">
            <text:p>ERA 174 TR</text:p>
          </table:table-cell>
          <table:table-cell office:value-type="float" office:value="451000" calcext:value-type="float">
            <text:p>451000</text:p>
          </table:table-cell>
          <table:table-cell table:formula="of:=(2017-[.B97])*5 + ROUNDDOWN([.E97]/100000)*2" office:value-type="float" office:value="33" calcext:value-type="float">
            <text:p>33</text:p>
          </table:table-cell>
          <table:table-cell table:formula="of:=[.C97]* (100-[.F97])%" office:value-type="float" office:value="154770" calcext:value-type="float">
            <text:p>154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7 TR</text:p>
          </table:table-cell>
          <table:table-cell office:value-type="float" office:value="301344" calcext:value-type="float">
            <text:p>301344</text:p>
          </table:table-cell>
          <table:table-cell table:formula="of:=(2017-[.B98])*5 + ROUNDDOWN([.E98]/100000)*2" office:value-type="float" office:value="31" calcext:value-type="float">
            <text:p>31</text:p>
          </table:table-cell>
          <table:table-cell table:formula="of:=[.C98]* (100-[.F98])%" office:value-type="float" office:value="165600" calcext:value-type="float">
            <text:p>165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5 TR</text:p>
          </table:table-cell>
          <table:table-cell office:value-type="float" office:value="315988" calcext:value-type="float">
            <text:p>315988</text:p>
          </table:table-cell>
          <table:table-cell table:formula="of:=(2017-[.B99])*5 + ROUNDDOWN([.E99]/100000)*2" office:value-type="float" office:value="31" calcext:value-type="float">
            <text:p>31</text:p>
          </table:table-cell>
          <table:table-cell table:formula="of:=[.C99]* (100-[.F99])%" office:value-type="float" office:value="165600" calcext:value-type="float">
            <text:p>165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4 TR</text:p>
          </table:table-cell>
          <table:table-cell office:value-type="float" office:value="234760" calcext:value-type="float">
            <text:p>234760</text:p>
          </table:table-cell>
          <table:table-cell table:formula="of:=(2017-[.B100])*5 + ROUNDDOWN([.E100]/100000)*2" office:value-type="float" office:value="29" calcext:value-type="float">
            <text:p>29</text:p>
          </table:table-cell>
          <table:table-cell table:formula="of:=[.C100]* (100-[.F100])%" office:value-type="float" office:value="170400" calcext:value-type="float">
            <text:p>170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8 TR</text:p>
          </table:table-cell>
          <table:table-cell office:value-type="float" office:value="210780" calcext:value-type="float">
            <text:p>210780</text:p>
          </table:table-cell>
          <table:table-cell table:formula="of:=(2017-[.B101])*5 + ROUNDDOWN([.E101]/100000)*2" office:value-type="float" office:value="29" calcext:value-type="float">
            <text:p>29</text:p>
          </table:table-cell>
          <table:table-cell table:formula="of:=[.C101]* (100-[.F101])%" office:value-type="float" office:value="170400" calcext:value-type="float">
            <text:p>170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2" calcext:value-type="float">
            <text:p>2012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06 TR</text:p>
          </table:table-cell>
          <table:table-cell office:value-type="float" office:value="198240" calcext:value-type="float">
            <text:p>198240</text:p>
          </table:table-cell>
          <table:table-cell table:formula="of:=(2017-[.B102])*5 + ROUNDDOWN([.E102]/100000)*2" office:value-type="float" office:value="27" calcext:value-type="float">
            <text:p>27</text:p>
          </table:table-cell>
          <table:table-cell table:formula="of:=[.C102]* (100-[.F102])%" office:value-type="float" office:value="175200" calcext:value-type="float">
            <text:p>175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2" calcext:value-type="float">
            <text:p>2012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ERA 171 TR</text:p>
          </table:table-cell>
          <table:table-cell office:value-type="float" office:value="170000" calcext:value-type="float">
            <text:p>170000</text:p>
          </table:table-cell>
          <table:table-cell table:formula="of:=(2017-[.B103])*5 + ROUNDDOWN([.E103]/100000)*2" office:value-type="float" office:value="27" calcext:value-type="float">
            <text:p>27</text:p>
          </table:table-cell>
          <table:table-cell table:formula="of:=[.C103]* (100-[.F103])%" office:value-type="float" office:value="211700" calcext:value-type="float">
            <text:p>211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LF45</text:p>
          </table:table-cell>
          <table:table-cell office:value-type="float" office:value="2013" calcext:value-type="float">
            <text:p>2013</text:p>
          </table:table-cell>
          <table:table-cell office:value-type="float" office:value="47800" calcext:value-type="float">
            <text:p>47800</text:p>
          </table:table-cell>
          <table:table-cell office:value-type="string" calcext:value-type="string">
            <text:p>ERA 183 TR</text:p>
          </table:table-cell>
          <table:table-cell office:value-type="float" office:value="272650" calcext:value-type="float">
            <text:p>272650</text:p>
          </table:table-cell>
          <table:table-cell table:formula="of:=(2017-[.B104])*5 + ROUNDDOWN([.E104]/100000)*2" office:value-type="float" office:value="24" calcext:value-type="float">
            <text:p>24</text:p>
          </table:table-cell>
          <table:table-cell table:formula="of:=[.C104]* (100-[.F104])%" office:value-type="float" office:value="36328" calcext:value-type="float">
            <text:p>36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388 TR</text:p>
          </table:table-cell>
          <table:table-cell office:value-type="float" office:value="350000" calcext:value-type="float">
            <text:p>350000</text:p>
          </table:table-cell>
          <table:table-cell table:formula="of:=(2017-[.B105])*5 + ROUNDDOWN([.E105]/100000)*2" office:value-type="float" office:value="26" calcext:value-type="float">
            <text:p>26</text:p>
          </table:table-cell>
          <table:table-cell table:formula="of:=[.C105]* (100-[.F105])%" office:value-type="float" office:value="59200" calcext:value-type="float">
            <text:p>5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nia M93</text:p>
          </table:table-cell>
          <table:table-cell office:value-type="float" office:value="2013" calcext:value-type="float">
            <text:p>2013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RA 188 TR</text:p>
          </table:table-cell>
          <table:table-cell office:value-type="float" office:value="235000" calcext:value-type="float">
            <text:p>235000</text:p>
          </table:table-cell>
          <table:table-cell table:formula="of:=(2017-[.B106])*5 + ROUNDDOWN([.E106]/100000)*2" office:value-type="float" office:value="24" calcext:value-type="float">
            <text:p>24</text:p>
          </table:table-cell>
          <table:table-cell table:formula="of:=[.C106]* (100-[.F106])%" office:value-type="float" office:value="60800" calcext:value-type="float">
            <text:p>60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75</text:p>
          </table:table-cell>
          <table:table-cell office:value-type="float" office:value="2013" calcext:value-type="float">
            <text:p>2013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ERA 184 TR</text:p>
          </table:table-cell>
          <table:table-cell office:value-type="float" office:value="195000" calcext:value-type="float">
            <text:p>195000</text:p>
          </table:table-cell>
          <table:table-cell table:formula="of:=(2017-[.B107])*5 + ROUNDDOWN([.E107]/100000)*2" office:value-type="float" office:value="22" calcext:value-type="float">
            <text:p>22</text:p>
          </table:table-cell>
          <table:table-cell table:formula="of:=[.C107]* (100-[.F107])%" office:value-type="float" office:value="72540" calcext:value-type="float">
            <text:p>72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CF65</text:p>
          </table:table-cell>
          <table:table-cell office:value-type="float" office:value="2013" calcext:value-type="float">
            <text:p>2013</text:p>
          </table:table-cell>
          <table:table-cell office:value-type="float" office:value="136000" calcext:value-type="float">
            <text:p>136000</text:p>
          </table:table-cell>
          <table:table-cell office:value-type="string" calcext:value-type="string">
            <text:p>ERA 186 TR</text:p>
          </table:table-cell>
          <table:table-cell office:value-type="float" office:value="247000" calcext:value-type="float">
            <text:p>247000</text:p>
          </table:table-cell>
          <table:table-cell table:formula="of:=(2017-[.B108])*5 + ROUNDDOWN([.E108]/100000)*2" office:value-type="float" office:value="24" calcext:value-type="float">
            <text:p>24</text:p>
          </table:table-cell>
          <table:table-cell table:formula="of:=[.C108]* (100-[.F108])%" office:value-type="float" office:value="103360" calcext:value-type="float">
            <text:p>103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3" calcext:value-type="float">
            <text:p>2013</text:p>
          </table:table-cell>
          <table:table-cell office:value-type="float" office:value="158000" calcext:value-type="float">
            <text:p>158000</text:p>
          </table:table-cell>
          <table:table-cell office:value-type="string" calcext:value-type="string">
            <text:p>ERA 185 TR</text:p>
          </table:table-cell>
          <table:table-cell office:value-type="float" office:value="407000" calcext:value-type="float">
            <text:p>407000</text:p>
          </table:table-cell>
          <table:table-cell table:formula="of:=(2017-[.B109])*5 + ROUNDDOWN([.E109]/100000)*2" office:value-type="float" office:value="28" calcext:value-type="float">
            <text:p>28</text:p>
          </table:table-cell>
          <table:table-cell table:formula="of:=[.C109]* (100-[.F109])%" office:value-type="float" office:value="113760" calcext:value-type="float">
            <text:p>113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9 TR</text:p>
          </table:table-cell>
          <table:table-cell office:value-type="float" office:value="301232" calcext:value-type="float">
            <text:p>301232</text:p>
          </table:table-cell>
          <table:table-cell table:formula="of:=(2017-[.B110])*5 + ROUNDDOWN([.E110]/100000)*2" office:value-type="float" office:value="26" calcext:value-type="float">
            <text:p>26</text:p>
          </table:table-cell>
          <table:table-cell table:formula="of:=[.C110]* (100-[.F110])%" office:value-type="float" office:value="177600" calcext:value-type="float">
            <text:p>177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198 TR</text:p>
          </table:table-cell>
          <table:table-cell office:value-type="float" office:value="289567" calcext:value-type="float">
            <text:p>289567</text:p>
          </table:table-cell>
          <table:table-cell table:formula="of:=(2017-[.B111])*5 + ROUNDDOWN([.E111]/100000)*2" office:value-type="float" office:value="24" calcext:value-type="float">
            <text:p>24</text:p>
          </table:table-cell>
          <table:table-cell table:formula="of:=[.C111]* (100-[.F111])%" office:value-type="float" office:value="182400" calcext:value-type="float">
            <text:p>1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0 TR</text:p>
          </table:table-cell>
          <table:table-cell office:value-type="float" office:value="245211" calcext:value-type="float">
            <text:p>245211</text:p>
          </table:table-cell>
          <table:table-cell table:formula="of:=(2017-[.B112])*5 + ROUNDDOWN([.E112]/100000)*2" office:value-type="float" office:value="24" calcext:value-type="float">
            <text:p>24</text:p>
          </table:table-cell>
          <table:table-cell table:formula="of:=[.C112]* (100-[.F112])%" office:value-type="float" office:value="182400" calcext:value-type="float">
            <text:p>1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1 TR</text:p>
          </table:table-cell>
          <table:table-cell office:value-type="float" office:value="200123" calcext:value-type="float">
            <text:p>200123</text:p>
          </table:table-cell>
          <table:table-cell table:formula="of:=(2017-[.B113])*5 + ROUNDDOWN([.E113]/100000)*2" office:value-type="float" office:value="24" calcext:value-type="float">
            <text:p>24</text:p>
          </table:table-cell>
          <table:table-cell table:formula="of:=[.C113]* (100-[.F113])%" office:value-type="float" office:value="182400" calcext:value-type="float">
            <text:p>1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6 TR</text:p>
          </table:table-cell>
          <table:table-cell office:value-type="float" office:value="235811" calcext:value-type="float">
            <text:p>235811</text:p>
          </table:table-cell>
          <table:table-cell table:formula="of:=(2017-[.B114])*5 + ROUNDDOWN([.E114]/100000)*2" office:value-type="float" office:value="24" calcext:value-type="float">
            <text:p>24</text:p>
          </table:table-cell>
          <table:table-cell table:formula="of:=[.C114]* (100-[.F114])%" office:value-type="float" office:value="182400" calcext:value-type="float">
            <text:p>1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7 TR</text:p>
          </table:table-cell>
          <table:table-cell office:value-type="float" office:value="250021" calcext:value-type="float">
            <text:p>250021</text:p>
          </table:table-cell>
          <table:table-cell table:formula="of:=(2017-[.B115])*5 + ROUNDDOWN([.E115]/100000)*2" office:value-type="float" office:value="24" calcext:value-type="float">
            <text:p>24</text:p>
          </table:table-cell>
          <table:table-cell table:formula="of:=[.C115]* (100-[.F115])%" office:value-type="float" office:value="182400" calcext:value-type="float">
            <text:p>1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2 TR</text:p>
          </table:table-cell>
          <table:table-cell office:value-type="float" office:value="198340" calcext:value-type="float">
            <text:p>198340</text:p>
          </table:table-cell>
          <table:table-cell table:formula="of:=(2017-[.B116])*5 + ROUNDDOWN([.E116]/100000)*2" office:value-type="float" office:value="22" calcext:value-type="float">
            <text:p>22</text:p>
          </table:table-cell>
          <table:table-cell table:formula="of:=[.C116]* (100-[.F116])%" office:value-type="float" office:value="187200" calcext:value-type="float">
            <text:p>187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3" calcext:value-type="float">
            <text:p>2013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203 TR</text:p>
          </table:table-cell>
          <table:table-cell office:value-type="float" office:value="189761" calcext:value-type="float">
            <text:p>189761</text:p>
          </table:table-cell>
          <table:table-cell table:formula="of:=(2017-[.B117])*5 + ROUNDDOWN([.E117]/100000)*2" office:value-type="float" office:value="22" calcext:value-type="float">
            <text:p>22</text:p>
          </table:table-cell>
          <table:table-cell table:formula="of:=[.C117]* (100-[.F117])%" office:value-type="float" office:value="187200" calcext:value-type="float">
            <text:p>187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187 TR</text:p>
          </table:table-cell>
          <table:table-cell office:value-type="float" office:value="153000" calcext:value-type="float">
            <text:p>153000</text:p>
          </table:table-cell>
          <table:table-cell table:formula="of:=(2017-[.B118])*5 + ROUNDDOWN([.E118]/100000)*2" office:value-type="float" office:value="22" calcext:value-type="float">
            <text:p>22</text:p>
          </table:table-cell>
          <table:table-cell table:formula="of:=[.C118]* (100-[.F118])%" office:value-type="float" office:value="211380" calcext:value-type="float">
            <text:p>21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3" calcext:value-type="float">
            <text:p>2013</text:p>
          </table:table-cell>
          <table:table-cell office:value-type="float" office:value="271000" calcext:value-type="float">
            <text:p>271000</text:p>
          </table:table-cell>
          <table:table-cell office:value-type="string" calcext:value-type="string">
            <text:p>ERA 219 TR</text:p>
          </table:table-cell>
          <table:table-cell office:value-type="float" office:value="123000" calcext:value-type="float">
            <text:p>123000</text:p>
          </table:table-cell>
          <table:table-cell table:formula="of:=(2017-[.B119])*5 + ROUNDDOWN([.E119]/100000)*2" office:value-type="float" office:value="22" calcext:value-type="float">
            <text:p>22</text:p>
          </table:table-cell>
          <table:table-cell table:formula="of:=[.C119]* (100-[.F119])%" office:value-type="float" office:value="211380" calcext:value-type="float">
            <text:p>21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8000" calcext:value-type="float">
            <text:p>98000</text:p>
          </table:table-cell>
          <table:table-cell office:value-type="string" calcext:value-type="string">
            <text:p>ERA 193 TR</text:p>
          </table:table-cell>
          <table:table-cell office:value-type="float" office:value="251000" calcext:value-type="float">
            <text:p>251000</text:p>
          </table:table-cell>
          <table:table-cell table:formula="of:=(2017-[.B120])*5 + ROUNDDOWN([.E120]/100000)*2" office:value-type="float" office:value="19" calcext:value-type="float">
            <text:p>19</text:p>
          </table:table-cell>
          <table:table-cell table:formula="of:=[.C120]* (100-[.F120])%" office:value-type="float" office:value="79380" calcext:value-type="float">
            <text:p>79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18</text:p>
          </table:table-cell>
          <table:table-cell office:value-type="float" office:value="2014" calcext:value-type="float">
            <text:p>2014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ERA 195 TR</text:p>
          </table:table-cell>
          <table:table-cell office:value-type="float" office:value="247000" calcext:value-type="float">
            <text:p>247000</text:p>
          </table:table-cell>
          <table:table-cell table:formula="of:=(2017-[.B121])*5 + ROUNDDOWN([.E121]/100000)*2" office:value-type="float" office:value="19" calcext:value-type="float">
            <text:p>19</text:p>
          </table:table-cell>
          <table:table-cell table:formula="of:=[.C121]* (100-[.F121])%" office:value-type="float" office:value="80190" calcext:value-type="float">
            <text:p>80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L</text:p>
          </table:table-cell>
          <table:table-cell office:value-type="float" office:value="2014" calcext:value-type="float">
            <text:p>2014</text:p>
          </table:table-cell>
          <table:table-cell office:value-type="float" office:value="136502" calcext:value-type="float">
            <text:p>136502</text:p>
          </table:table-cell>
          <table:table-cell office:value-type="string" calcext:value-type="string">
            <text:p>ERA 197 TR</text:p>
          </table:table-cell>
          <table:table-cell office:value-type="float" office:value="243000" calcext:value-type="float">
            <text:p>243000</text:p>
          </table:table-cell>
          <table:table-cell table:formula="of:=(2017-[.B122])*5 + ROUNDDOWN([.E122]/100000)*2" office:value-type="float" office:value="19" calcext:value-type="float">
            <text:p>19</text:p>
          </table:table-cell>
          <table:table-cell table:formula="of:=[.C122]* (100-[.F122])%" office:value-type="float" office:value="110566.62" calcext:value-type="float">
            <text:p>110566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A41</text:p>
          </table:table-cell>
          <table:table-cell office:value-type="float" office:value="2014" calcext:value-type="float">
            <text:p>2014</text:p>
          </table:table-cell>
          <table:table-cell office:value-type="float" office:value="167800" calcext:value-type="float">
            <text:p>167800</text:p>
          </table:table-cell>
          <table:table-cell office:value-type="string" calcext:value-type="string">
            <text:p>ERA 194 TR</text:p>
          </table:table-cell>
          <table:table-cell office:value-type="float" office:value="190300" calcext:value-type="float">
            <text:p>190300</text:p>
          </table:table-cell>
          <table:table-cell table:formula="of:=(2017-[.B123])*5 + ROUNDDOWN([.E123]/100000)*2" office:value-type="float" office:value="17" calcext:value-type="float">
            <text:p>17</text:p>
          </table:table-cell>
          <table:table-cell table:formula="of:=[.C123]* (100-[.F123])%" office:value-type="float" office:value="139274" calcext:value-type="float">
            <text:p>139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4" calcext:value-type="float">
            <text:p>2014</text:p>
          </table:table-cell>
          <table:table-cell office:value-type="float" office:value="219000" calcext:value-type="float">
            <text:p>219000</text:p>
          </table:table-cell>
          <table:table-cell office:value-type="string" calcext:value-type="string">
            <text:p>ERA 196 TR</text:p>
          </table:table-cell>
          <table:table-cell office:value-type="float" office:value="126290" calcext:value-type="float">
            <text:p>126290</text:p>
          </table:table-cell>
          <table:table-cell table:formula="of:=(2017-[.B124])*5 + ROUNDDOWN([.E124]/100000)*2" office:value-type="float" office:value="17" calcext:value-type="float">
            <text:p>17</text:p>
          </table:table-cell>
          <table:table-cell table:formula="of:=[.C124]* (100-[.F124])%" office:value-type="float" office:value="181770" calcext:value-type="float">
            <text:p>181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393 TR</text:p>
          </table:table-cell>
          <table:table-cell office:value-type="float" office:value="183788" calcext:value-type="float">
            <text:p>183788</text:p>
          </table:table-cell>
          <table:table-cell table:formula="of:=(2017-[.B125])*5 + ROUNDDOWN([.E125]/100000)*2" office:value-type="float" office:value="17" calcext:value-type="float">
            <text:p>17</text:p>
          </table:table-cell>
          <table:table-cell table:formula="of:=[.C125]* (100-[.F125])%" office:value-type="float" office:value="199200" calcext:value-type="float">
            <text:p>19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4 TR</text:p>
          </table:table-cell>
          <table:table-cell office:value-type="float" office:value="160198" calcext:value-type="float">
            <text:p>160198</text:p>
          </table:table-cell>
          <table:table-cell table:formula="of:=(2017-[.B126])*5 + ROUNDDOWN([.E126]/100000)*2" office:value-type="float" office:value="17" calcext:value-type="float">
            <text:p>17</text:p>
          </table:table-cell>
          <table:table-cell table:formula="of:=[.C126]* (100-[.F126])%" office:value-type="float" office:value="199200" calcext:value-type="float">
            <text:p>19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F XF460</text:p>
          </table:table-cell>
          <table:table-cell office:value-type="float" office:value="2014" calcext:value-type="float">
            <text:p>2014</text:p>
          </table:table-cell>
          <table:table-cell office:value-type="float" office:value="240000" calcext:value-type="float">
            <text:p>240000</text:p>
          </table:table-cell>
          <table:table-cell office:value-type="string" calcext:value-type="string">
            <text:p>ERA 495 TR</text:p>
          </table:table-cell>
          <table:table-cell office:value-type="float" office:value="156724" calcext:value-type="float">
            <text:p>156724</text:p>
          </table:table-cell>
          <table:table-cell table:formula="of:=(2017-[.B127])*5 + ROUNDDOWN([.E127]/100000)*2" office:value-type="float" office:value="17" calcext:value-type="float">
            <text:p>17</text:p>
          </table:table-cell>
          <table:table-cell table:formula="of:=[.C127]* (100-[.F127])%" office:value-type="float" office:value="199200" calcext:value-type="float">
            <text:p>19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 TGS</text:p>
          </table:table-cell>
          <table:table-cell office:value-type="float" office:value="2014" calcext:value-type="float">
            <text:p>2014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ERA 192 TR</text:p>
          </table:table-cell>
          <table:table-cell office:value-type="float" office:value="157000" calcext:value-type="float">
            <text:p>157000</text:p>
          </table:table-cell>
          <table:table-cell table:formula="of:=(2017-[.B128])*5 + ROUNDDOWN([.E128]/100000)*2" office:value-type="float" office:value="17" calcext:value-type="float">
            <text:p>17</text:p>
          </table:table-cell>
          <table:table-cell table:formula="of:=[.C128]* (100-[.F128])%" office:value-type="float" office:value="224100" calcext:value-type="float">
            <text:p>224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float" office:value="2015" calcext:value-type="float">
            <text:p>2015</text:p>
          </table:table-cell>
          <table:table-cell office:value-type="float" office:value="218000" calcext:value-type="float">
            <text:p>218000</text:p>
          </table:table-cell>
          <table:table-cell office:value-type="string" calcext:value-type="string">
            <text:p>ERA 205 TR</text:p>
          </table:table-cell>
          <table:table-cell office:value-type="float" office:value="130290" calcext:value-type="float">
            <text:p>130290</text:p>
          </table:table-cell>
          <table:table-cell table:formula="of:=(2017-[.B129])*5 + ROUNDDOWN([.E129]/100000)*2" office:value-type="float" office:value="12" calcext:value-type="float">
            <text:p>12</text:p>
          </table:table-cell>
          <table:table-cell table:formula="of:=[.C129]* (100-[.F129])%" office:value-type="float" office:value="191840" calcext:value-type="float">
            <text:p>1918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float" office:value="2015" calcext:value-type="float">
            <text:p>2015</text:p>
          </table:table-cell>
          <table:table-cell office:value-type="float" office:value="258000" calcext:value-type="float">
            <text:p>258000</text:p>
          </table:table-cell>
          <table:table-cell office:value-type="string" calcext:value-type="string">
            <text:p>ERA 206 TR</text:p>
          </table:table-cell>
          <table:table-cell office:value-type="float" office:value="160700" calcext:value-type="float">
            <text:p>160700</text:p>
          </table:table-cell>
          <table:table-cell table:formula="of:=(2017-[.B130])*5 + ROUNDDOWN([.E130]/100000)*2" office:value-type="float" office:value="12" calcext:value-type="float">
            <text:p>12</text:p>
          </table:table-cell>
          <table:table-cell table:formula="of:=[.C130]* (100-[.F130])%" office:value-type="float" office:value="227040" calcext:value-type="float">
            <text:p>227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2 TR</text:p>
          </table:table-cell>
          <table:table-cell office:value-type="float" office:value="100000" calcext:value-type="float">
            <text:p>100000</text:p>
          </table:table-cell>
          <table:table-cell table:formula="of:=(2017-[.B131])*5 + ROUNDDOWN([.E131]/100000)*2" office:value-type="float" office:value="12" calcext:value-type="float">
            <text:p>12</text:p>
          </table:table-cell>
          <table:table-cell table:formula="of:=[.C131]* (100-[.F131])%" office:value-type="float" office:value="316800" calcext:value-type="float">
            <text:p>316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3 TR</text:p>
          </table:table-cell>
          <table:table-cell office:value-type="float" office:value="115000" calcext:value-type="float">
            <text:p>115000</text:p>
          </table:table-cell>
          <table:table-cell table:formula="of:=(2017-[.B132])*5 + ROUNDDOWN([.E132]/100000)*2" office:value-type="float" office:value="12" calcext:value-type="float">
            <text:p>12</text:p>
          </table:table-cell>
          <table:table-cell table:formula="of:=[.C132]* (100-[.F132])%" office:value-type="float" office:value="316800" calcext:value-type="float">
            <text:p>316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4 TR</text:p>
          </table:table-cell>
          <table:table-cell office:value-type="float" office:value="132000" calcext:value-type="float">
            <text:p>132000</text:p>
          </table:table-cell>
          <table:table-cell table:formula="of:=(2017-[.B133])*5 + ROUNDDOWN([.E133]/100000)*2" office:value-type="float" office:value="12" calcext:value-type="float">
            <text:p>12</text:p>
          </table:table-cell>
          <table:table-cell table:formula="of:=[.C133]* (100-[.F133])%" office:value-type="float" office:value="316800" calcext:value-type="float">
            <text:p>316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5 TR</text:p>
          </table:table-cell>
          <table:table-cell office:value-type="float" office:value="108000" calcext:value-type="float">
            <text:p>108000</text:p>
          </table:table-cell>
          <table:table-cell table:formula="of:=(2017-[.B134])*5 + ROUNDDOWN([.E134]/100000)*2" office:value-type="float" office:value="12" calcext:value-type="float">
            <text:p>12</text:p>
          </table:table-cell>
          <table:table-cell table:formula="of:=[.C134]* (100-[.F134])%" office:value-type="float" office:value="316800" calcext:value-type="float">
            <text:p>316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float" office:value="2015" calcext:value-type="float">
            <text:p>2015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ERA 246 TR</text:p>
          </table:table-cell>
          <table:table-cell office:value-type="float" office:value="140000" calcext:value-type="float">
            <text:p>140000</text:p>
          </table:table-cell>
          <table:table-cell table:formula="of:=(2017-[.B135])*5 + ROUNDDOWN([.E135]/100000)*2" office:value-type="float" office:value="12" calcext:value-type="float">
            <text:p>12</text:p>
          </table:table-cell>
          <table:table-cell table:formula="of:=[.C135]* (100-[.F135])%" office:value-type="float" office:value="316800" calcext:value-type="float">
            <text:p>316800</text:p>
          </table:table-cell>
          <table:table-cell table:number-columns-repeated="9"/>
        </table:table-row>
      </table:table>
      <table:table table:name="4.2 a)" table:style-name="ta1">
        <table:table-column table:style-name="co1" table:default-cell-style-name="ce5"/>
        <table:table-column table:style-name="co1" table:default-cell-style-name="ce9"/>
        <table:table-row table:style-name="ro1">
          <table:table-cell table:style-name="ce3" office:value-type="string" calcext:value-type="string">
            <text:p>marka</text:p>
          </table:table-cell>
          <table:table-cell table:style-name="ce7" office:value-type="string" calcext:value-type="string">
            <text:p>Count - Nr_rejestracyjny</text:p>
          </table:table-cell>
        </table:table-row>
        <table:table-row table:style-name="ro1">
          <table:table-cell table:style-name="ce4" office:value-type="string" calcext:value-type="string">
            <text:p>DAF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ve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an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34" calcext:value-type="float">
            <text:p>134</text:p>
          </table:table-cell>
        </table:table-row>
      </table:table>
      <table:table table:name="4.2 b)" table:style-name="ta1">
        <table:shapes>
          <draw:frame draw:z-index="0" draw:style-name="gr1" draw:text-style-name="P1" svg:width="6.2988in" svg:height="3.5429in" svg:x="6.2972in" svg:y="0.1602in">
            <draw:object draw:notify-on-update-of-ranges="'4.2 b)'.E1:'4.2 b)'.E1 '4.2 b)'.E2:'4.2 b)'.E8 '4.2 b)'.F1:'4.2 b)'.F1 '4.2 b)'.F2:'4.2 b)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3" office:value-type="string" calcext:value-type="string">
            <text:p>marka</text:p>
          </table:table-cell>
          <table:table-cell table:style-name="ce7" office:value-type="string" calcext:value-type="string">
            <text:p>Average - Przebieg</text:p>
          </table:table-cell>
          <table:table-cell table:number-columns-repeated="2"/>
          <table:table-cell table:style-name="Default" office:value-type="string" calcext:value-type="string">
            <text:p>Marka</text:p>
          </table:table-cell>
          <table:table-cell office:value-type="string" calcext:value-type="string">
            <text:p>Średni przebieg</text:p>
          </table:table-cell>
        </table:table-row>
        <table:table-row table:style-name="ro1">
          <table:table-cell table:style-name="ce4" office:value-type="string" calcext:value-type="string">
            <text:p>DAF</text:p>
          </table:table-cell>
          <table:table-cell table:style-name="ce8" office:value-type="float" office:value="273239.6" calcext:value-type="float">
            <text:p>273239.6</text:p>
          </table:table-cell>
          <table:table-cell table:formula="of:=ROUND([.B2])" office:value-type="float" office:value="273240" calcext:value-type="float">
            <text:p>273240</text:p>
          </table:table-cell>
          <table:table-cell/>
          <table:table-cell table:style-name="ce4" office:value-type="string" calcext:value-type="string">
            <text:p>DAF</text:p>
          </table:table-cell>
          <table:table-cell office:value-type="float" office:value="273240" calcext:value-type="float">
            <text:p>273240</text:p>
          </table:table-cell>
        </table:table-row>
        <table:table-row table:style-name="ro1">
          <table:table-cell office:value-type="string" calcext:value-type="string">
            <text:p>Iveco</text:p>
          </table:table-cell>
          <table:table-cell office:value-type="float" office:value="657434.5" calcext:value-type="float">
            <text:p>657434.5</text:p>
          </table:table-cell>
          <table:table-cell table:formula="of:=ROUND([.B3])" office:value-type="float" office:value="657435" calcext:value-type="float">
            <text:p>657435</text:p>
          </table:table-cell>
          <table:table-cell/>
          <table:table-cell office:value-type="string" calcext:value-type="string">
            <text:p>Iveco</text:p>
          </table:table-cell>
          <table:table-cell office:value-type="float" office:value="657435" calcext:value-type="float">
            <text:p>657435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289637.277777778" calcext:value-type="float">
            <text:p>289637.277777778</text:p>
          </table:table-cell>
          <table:table-cell table:formula="of:=ROUND([.B4])" office:value-type="float" office:value="289637" calcext:value-type="float">
            <text:p>289637</text:p>
          </table:table-cell>
          <table:table-cell/>
          <table:table-cell office:value-type="string" calcext:value-type="string">
            <text:p>MAN</text:p>
          </table:table-cell>
          <table:table-cell office:value-type="float" office:value="289637" calcext:value-type="float">
            <text:p>289637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486545.882352941" calcext:value-type="float">
            <text:p>486545.882352941</text:p>
          </table:table-cell>
          <table:table-cell table:formula="of:=ROUND([.B5])" office:value-type="float" office:value="486546" calcext:value-type="float">
            <text:p>486546</text:p>
          </table:table-cell>
          <table:table-cell/>
          <table:table-cell office:value-type="string" calcext:value-type="string">
            <text:p>Mercedes</text:p>
          </table:table-cell>
          <table:table-cell office:value-type="float" office:value="486546" calcext:value-type="float">
            <text:p>486546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float" office:value="519936.058823529" calcext:value-type="float">
            <text:p>519936.058823529</text:p>
          </table:table-cell>
          <table:table-cell table:formula="of:=ROUND([.B6])" office:value-type="float" office:value="519936" calcext:value-type="float">
            <text:p>519936</text:p>
          </table:table-cell>
          <table:table-cell/>
          <table:table-cell office:value-type="string" calcext:value-type="string">
            <text:p>Renault</text:p>
          </table:table-cell>
          <table:table-cell office:value-type="float" office:value="519936" calcext:value-type="float">
            <text:p>519936</text:p>
          </table:table-cell>
        </table:table-row>
        <table:table-row table:style-name="ro1">
          <table:table-cell office:value-type="string" calcext:value-type="string">
            <text:p>Scania</text:p>
          </table:table-cell>
          <table:table-cell office:value-type="float" office:value="557117.647058824" calcext:value-type="float">
            <text:p>557117.647058824</text:p>
          </table:table-cell>
          <table:table-cell table:formula="of:=ROUND([.B7])" office:value-type="float" office:value="557118" calcext:value-type="float">
            <text:p>557118</text:p>
          </table:table-cell>
          <table:table-cell/>
          <table:table-cell office:value-type="string" calcext:value-type="string">
            <text:p>Scania</text:p>
          </table:table-cell>
          <table:table-cell office:value-type="float" office:value="557118" calcext:value-type="float">
            <text:p>557118</text:p>
          </table:table-cell>
        </table:table-row>
        <table:table-row table:style-name="ro1">
          <table:table-cell table:style-name="ce12" office:value-type="string" calcext:value-type="string">
            <text:p>Volvo</text:p>
          </table:table-cell>
          <table:table-cell table:style-name="ce13" office:value-type="float" office:value="307130.434782609" calcext:value-type="float">
            <text:p>307130.434782609</text:p>
          </table:table-cell>
          <table:table-cell table:formula="of:=ROUND([.B8])" office:value-type="float" office:value="307130" calcext:value-type="float">
            <text:p>307130</text:p>
          </table:table-cell>
          <table:table-cell/>
          <table:table-cell table:style-name="ce12" office:value-type="string" calcext:value-type="string">
            <text:p>Volvo</text:p>
          </table:table-cell>
          <table:table-cell office:value-type="float" office:value="307130" calcext:value-type="float">
            <text:p>307130</text:p>
          </table:table-cell>
        </table:table-row>
      </table:table>
      <table:table table:name="4.3" table:style-name="ta1">
        <table:table-column table:style-name="co1" table:default-cell-style-name="ce5"/>
        <table:table-column table:style-name="co1" table:default-cell-style-name="ce21"/>
        <table:table-column table:style-name="co1" table:default-cell-style-name="ce9"/>
        <table:table-row table:style-name="ro1">
          <table:table-cell table:style-name="ce3" office:value-type="string" calcext:value-type="string">
            <text:p>Rok_produkcji</text:p>
          </table:table-cell>
          <table:table-cell table:style-name="ce17" office:value-type="string" calcext:value-type="string">
            <text:p>marka</text:p>
          </table:table-cell>
          <table:table-cell table:style-name="ce7" office:value-type="string" calcext:value-type="string">
            <text:p>Count - Nr_rejestracyjny</text:p>
          </table:table-cell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8" office:value-type="string" calcext:value-type="string">
            <text:p>Iveco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19" office:value-type="string" calcext:value-type="string">
            <text:p>MAN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Mercedes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2008" calcext:value-type="float">
            <text:p>2008</text:p>
          </table:table-cell>
          <table:table-cell table:style-name="ce18" office:value-type="string" calcext:value-type="string">
            <text:p>Volvo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ve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ca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Volvo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ve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Volvo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Scania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ve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nau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can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Volvo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Scania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9" office:value-type="string" calcext:value-type="string">
            <text:p>DAF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Mercedes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19" office:value-type="string" calcext:value-type="string">
            <text:p>Mercedes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15"/>
          <table:table-cell table:style-name="ce20" office:value-type="string" calcext:value-type="string">
            <text:p>Volvo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Total Result</text:p>
          </table:table-cell>
          <table:table-cell table:style-name="ce22"/>
          <table:table-cell table:style-name="ce11" office:value-type="float" office:value="134" calcext:value-type="float">
            <text:p>134</text:p>
          </table:table-cell>
        </table:table-row>
      </table:table>
      <table:table table:name="4.4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arka_i_model</text:p>
          </table:table-cell>
          <table:table-cell office:value-type="string" calcext:value-type="string">
            <text:p>Nr_rejestracyjny</text:p>
          </table:table-cell>
          <table:table-cell table:style-name="Default" office:value-type="string" calcext:value-type="string">
            <text:p>Data_ostatniego_remontu</text:p>
          </table:table-cell>
          <table:table-cell office:value-type="string" calcext:value-type="string">
            <text:p>ile od ostatniego remontu</text:p>
          </table:table-cell>
        </table:table-row>
        <table:table-row table:style-name="ro1">
          <table:table-cell table:style-name="ce2" office:value-type="string" calcext:value-type="string">
            <text:p>Mercedes Atego</text:p>
          </table:table-cell>
          <table:table-cell table:style-name="ce2" office:value-type="string" calcext:value-type="string">
            <text:p>ERA 112 TR</text:p>
          </table:table-cell>
          <table:table-cell table:style-name="ce24" office:value-type="date" office:date-value="2015-01-10" calcext:value-type="date">
            <text:p>2015-01-10</text:p>
          </table:table-cell>
          <table:table-cell table:style-name="ce2" table:formula="of:=DATEDIF([.C2]; DATE(2017; 1; 1); &quot;d&quot;)" office:value-type="float" office:value="722" calcext:value-type="float">
            <text:p>722</text:p>
          </table:table-cell>
        </table:table-row>
        <table:table-row table:style-name="ro1">
          <table:table-cell table:style-name="ce2" office:value-type="string" calcext:value-type="string">
            <text:p>Iveco Strails</text:p>
          </table:table-cell>
          <table:table-cell table:style-name="ce2" office:value-type="string" calcext:value-type="string">
            <text:p>ERA 212 TR</text:p>
          </table:table-cell>
          <table:table-cell table:style-name="ce24" office:value-type="date" office:date-value="2015-01-24" calcext:value-type="date">
            <text:p>2015-01-24</text:p>
          </table:table-cell>
          <table:table-cell table:style-name="ce2" table:formula="of:=DATEDIF([.C3]; DATE(2017; 1; 1); &quot;d&quot;)" office:value-type="float" office:value="708" calcext:value-type="float">
            <text:p>708</text:p>
          </table:table-cell>
        </table:table-row>
        <table:table-row table:style-name="ro1">
          <table:table-cell table:style-name="ce2" office:value-type="string" calcext:value-type="string">
            <text:p>Iveco Strails</text:p>
          </table:table-cell>
          <table:table-cell table:style-name="ce2" office:value-type="string" calcext:value-type="string">
            <text:p>ERA 213 TR</text:p>
          </table:table-cell>
          <table:table-cell table:style-name="ce24" office:value-type="date" office:date-value="2015-01-24" calcext:value-type="date">
            <text:p>2015-01-24</text:p>
          </table:table-cell>
          <table:table-cell table:style-name="ce2" table:formula="of:=DATEDIF([.C4]; DATE(2017; 1; 1); &quot;d&quot;)" office:value-type="float" office:value="708" calcext:value-type="float">
            <text:p>708</text:p>
          </table:table-cell>
        </table:table-row>
        <table:table-row table:style-name="ro1">
          <table:table-cell table:style-name="ce2" office:value-type="string" calcext:value-type="string">
            <text:p>Iveco TrakkerEuro5</text:p>
          </table:table-cell>
          <table:table-cell table:style-name="ce2" office:value-type="string" calcext:value-type="string">
            <text:p>ERA 214 TR</text:p>
          </table:table-cell>
          <table:table-cell table:style-name="ce24" office:value-type="date" office:date-value="2015-01-24" calcext:value-type="date">
            <text:p>2015-01-24</text:p>
          </table:table-cell>
          <table:table-cell table:style-name="ce2" table:formula="of:=DATEDIF([.C5]; DATE(2017; 1; 1); &quot;d&quot;)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string" calcext:value-type="string">
            <text:p>ERA 211 TR</text:p>
          </table:table-cell>
          <table:table-cell office:value-type="date" office:date-value="2015-01-25" calcext:value-type="date">
            <text:p>2015-01-25</text:p>
          </table:table-cell>
          <table:table-cell table:formula="of:=DATEDIF([.C6]; DATE(2017; 1; 1); &quot;d&quot;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string" calcext:value-type="string">
            <text:p>ERA 135 TR</text:p>
          </table:table-cell>
          <table:table-cell office:value-type="date" office:date-value="2015-01-25" calcext:value-type="date">
            <text:p>2015-01-25</text:p>
          </table:table-cell>
          <table:table-cell table:formula="of:=DATEDIF([.C7]; DATE(2017; 1; 1); &quot;d&quot;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string" calcext:value-type="string">
            <text:p>ERA 209 TR</text:p>
          </table:table-cell>
          <table:table-cell office:value-type="date" office:date-value="2015-01-30" calcext:value-type="date">
            <text:p>2015-01-30</text:p>
          </table:table-cell>
          <table:table-cell table:formula="of:=DATEDIF([.C8]; DATE(2017; 1; 1); &quot;d&quot;)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Iveco Strails</text:p>
          </table:table-cell>
          <table:table-cell office:value-type="string" calcext:value-type="string">
            <text:p>ERA 210 TR</text:p>
          </table:table-cell>
          <table:table-cell office:value-type="date" office:date-value="2015-01-31" calcext:value-type="date">
            <text:p>2015-01-31</text:p>
          </table:table-cell>
          <table:table-cell table:formula="of:=DATEDIF([.C9]; DATE(2017; 1; 1); &quot;d&quot;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string" calcext:value-type="string">
            <text:p>ERA 215 TR</text:p>
          </table:table-cell>
          <table:table-cell office:value-type="date" office:date-value="2015-02-24" calcext:value-type="date">
            <text:p>2015-02-24</text:p>
          </table:table-cell>
          <table:table-cell table:formula="of:=DATEDIF([.C10]; DATE(2017; 1; 1); &quot;d&quot;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Iveco STRALIS</text:p>
          </table:table-cell>
          <table:table-cell office:value-type="string" calcext:value-type="string">
            <text:p>ERA 216 TR</text:p>
          </table:table-cell>
          <table:table-cell office:value-type="date" office:date-value="2015-02-24" calcext:value-type="date">
            <text:p>2015-02-24</text:p>
          </table:table-cell>
          <table:table-cell table:formula="of:=DATEDIF([.C11]; DATE(2017; 1; 1); &quot;d&quot;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42 TR</text:p>
          </table:table-cell>
          <table:table-cell office:value-type="date" office:date-value="2015-02-27" calcext:value-type="date">
            <text:p>2015-02-27</text:p>
          </table:table-cell>
          <table:table-cell table:formula="of:=DATEDIF([.C12]; DATE(2017; 1; 1); &quot;d&quot;)"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68 TR</text:p>
          </table:table-cell>
          <table:table-cell office:value-type="date" office:date-value="2015-02-27" calcext:value-type="date">
            <text:p>2015-02-27</text:p>
          </table:table-cell>
          <table:table-cell table:formula="of:=DATEDIF([.C13]; DATE(2017; 1; 1); &quot;d&quot;)"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DAF CF65</text:p>
          </table:table-cell>
          <table:table-cell office:value-type="string" calcext:value-type="string">
            <text:p>ERA 133 TR</text:p>
          </table:table-cell>
          <table:table-cell office:value-type="date" office:date-value="2015-03-04" calcext:value-type="date">
            <text:p>2015-03-04</text:p>
          </table:table-cell>
          <table:table-cell table:formula="of:=DATEDIF([.C14]; DATE(2017; 1; 1); &quot;d&quot;)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DAF CF65</text:p>
          </table:table-cell>
          <table:table-cell office:value-type="string" calcext:value-type="string">
            <text:p>ERA 186 TR</text:p>
          </table:table-cell>
          <table:table-cell office:value-type="date" office:date-value="2015-03-04" calcext:value-type="date">
            <text:p>2015-03-04</text:p>
          </table:table-cell>
          <table:table-cell table:formula="of:=DATEDIF([.C15]; DATE(2017; 1; 1); &quot;d&quot;)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17 TR</text:p>
          </table:table-cell>
          <table:table-cell office:value-type="date" office:date-value="2015-03-10" calcext:value-type="date">
            <text:p>2015-03-10</text:p>
          </table:table-cell>
          <table:table-cell table:formula="of:=DATEDIF([.C16]; DATE(2017; 1; 1); &quot;d&quot;)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40 TR</text:p>
          </table:table-cell>
          <table:table-cell office:value-type="date" office:date-value="2015-03-10" calcext:value-type="date">
            <text:p>2015-03-10</text:p>
          </table:table-cell>
          <table:table-cell table:formula="of:=DATEDIF([.C17]; DATE(2017; 1; 1); &quot;d&quot;)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string" calcext:value-type="string">
            <text:p>ERA 092 TR</text:p>
          </table:table-cell>
          <table:table-cell office:value-type="date" office:date-value="2015-03-12" calcext:value-type="date">
            <text:p>2015-03-12</text:p>
          </table:table-cell>
          <table:table-cell table:formula="of:=DATEDIF([.C18]; DATE(2017; 1; 1); &quot;d&quot;)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string" calcext:value-type="string">
            <text:p>ERA 119 TR</text:p>
          </table:table-cell>
          <table:table-cell office:value-type="date" office:date-value="2015-03-12" calcext:value-type="date">
            <text:p>2015-03-12</text:p>
          </table:table-cell>
          <table:table-cell table:formula="of:=DATEDIF([.C19]; DATE(2017; 1; 1); &quot;d&quot;)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Volvo FH</text:p>
          </table:table-cell>
          <table:table-cell office:value-type="string" calcext:value-type="string">
            <text:p>ERA 172 TR</text:p>
          </table:table-cell>
          <table:table-cell office:value-type="date" office:date-value="2015-03-12" calcext:value-type="date">
            <text:p>2015-03-12</text:p>
          </table:table-cell>
          <table:table-cell table:formula="of:=DATEDIF([.C20]; DATE(2017; 1; 1); &quot;d&quot;)"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string" calcext:value-type="string">
            <text:p>ERA 196 TR</text:p>
          </table:table-cell>
          <table:table-cell office:value-type="date" office:date-value="2015-03-20" calcext:value-type="date">
            <text:p>2015-03-20</text:p>
          </table:table-cell>
          <table:table-cell table:formula="of:=DATEDIF([.C21]; DATE(2017; 1; 1); &quot;d&quot;)"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string" calcext:value-type="string">
            <text:p>ERA 205 TR</text:p>
          </table:table-cell>
          <table:table-cell office:value-type="date" office:date-value="2015-03-20" calcext:value-type="date">
            <text:p>2015-03-20</text:p>
          </table:table-cell>
          <table:table-cell table:formula="of:=DATEDIF([.C22]; DATE(2017; 1; 1); &quot;d&quot;)"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75 TR</text:p>
          </table:table-cell>
          <table:table-cell office:value-type="date" office:date-value="2015-04-23" calcext:value-type="date">
            <text:p>2015-04-23</text:p>
          </table:table-cell>
          <table:table-cell table:formula="of:=DATEDIF([.C23]; DATE(2017; 1; 1); &quot;d&quot;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83 TR</text:p>
          </table:table-cell>
          <table:table-cell office:value-type="date" office:date-value="2015-04-23" calcext:value-type="date">
            <text:p>2015-04-23</text:p>
          </table:table-cell>
          <table:table-cell table:formula="of:=DATEDIF([.C24]; DATE(2017; 1; 1); &quot;d&quot;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Iveco 100E</text:p>
          </table:table-cell>
          <table:table-cell office:value-type="string" calcext:value-type="string">
            <text:p>ERA 114 TR</text:p>
          </table:table-cell>
          <table:table-cell office:value-type="date" office:date-value="2015-06-02" calcext:value-type="date">
            <text:p>2015-06-02</text:p>
          </table:table-cell>
          <table:table-cell table:formula="of:=DATEDIF([.C25]; DATE(2017; 1; 1); &quot;d&quot;)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Iveco 100E</text:p>
          </table:table-cell>
          <table:table-cell office:value-type="string" calcext:value-type="string">
            <text:p>ERA 136 TR</text:p>
          </table:table-cell>
          <table:table-cell office:value-type="date" office:date-value="2015-06-02" calcext:value-type="date">
            <text:p>2015-06-02</text:p>
          </table:table-cell>
          <table:table-cell table:formula="of:=DATEDIF([.C26]; DATE(2017; 1; 1); &quot;d&quot;)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string" calcext:value-type="string">
            <text:p>ERA 106 TR</text:p>
          </table:table-cell>
          <table:table-cell office:value-type="date" office:date-value="2015-06-19" calcext:value-type="date">
            <text:p>2015-06-19</text:p>
          </table:table-cell>
          <table:table-cell table:formula="of:=DATEDIF([.C27]; DATE(2017; 1; 1); &quot;d&quot;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string" calcext:value-type="string">
            <text:p>ERA 141 TR</text:p>
          </table:table-cell>
          <table:table-cell office:value-type="date" office:date-value="2015-06-19" calcext:value-type="date">
            <text:p>2015-06-19</text:p>
          </table:table-cell>
          <table:table-cell table:formula="of:=DATEDIF([.C28]; DATE(2017; 1; 1); &quot;d&quot;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Mercedes Atego</text:p>
          </table:table-cell>
          <table:table-cell office:value-type="string" calcext:value-type="string">
            <text:p>ERA 147 TR</text:p>
          </table:table-cell>
          <table:table-cell office:value-type="date" office:date-value="2015-06-19" calcext:value-type="date">
            <text:p>2015-06-19</text:p>
          </table:table-cell>
          <table:table-cell table:formula="of:=DATEDIF([.C29]; DATE(2017; 1; 1); &quot;d&quot;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Renault D10</text:p>
          </table:table-cell>
          <table:table-cell office:value-type="string" calcext:value-type="string">
            <text:p>ERA 157 TR</text:p>
          </table:table-cell>
          <table:table-cell office:value-type="date" office:date-value="2015-06-19" calcext:value-type="date">
            <text:p>2015-06-19</text:p>
          </table:table-cell>
          <table:table-cell table:formula="of:=DATEDIF([.C30]; DATE(2017; 1; 1); &quot;d&quot;)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7 TR</text:p>
          </table:table-cell>
          <table:table-cell office:value-type="date" office:date-value="2015-06-30" calcext:value-type="date">
            <text:p>2015-06-30</text:p>
          </table:table-cell>
          <table:table-cell table:formula="of:=DATEDIF([.C31]; DATE(2017; 1; 1); &quot;d&quot;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05 TR</text:p>
          </table:table-cell>
          <table:table-cell office:value-type="date" office:date-value="2015-06-30" calcext:value-type="date">
            <text:p>2015-06-30</text:p>
          </table:table-cell>
          <table:table-cell table:formula="of:=DATEDIF([.C32]; DATE(2017; 1; 1); &quot;d&quot;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4 TR</text:p>
          </table:table-cell>
          <table:table-cell office:value-type="date" office:date-value="2015-06-30" calcext:value-type="date">
            <text:p>2015-06-30</text:p>
          </table:table-cell>
          <table:table-cell table:formula="of:=DATEDIF([.C33]; DATE(2017; 1; 1); &quot;d&quot;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8 TR</text:p>
          </table:table-cell>
          <table:table-cell office:value-type="date" office:date-value="2015-06-30" calcext:value-type="date">
            <text:p>2015-06-30</text:p>
          </table:table-cell>
          <table:table-cell table:formula="of:=DATEDIF([.C34]; DATE(2017; 1; 1); &quot;d&quot;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06 TR</text:p>
          </table:table-cell>
          <table:table-cell office:value-type="date" office:date-value="2015-06-30" calcext:value-type="date">
            <text:p>2015-06-30</text:p>
          </table:table-cell>
          <table:table-cell table:formula="of:=DATEDIF([.C35]; DATE(2017; 1; 1); &quot;d&quot;)"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office:value-type="string" calcext:value-type="string">
            <text:p>ERA 100 TR</text:p>
          </table:table-cell>
          <table:table-cell office:value-type="date" office:date-value="2015-07-09" calcext:value-type="date">
            <text:p>2015-07-09</text:p>
          </table:table-cell>
          <table:table-cell table:formula="of:=DATEDIF([.C36]; DATE(2017; 1; 1); &quot;d&quot;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Scania L94</text:p>
          </table:table-cell>
          <table:table-cell office:value-type="string" calcext:value-type="string">
            <text:p>ERA 111 TR</text:p>
          </table:table-cell>
          <table:table-cell office:value-type="date" office:date-value="2015-07-09" calcext:value-type="date">
            <text:p>2015-07-09</text:p>
          </table:table-cell>
          <table:table-cell table:formula="of:=DATEDIF([.C37]; DATE(2017; 1; 1); &quot;d&quot;)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string" calcext:value-type="string">
            <text:p>ERA 104 TR</text:p>
          </table:table-cell>
          <table:table-cell office:value-type="date" office:date-value="2015-07-23" calcext:value-type="date">
            <text:p>2015-07-23</text:p>
          </table:table-cell>
          <table:table-cell table:formula="of:=DATEDIF([.C38]; DATE(2017; 1; 1); &quot;d&quot;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Iveco EuroCargo</text:p>
          </table:table-cell>
          <table:table-cell office:value-type="string" calcext:value-type="string">
            <text:p>ERA 176 TR</text:p>
          </table:table-cell>
          <table:table-cell office:value-type="date" office:date-value="2015-07-23" calcext:value-type="date">
            <text:p>2015-07-23</text:p>
          </table:table-cell>
          <table:table-cell table:formula="of:=DATEDIF([.C39]; DATE(2017; 1; 1); &quot;d&quot;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string" calcext:value-type="string">
            <text:p>ERA 095 TR</text:p>
          </table:table-cell>
          <table:table-cell office:value-type="date" office:date-value="2015-07-25" calcext:value-type="date">
            <text:p>2015-07-25</text:p>
          </table:table-cell>
          <table:table-cell table:formula="of:=DATEDIF([.C40]; DATE(2017; 1; 1); &quot;d&quot;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string" calcext:value-type="string">
            <text:p>ERA 097 TR</text:p>
          </table:table-cell>
          <table:table-cell office:value-type="date" office:date-value="2015-07-25" calcext:value-type="date">
            <text:p>2015-07-25</text:p>
          </table:table-cell>
          <table:table-cell table:formula="of:=DATEDIF([.C41]; DATE(2017; 1; 1); &quot;d&quot;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string" calcext:value-type="string">
            <text:p>ERA 108 TR</text:p>
          </table:table-cell>
          <table:table-cell office:value-type="date" office:date-value="2015-07-25" calcext:value-type="date">
            <text:p>2015-07-25</text:p>
          </table:table-cell>
          <table:table-cell table:formula="of:=DATEDIF([.C42]; DATE(2017; 1; 1); &quot;d&quot;)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string" calcext:value-type="string">
            <text:p>ERA 146 TR</text:p>
          </table:table-cell>
          <table:table-cell office:value-type="date" office:date-value="2015-08-10" calcext:value-type="date">
            <text:p>2015-08-10</text:p>
          </table:table-cell>
          <table:table-cell table:formula="of:=DATEDIF([.C43]; DATE(2017; 1; 1); &quot;d&quot;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Renault Midlum</text:p>
          </table:table-cell>
          <table:table-cell office:value-type="string" calcext:value-type="string">
            <text:p>ERA 159 TR</text:p>
          </table:table-cell>
          <table:table-cell office:value-type="date" office:date-value="2015-08-10" calcext:value-type="date">
            <text:p>2015-08-10</text:p>
          </table:table-cell>
          <table:table-cell table:formula="of:=DATEDIF([.C44]; DATE(2017; 1; 1); &quot;d&quot;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string" calcext:value-type="string">
            <text:p>ERA 227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45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string" calcext:value-type="string">
            <text:p>ERA 228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46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Magnum</text:p>
          </table:table-cell>
          <table:table-cell office:value-type="string" calcext:value-type="string">
            <text:p>ERA 226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47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string" calcext:value-type="string">
            <text:p>ERA 158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48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R385</text:p>
          </table:table-cell>
          <table:table-cell office:value-type="string" calcext:value-type="string">
            <text:p>ERA 160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49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string" calcext:value-type="string">
            <text:p>ERA 230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50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nault Pelen</text:p>
          </table:table-cell>
          <table:table-cell office:value-type="string" calcext:value-type="string">
            <text:p>ERA 229 TR</text:p>
          </table:table-cell>
          <table:table-cell office:value-type="date" office:date-value="2015-08-20" calcext:value-type="date">
            <text:p>2015-08-20</text:p>
          </table:table-cell>
          <table:table-cell table:formula="of:=DATEDIF([.C51]; DATE(2017; 1; 1); &quot;d&quot;)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AF CF75</text:p>
          </table:table-cell>
          <table:table-cell office:value-type="string" calcext:value-type="string">
            <text:p>ERA 143 TR</text:p>
          </table:table-cell>
          <table:table-cell office:value-type="date" office:date-value="2015-09-21" calcext:value-type="date">
            <text:p>2015-09-21</text:p>
          </table:table-cell>
          <table:table-cell table:formula="of:=DATEDIF([.C52]; DATE(2017; 1; 1); &quot;d&quot;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DAF CF75</text:p>
          </table:table-cell>
          <table:table-cell office:value-type="string" calcext:value-type="string">
            <text:p>ERA 184 TR</text:p>
          </table:table-cell>
          <table:table-cell office:value-type="date" office:date-value="2015-09-21" calcext:value-type="date">
            <text:p>2015-09-21</text:p>
          </table:table-cell>
          <table:table-cell table:formula="of:=DATEDIF([.C53]; DATE(2017; 1; 1); &quot;d&quot;)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string" calcext:value-type="string">
            <text:p>ERA 093 TR</text:p>
          </table:table-cell>
          <table:table-cell office:value-type="date" office:date-value="2015-09-24" calcext:value-type="date">
            <text:p>2015-09-24</text:p>
          </table:table-cell>
          <table:table-cell table:formula="of:=DATEDIF([.C54]; DATE(2017; 1; 1); &quot;d&quot;)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string" calcext:value-type="string">
            <text:p>ERA 120 TR</text:p>
          </table:table-cell>
          <table:table-cell office:value-type="date" office:date-value="2015-09-24" calcext:value-type="date">
            <text:p>2015-09-24</text:p>
          </table:table-cell>
          <table:table-cell table:formula="of:=DATEDIF([.C55]; DATE(2017; 1; 1); &quot;d&quot;)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Volvo FM</text:p>
          </table:table-cell>
          <table:table-cell office:value-type="string" calcext:value-type="string">
            <text:p>ERA 173 TR</text:p>
          </table:table-cell>
          <table:table-cell office:value-type="date" office:date-value="2015-09-24" calcext:value-type="date">
            <text:p>2015-09-24</text:p>
          </table:table-cell>
          <table:table-cell table:formula="of:=DATEDIF([.C56]; DATE(2017; 1; 1); &quot;d&quot;)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MAN TGA41</text:p>
          </table:table-cell>
          <table:table-cell office:value-type="string" calcext:value-type="string">
            <text:p>ERA 116 TR</text:p>
          </table:table-cell>
          <table:table-cell office:value-type="date" office:date-value="2015-09-25" calcext:value-type="date">
            <text:p>2015-09-25</text:p>
          </table:table-cell>
          <table:table-cell table:formula="of:=DATEDIF([.C57]; DATE(2017; 1; 1); &quot;d&quot;)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MAN TGA41</text:p>
          </table:table-cell>
          <table:table-cell office:value-type="string" calcext:value-type="string">
            <text:p>ERA 194 TR</text:p>
          </table:table-cell>
          <table:table-cell office:value-type="date" office:date-value="2015-09-25" calcext:value-type="date">
            <text:p>2015-09-25</text:p>
          </table:table-cell>
          <table:table-cell table:formula="of:=DATEDIF([.C58]; DATE(2017; 1; 1); &quot;d&quot;)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DAF CF85</text:p>
          </table:table-cell>
          <table:table-cell office:value-type="string" calcext:value-type="string">
            <text:p>ERA 103 TR</text:p>
          </table:table-cell>
          <table:table-cell office:value-type="date" office:date-value="2015-10-01" calcext:value-type="date">
            <text:p>2015-10-01</text:p>
          </table:table-cell>
          <table:table-cell table:formula="of:=DATEDIF([.C59]; DATE(2017; 1; 1); &quot;d&quot;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DAF CF85</text:p>
          </table:table-cell>
          <table:table-cell office:value-type="string" calcext:value-type="string">
            <text:p>ERA 162 TR</text:p>
          </table:table-cell>
          <table:table-cell office:value-type="date" office:date-value="2015-10-01" calcext:value-type="date">
            <text:p>2015-10-01</text:p>
          </table:table-cell>
          <table:table-cell table:formula="of:=DATEDIF([.C60]; DATE(2017; 1; 1); &quot;d&quot;)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134 TR</text:p>
          </table:table-cell>
          <table:table-cell office:value-type="date" office:date-value="2015-10-09" calcext:value-type="date">
            <text:p>2015-10-09</text:p>
          </table:table-cell>
          <table:table-cell table:formula="of:=DATEDIF([.C61]; DATE(2017; 1; 1); &quot;d&quot;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206 TR</text:p>
          </table:table-cell>
          <table:table-cell office:value-type="date" office:date-value="2015-10-09" calcext:value-type="date">
            <text:p>2015-10-09</text:p>
          </table:table-cell>
          <table:table-cell table:formula="of:=DATEDIF([.C62]; DATE(2017; 1; 1); &quot;d&quot;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118 TR</text:p>
          </table:table-cell>
          <table:table-cell office:value-type="date" office:date-value="2015-10-20" calcext:value-type="date">
            <text:p>2015-10-20</text:p>
          </table:table-cell>
          <table:table-cell table:formula="of:=DATEDIF([.C63]; DATE(2017; 1; 1); &quot;d&quot;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171 TR</text:p>
          </table:table-cell>
          <table:table-cell office:value-type="date" office:date-value="2015-10-20" calcext:value-type="date">
            <text:p>2015-10-20</text:p>
          </table:table-cell>
          <table:table-cell table:formula="of:=DATEDIF([.C64]; DATE(2017; 1; 1); &quot;d&quot;)"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string" calcext:value-type="string">
            <text:p>ERA 099 TR</text:p>
          </table:table-cell>
          <table:table-cell office:value-type="date" office:date-value="2015-10-30" calcext:value-type="date">
            <text:p>2015-10-30</text:p>
          </table:table-cell>
          <table:table-cell table:formula="of:=DATEDIF([.C65]; DATE(2017; 1; 1); &quot;d&quot;)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Mercedes Sided</text:p>
          </table:table-cell>
          <table:table-cell office:value-type="string" calcext:value-type="string">
            <text:p>ERA 144 TR</text:p>
          </table:table-cell>
          <table:table-cell office:value-type="date" office:date-value="2015-10-30" calcext:value-type="date">
            <text:p>2015-10-30</text:p>
          </table:table-cell>
          <table:table-cell table:formula="of:=DATEDIF([.C66]; DATE(2017; 1; 1); &quot;d&quot;)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32 TR</text:p>
          </table:table-cell>
          <table:table-cell office:value-type="date" office:date-value="2015-11-01" calcext:value-type="date">
            <text:p>2015-11-01</text:p>
          </table:table-cell>
          <table:table-cell table:formula="of:=DATEDIF([.C67]; DATE(2017; 1; 1); &quot;d&quot;)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61 TR</text:p>
          </table:table-cell>
          <table:table-cell office:value-type="date" office:date-value="2015-11-01" calcext:value-type="date">
            <text:p>2015-11-01</text:p>
          </table:table-cell>
          <table:table-cell table:formula="of:=DATEDIF([.C68]; DATE(2017; 1; 1); &quot;d&quot;)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07 TR</text:p>
          </table:table-cell>
          <table:table-cell office:value-type="date" office:date-value="2015-11-21" calcext:value-type="date">
            <text:p>2015-11-21</text:p>
          </table:table-cell>
          <table:table-cell table:formula="of:=DATEDIF([.C69]; DATE(2017; 1; 1); &quot;d&quot;)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78 TR</text:p>
          </table:table-cell>
          <table:table-cell office:value-type="date" office:date-value="2015-11-21" calcext:value-type="date">
            <text:p>2015-11-21</text:p>
          </table:table-cell>
          <table:table-cell table:formula="of:=DATEDIF([.C70]; DATE(2017; 1; 1); &quot;d&quot;)"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string" calcext:value-type="string">
            <text:p>ERA 187 TR</text:p>
          </table:table-cell>
          <table:table-cell office:value-type="date" office:date-value="2015-11-26" calcext:value-type="date">
            <text:p>2015-11-26</text:p>
          </table:table-cell>
          <table:table-cell table:formula="of:=DATEDIF([.C71]; DATE(2017; 1; 1); &quot;d&quot;)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string" calcext:value-type="string">
            <text:p>ERA 192 TR</text:p>
          </table:table-cell>
          <table:table-cell office:value-type="date" office:date-value="2015-11-26" calcext:value-type="date">
            <text:p>2015-11-26</text:p>
          </table:table-cell>
          <table:table-cell table:formula="of:=DATEDIF([.C72]; DATE(2017; 1; 1); &quot;d&quot;)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MAN TGA18</text:p>
          </table:table-cell>
          <table:table-cell office:value-type="string" calcext:value-type="string">
            <text:p>ERA 193 TR</text:p>
          </table:table-cell>
          <table:table-cell office:value-type="date" office:date-value="2015-12-06" calcext:value-type="date">
            <text:p>2015-12-06</text:p>
          </table:table-cell>
          <table:table-cell table:formula="of:=DATEDIF([.C73]; DATE(2017; 1; 1); &quot;d&quot;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MAN TGA18</text:p>
          </table:table-cell>
          <table:table-cell office:value-type="string" calcext:value-type="string">
            <text:p>ERA 195 TR</text:p>
          </table:table-cell>
          <table:table-cell office:value-type="date" office:date-value="2015-12-06" calcext:value-type="date">
            <text:p>2015-12-06</text:p>
          </table:table-cell>
          <table:table-cell table:formula="of:=DATEDIF([.C74]; DATE(2017; 1; 1); &quot;d&quot;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15 TR</text:p>
          </table:table-cell>
          <table:table-cell office:value-type="date" office:date-value="2015-12-27" calcext:value-type="date">
            <text:p>2015-12-27</text:p>
          </table:table-cell>
          <table:table-cell table:formula="of:=DATEDIF([.C75]; DATE(2017; 1; 1); &quot;d&quot;)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DAF LF45</text:p>
          </table:table-cell>
          <table:table-cell office:value-type="string" calcext:value-type="string">
            <text:p>ERA 169 TR</text:p>
          </table:table-cell>
          <table:table-cell office:value-type="date" office:date-value="2015-12-27" calcext:value-type="date">
            <text:p>2015-12-27</text:p>
          </table:table-cell>
          <table:table-cell table:formula="of:=DATEDIF([.C76]; DATE(2017; 1; 1); &quot;d&quot;)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10 TR</text:p>
          </table:table-cell>
          <table:table-cell office:value-type="date" office:date-value="2016-01-07" calcext:value-type="date">
            <text:p>2016-01-07</text:p>
          </table:table-cell>
          <table:table-cell table:formula="of:=DATEDIF([.C77]; DATE(2017; 1; 1); &quot;d&quot;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66 TR</text:p>
          </table:table-cell>
          <table:table-cell office:value-type="date" office:date-value="2016-01-07" calcext:value-type="date">
            <text:p>2016-01-07</text:p>
          </table:table-cell>
          <table:table-cell table:formula="of:=DATEDIF([.C78]; DATE(2017; 1; 1); &quot;d&quot;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string" calcext:value-type="string">
            <text:p>ERA 102 TR</text:p>
          </table:table-cell>
          <table:table-cell office:value-type="date" office:date-value="2016-01-10" calcext:value-type="date">
            <text:p>2016-01-10</text:p>
          </table:table-cell>
          <table:table-cell table:formula="of:=DATEDIF([.C79]; DATE(2017; 1; 1); &quot;d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string" calcext:value-type="string">
            <text:p>ERA 302 TR</text:p>
          </table:table-cell>
          <table:table-cell office:value-type="date" office:date-value="2016-01-10" calcext:value-type="date">
            <text:p>2016-01-10</text:p>
          </table:table-cell>
          <table:table-cell table:formula="of:=DATEDIF([.C80]; DATE(2017; 1; 1); &quot;d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string" calcext:value-type="string">
            <text:p>ERA 388 TR</text:p>
          </table:table-cell>
          <table:table-cell office:value-type="date" office:date-value="2016-01-10" calcext:value-type="date">
            <text:p>2016-01-10</text:p>
          </table:table-cell>
          <table:table-cell table:formula="of:=DATEDIF([.C81]; DATE(2017; 1; 1); &quot;d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cania M93</text:p>
          </table:table-cell>
          <table:table-cell office:value-type="string" calcext:value-type="string">
            <text:p>ERA 188 TR</text:p>
          </table:table-cell>
          <table:table-cell office:value-type="date" office:date-value="2016-01-10" calcext:value-type="date">
            <text:p>2016-01-10</text:p>
          </table:table-cell>
          <table:table-cell table:formula="of:=DATEDIF([.C82]; DATE(2017; 1; 1); &quot;d&quot;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string" calcext:value-type="string">
            <text:p>ERA 094 TR</text:p>
          </table:table-cell>
          <table:table-cell office:value-type="date" office:date-value="2016-01-13" calcext:value-type="date">
            <text:p>2016-01-13</text:p>
          </table:table-cell>
          <table:table-cell table:formula="of:=DATEDIF([.C83]; DATE(2017; 1; 1); &quot;d&quot;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string" calcext:value-type="string">
            <text:p>ERA 096 TR</text:p>
          </table:table-cell>
          <table:table-cell office:value-type="date" office:date-value="2016-01-13" calcext:value-type="date">
            <text:p>2016-01-13</text:p>
          </table:table-cell>
          <table:table-cell table:formula="of:=DATEDIF([.C84]; DATE(2017; 1; 1); &quot;d&quot;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Volvo FMX</text:p>
          </table:table-cell>
          <table:table-cell office:value-type="string" calcext:value-type="string">
            <text:p>ERA 340 TR</text:p>
          </table:table-cell>
          <table:table-cell office:value-type="date" office:date-value="2016-01-13" calcext:value-type="date">
            <text:p>2016-01-13</text:p>
          </table:table-cell>
          <table:table-cell table:formula="of:=DATEDIF([.C85]; DATE(2017; 1; 1); &quot;d&quot;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394 TR</text:p>
          </table:table-cell>
          <table:table-cell office:value-type="date" office:date-value="2016-01-13" calcext:value-type="date">
            <text:p>2016-01-13</text:p>
          </table:table-cell>
          <table:table-cell table:formula="of:=DATEDIF([.C86]; DATE(2017; 1; 1); &quot;d&quot;)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string" calcext:value-type="string">
            <text:p>ERA 101 TR</text:p>
          </table:table-cell>
          <table:table-cell office:value-type="date" office:date-value="2016-01-16" calcext:value-type="date">
            <text:p>2016-01-16</text:p>
          </table:table-cell>
          <table:table-cell table:formula="of:=DATEDIF([.C87]; DATE(2017; 1; 1); &quot;d&quot;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olvo FL</text:p>
          </table:table-cell>
          <table:table-cell office:value-type="string" calcext:value-type="string">
            <text:p>ERA 098 TR</text:p>
          </table:table-cell>
          <table:table-cell office:value-type="date" office:date-value="2016-01-16" calcext:value-type="date">
            <text:p>2016-01-16</text:p>
          </table:table-cell>
          <table:table-cell table:formula="of:=DATEDIF([.C88]; DATE(2017; 1; 1); &quot;d&quot;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olvo FL</text:p>
          </table:table-cell>
          <table:table-cell office:value-type="string" calcext:value-type="string">
            <text:p>ERA 109 TR</text:p>
          </table:table-cell>
          <table:table-cell office:value-type="date" office:date-value="2016-01-16" calcext:value-type="date">
            <text:p>2016-01-16</text:p>
          </table:table-cell>
          <table:table-cell table:formula="of:=DATEDIF([.C89]; DATE(2017; 1; 1); &quot;d&quot;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olvo FE</text:p>
          </table:table-cell>
          <table:table-cell office:value-type="string" calcext:value-type="string">
            <text:p>ERA 145 TR</text:p>
          </table:table-cell>
          <table:table-cell office:value-type="date" office:date-value="2016-01-16" calcext:value-type="date">
            <text:p>2016-01-16</text:p>
          </table:table-cell>
          <table:table-cell table:formula="of:=DATEDIF([.C90]; DATE(2017; 1; 1); &quot;d&quot;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string" calcext:value-type="string">
            <text:p>ERA 248 TR</text:p>
          </table:table-cell>
          <table:table-cell office:value-type="date" office:date-value="2016-02-15" calcext:value-type="date">
            <text:p>2016-02-15</text:p>
          </table:table-cell>
          <table:table-cell table:formula="of:=DATEDIF([.C91]; DATE(2017; 1; 1); &quot;d&quot;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Volvo FH13-500</text:p>
          </table:table-cell>
          <table:table-cell office:value-type="string" calcext:value-type="string">
            <text:p>ERA 247 TR</text:p>
          </table:table-cell>
          <table:table-cell office:value-type="date" office:date-value="2016-02-15" calcext:value-type="date">
            <text:p>2016-02-15</text:p>
          </table:table-cell>
          <table:table-cell table:formula="of:=DATEDIF([.C92]; DATE(2017; 1; 1); &quot;d&quot;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31 TR</text:p>
          </table:table-cell>
          <table:table-cell office:value-type="date" office:date-value="2016-03-10" calcext:value-type="date">
            <text:p>2016-03-10</text:p>
          </table:table-cell>
          <table:table-cell table:formula="of:=DATEDIF([.C93]; DATE(2017; 1; 1); &quot;d&quot;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Renault Premium</text:p>
          </table:table-cell>
          <table:table-cell office:value-type="string" calcext:value-type="string">
            <text:p>ERA 174 TR</text:p>
          </table:table-cell>
          <table:table-cell office:value-type="date" office:date-value="2016-03-10" calcext:value-type="date">
            <text:p>2016-03-10</text:p>
          </table:table-cell>
          <table:table-cell table:formula="of:=DATEDIF([.C94]; DATE(2017; 1; 1); &quot;d&quot;)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string" calcext:value-type="string">
            <text:p>ERA 232 TR</text:p>
          </table:table-cell>
          <table:table-cell office:value-type="date" office:date-value="2016-03-15" calcext:value-type="date">
            <text:p>2016-03-15</text:p>
          </table:table-cell>
          <table:table-cell table:formula="of:=DATEDIF([.C95]; DATE(2017; 1; 1); &quot;d&quot;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string" calcext:value-type="string">
            <text:p>ERA 233 TR</text:p>
          </table:table-cell>
          <table:table-cell office:value-type="date" office:date-value="2016-03-15" calcext:value-type="date">
            <text:p>2016-03-15</text:p>
          </table:table-cell>
          <table:table-cell table:formula="of:=DATEDIF([.C96]; DATE(2017; 1; 1); &quot;d&quot;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string" calcext:value-type="string">
            <text:p>ERA 231 TR</text:p>
          </table:table-cell>
          <table:table-cell office:value-type="date" office:date-value="2016-03-15" calcext:value-type="date">
            <text:p>2016-03-15</text:p>
          </table:table-cell>
          <table:table-cell table:formula="of:=DATEDIF([.C97]; DATE(2017; 1; 1); &quot;d&quot;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string" calcext:value-type="string">
            <text:p>ERA 234 TR</text:p>
          </table:table-cell>
          <table:table-cell office:value-type="date" office:date-value="2016-03-15" calcext:value-type="date">
            <text:p>2016-03-15</text:p>
          </table:table-cell>
          <table:table-cell table:formula="of:=DATEDIF([.C98]; DATE(2017; 1; 1); &quot;d&quot;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cania R420</text:p>
          </table:table-cell>
          <table:table-cell office:value-type="string" calcext:value-type="string">
            <text:p>ERA 235 TR</text:p>
          </table:table-cell>
          <table:table-cell office:value-type="date" office:date-value="2016-03-15" calcext:value-type="date">
            <text:p>2016-03-15</text:p>
          </table:table-cell>
          <table:table-cell table:formula="of:=DATEDIF([.C99]; DATE(2017; 1; 1); &quot;d&quot;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37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0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36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1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38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2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40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3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41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4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cania R500</text:p>
          </table:table-cell>
          <table:table-cell office:value-type="string" calcext:value-type="string">
            <text:p>ERA 239 TR</text:p>
          </table:table-cell>
          <table:table-cell office:value-type="date" office:date-value="2016-04-02" calcext:value-type="date">
            <text:p>2016-04-02</text:p>
          </table:table-cell>
          <table:table-cell table:formula="of:=DATEDIF([.C105]; DATE(2017; 1; 1); &quot;d&quot;)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AN TGA33</text:p>
          </table:table-cell>
          <table:table-cell office:value-type="string" calcext:value-type="string">
            <text:p>ERA 105 TR</text:p>
          </table:table-cell>
          <table:table-cell office:value-type="date" office:date-value="2016-04-07" calcext:value-type="date">
            <text:p>2016-04-07</text:p>
          </table:table-cell>
          <table:table-cell table:formula="of:=DATEDIF([.C106]; DATE(2017; 1; 1); &quot;d&quot;)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MAN TGA33</text:p>
          </table:table-cell>
          <table:table-cell office:value-type="string" calcext:value-type="string">
            <text:p>ERA 177 TR</text:p>
          </table:table-cell>
          <table:table-cell office:value-type="date" office:date-value="2016-04-07" calcext:value-type="date">
            <text:p>2016-04-07</text:p>
          </table:table-cell>
          <table:table-cell table:formula="of:=DATEDIF([.C107]; DATE(2017; 1; 1); &quot;d&quot;)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70 TR</text:p>
          </table:table-cell>
          <table:table-cell office:value-type="date" office:date-value="2016-04-16" calcext:value-type="date">
            <text:p>2016-04-16</text:p>
          </table:table-cell>
          <table:table-cell table:formula="of:=DATEDIF([.C108]; DATE(2017; 1; 1); &quot;d&quot;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97 TR</text:p>
          </table:table-cell>
          <table:table-cell office:value-type="date" office:date-value="2016-04-16" calcext:value-type="date">
            <text:p>2016-04-16</text:p>
          </table:table-cell>
          <table:table-cell table:formula="of:=DATEDIF([.C109]; DATE(2017; 1; 1); &quot;d&quot;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221 TR</text:p>
          </table:table-cell>
          <table:table-cell office:value-type="date" office:date-value="2016-04-21" calcext:value-type="date">
            <text:p>2016-04-21</text:p>
          </table:table-cell>
          <table:table-cell table:formula="of:=DATEDIF([.C110]; DATE(2017; 1; 1); &quot;d&quot;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225 TR</text:p>
          </table:table-cell>
          <table:table-cell office:value-type="date" office:date-value="2016-04-21" calcext:value-type="date">
            <text:p>2016-04-21</text:p>
          </table:table-cell>
          <table:table-cell table:formula="of:=DATEDIF([.C111]; DATE(2017; 1; 1); &quot;d&quot;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220 TR</text:p>
          </table:table-cell>
          <table:table-cell office:value-type="date" office:date-value="2016-04-21" calcext:value-type="date">
            <text:p>2016-04-21</text:p>
          </table:table-cell>
          <table:table-cell table:formula="of:=DATEDIF([.C112]; DATE(2017; 1; 1); &quot;d&quot;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rcedes Actros</text:p>
          </table:table-cell>
          <table:table-cell office:value-type="string" calcext:value-type="string">
            <text:p>ERA 222 TR</text:p>
          </table:table-cell>
          <table:table-cell office:value-type="date" office:date-value="2016-04-21" calcext:value-type="date">
            <text:p>2016-04-21</text:p>
          </table:table-cell>
          <table:table-cell table:formula="of:=DATEDIF([.C113]; DATE(2017; 1; 1); &quot;d&quot;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rcedes Axor</text:p>
          </table:table-cell>
          <table:table-cell office:value-type="string" calcext:value-type="string">
            <text:p>ERA 223 TR</text:p>
          </table:table-cell>
          <table:table-cell office:value-type="date" office:date-value="2016-04-23" calcext:value-type="date">
            <text:p>2016-04-23</text:p>
          </table:table-cell>
          <table:table-cell table:formula="of:=DATEDIF([.C114]; DATE(2017; 1; 1); &quot;d&quot;)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AN TGA</text:p>
          </table:table-cell>
          <table:table-cell office:value-type="string" calcext:value-type="string">
            <text:p>ERA 217 TR</text:p>
          </table:table-cell>
          <table:table-cell office:value-type="date" office:date-value="2016-05-30" calcext:value-type="date">
            <text:p>2016-05-30</text:p>
          </table:table-cell>
          <table:table-cell table:formula="of:=DATEDIF([.C115]; DATE(2017; 1; 1); &quot;d&quot;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AN TGX</text:p>
          </table:table-cell>
          <table:table-cell office:value-type="string" calcext:value-type="string">
            <text:p>ERA 218 TR</text:p>
          </table:table-cell>
          <table:table-cell office:value-type="date" office:date-value="2016-05-30" calcext:value-type="date">
            <text:p>2016-05-30</text:p>
          </table:table-cell>
          <table:table-cell table:formula="of:=DATEDIF([.C116]; DATE(2017; 1; 1); &quot;d&quot;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AN TGS</text:p>
          </table:table-cell>
          <table:table-cell office:value-type="string" calcext:value-type="string">
            <text:p>ERA 219 TR</text:p>
          </table:table-cell>
          <table:table-cell office:value-type="date" office:date-value="2016-05-30" calcext:value-type="date">
            <text:p>2016-05-30</text:p>
          </table:table-cell>
          <table:table-cell table:formula="of:=DATEDIF([.C117]; DATE(2017; 1; 1); &quot;d&quot;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13 TR</text:p>
          </table:table-cell>
          <table:table-cell office:value-type="date" office:date-value="2016-11-07" calcext:value-type="date">
            <text:p>2016-11-07</text:p>
          </table:table-cell>
          <table:table-cell table:formula="of:=DATEDIF([.C118]; DATE(2017; 1; 1); 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N TGL</text:p>
          </table:table-cell>
          <table:table-cell office:value-type="string" calcext:value-type="string">
            <text:p>ERA 185 TR</text:p>
          </table:table-cell>
          <table:table-cell office:value-type="date" office:date-value="2016-11-07" calcext:value-type="date">
            <text:p>2016-11-07</text:p>
          </table:table-cell>
          <table:table-cell table:formula="of:=DATEDIF([.C119]; DATE(2017; 1; 1); 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393 TR</text:p>
          </table:table-cell>
          <table:table-cell office:value-type="date" office:date-value="2016-11-07" calcext:value-type="date">
            <text:p>2016-11-07</text:p>
          </table:table-cell>
          <table:table-cell table:formula="of:=DATEDIF([.C120]; DATE(2017; 1; 1); 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94 TR</text:p>
          </table:table-cell>
          <table:table-cell office:value-type="date" office:date-value="2016-11-07" calcext:value-type="date">
            <text:p>2016-11-07</text:p>
          </table:table-cell>
          <table:table-cell table:formula="of:=DATEDIF([.C121]; DATE(2017; 1; 1); 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95 TR</text:p>
          </table:table-cell>
          <table:table-cell office:value-type="date" office:date-value="2016-11-07" calcext:value-type="date">
            <text:p>2016-11-07</text:p>
          </table:table-cell>
          <table:table-cell table:formula="of:=DATEDIF([.C122]; DATE(2017; 1; 1); &quot;d&quot;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199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3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198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4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0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5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1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6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96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7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497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8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2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29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F XF460</text:p>
          </table:table-cell>
          <table:table-cell office:value-type="string" calcext:value-type="string">
            <text:p>ERA 203 TR</text:p>
          </table:table-cell>
          <table:table-cell office:value-type="date" office:date-value="2016-12-15" calcext:value-type="date">
            <text:p>2016-12-15</text:p>
          </table:table-cell>
          <table:table-cell table:formula="of:=DATEDIF([.C130]; DATE(2017; 1; 1); &quot;d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string" calcext:value-type="string">
            <text:p>ERA 242 TR</text:p>
          </table:table-cell>
          <table:table-cell office:value-type="date" office:date-value="2016-12-30" calcext:value-type="date">
            <text:p>2016-12-30</text:p>
          </table:table-cell>
          <table:table-cell table:formula="of:=DATEDIF([.C131]; DATE(2017; 1; 1); 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string" calcext:value-type="string">
            <text:p>ERA 243 TR</text:p>
          </table:table-cell>
          <table:table-cell office:value-type="date" office:date-value="2016-12-30" calcext:value-type="date">
            <text:p>2016-12-30</text:p>
          </table:table-cell>
          <table:table-cell table:formula="of:=DATEDIF([.C132]; DATE(2017; 1; 1); 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string" calcext:value-type="string">
            <text:p>ERA 244 TR</text:p>
          </table:table-cell>
          <table:table-cell office:value-type="date" office:date-value="2016-12-30" calcext:value-type="date">
            <text:p>2016-12-30</text:p>
          </table:table-cell>
          <table:table-cell table:formula="of:=DATEDIF([.C133]; DATE(2017; 1; 1); 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string" calcext:value-type="string">
            <text:p>ERA 245 TR</text:p>
          </table:table-cell>
          <table:table-cell office:value-type="date" office:date-value="2016-12-30" calcext:value-type="date">
            <text:p>2016-12-30</text:p>
          </table:table-cell>
          <table:table-cell table:formula="of:=DATEDIF([.C134]; DATE(2017; 1; 1); &quot;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vo 2015Euro6M</text:p>
          </table:table-cell>
          <table:table-cell office:value-type="string" calcext:value-type="string">
            <text:p>ERA 246 TR</text:p>
          </table:table-cell>
          <table:table-cell office:value-type="date" office:date-value="2016-12-30" calcext:value-type="date">
            <text:p>2016-12-30</text:p>
          </table:table-cell>
          <table:table-cell table:formula="of:=DATEDIF([.C135]; DATE(2017; 1; 1); &quot;d&quot;)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1" table:target-range-address="'4.1'.A1:'4.1'.G135" table:contains-header="false">
          <table:sort>
            <table:sort-by table:field-number="6" table:data-type="automatic"/>
          </table:sort>
        </table:database-range>
        <table:database-range table:name="__Anonymous_Sheet_DB__5" table:target-range-address="'4.4'.A1:'4.4'.D135"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4.2 a)'.A1:'4.2 a)'.B9" table:buttons="'4.2 a)'.A1" table:show-filter-button="false" table:drill-down-on-double-click="false">
          <table:source-cell-range table:cell-range-address="Sheet1.A1:Sheet1.H1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rka" table:orientation="row" table:used-hierarchy="0" table:function="auto">
            <table:data-pilot-level table:show-empty="false" calcext:repeat-item-labels="false">
              <table:data-pilot-members>
                <table:data-pilot-member table:name="DAF" table:display="true" table:show-details="true"/>
                <table:data-pilot-member table:name="Iveco" table:display="true" table:show-details="true"/>
                <table:data-pilot-member table:name="MAN" table:display="true" table:show-details="true"/>
                <table:data-pilot-member table:name="Mercedes" table:display="true" table:show-details="true"/>
                <table:data-pilot-member table:name="Renault" table:display="true" table:show-details="true"/>
                <table:data-pilot-member table:name="Scania" table:display="true" table:show-details="true"/>
                <table:data-pilot-member table:name="Volv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jestracyjny" table:orientation="data" table:used-hierarchy="0" table:function="count">
            <table:data-pilot-level table:show-empty="false" calcext:repeat-item-labels="false">
              <table:data-pilot-members>
                <table:data-pilot-member table:name="ERA 092 TR" table:display="true" table:show-details="true"/>
                <table:data-pilot-member table:name="ERA 093 TR" table:display="true" table:show-details="true"/>
                <table:data-pilot-member table:name="ERA 094 TR" table:display="true" table:show-details="true"/>
                <table:data-pilot-member table:name="ERA 095 TR" table:display="true" table:show-details="true"/>
                <table:data-pilot-member table:name="ERA 096 TR" table:display="true" table:show-details="true"/>
                <table:data-pilot-member table:name="ERA 097 TR" table:display="true" table:show-details="true"/>
                <table:data-pilot-member table:name="ERA 098 TR" table:display="true" table:show-details="true"/>
                <table:data-pilot-member table:name="ERA 099 TR" table:display="true" table:show-details="true"/>
                <table:data-pilot-member table:name="ERA 100 TR" table:display="true" table:show-details="true"/>
                <table:data-pilot-member table:name="ERA 101 TR" table:display="true" table:show-details="true"/>
                <table:data-pilot-member table:name="ERA 102 TR" table:display="true" table:show-details="true"/>
                <table:data-pilot-member table:name="ERA 103 TR" table:display="true" table:show-details="true"/>
                <table:data-pilot-member table:name="ERA 104 TR" table:display="true" table:show-details="true"/>
                <table:data-pilot-member table:name="ERA 105 TR" table:display="true" table:show-details="true"/>
                <table:data-pilot-member table:name="ERA 106 TR" table:display="true" table:show-details="true"/>
                <table:data-pilot-member table:name="ERA 107 TR" table:display="true" table:show-details="true"/>
                <table:data-pilot-member table:name="ERA 108 TR" table:display="true" table:show-details="true"/>
                <table:data-pilot-member table:name="ERA 109 TR" table:display="true" table:show-details="true"/>
                <table:data-pilot-member table:name="ERA 110 TR" table:display="true" table:show-details="true"/>
                <table:data-pilot-member table:name="ERA 111 TR" table:display="true" table:show-details="true"/>
                <table:data-pilot-member table:name="ERA 112 TR" table:display="true" table:show-details="true"/>
                <table:data-pilot-member table:name="ERA 113 TR" table:display="true" table:show-details="true"/>
                <table:data-pilot-member table:name="ERA 114 TR" table:display="true" table:show-details="true"/>
                <table:data-pilot-member table:name="ERA 115 TR" table:display="true" table:show-details="true"/>
                <table:data-pilot-member table:name="ERA 116 TR" table:display="true" table:show-details="true"/>
                <table:data-pilot-member table:name="ERA 117 TR" table:display="true" table:show-details="true"/>
                <table:data-pilot-member table:name="ERA 118 TR" table:display="true" table:show-details="true"/>
                <table:data-pilot-member table:name="ERA 119 TR" table:display="true" table:show-details="true"/>
                <table:data-pilot-member table:name="ERA 120 TR" table:display="true" table:show-details="true"/>
                <table:data-pilot-member table:name="ERA 131 TR" table:display="true" table:show-details="true"/>
                <table:data-pilot-member table:name="ERA 132 TR" table:display="true" table:show-details="true"/>
                <table:data-pilot-member table:name="ERA 133 TR" table:display="true" table:show-details="true"/>
                <table:data-pilot-member table:name="ERA 134 TR" table:display="true" table:show-details="true"/>
                <table:data-pilot-member table:name="ERA 135 TR" table:display="true" table:show-details="true"/>
                <table:data-pilot-member table:name="ERA 136 TR" table:display="true" table:show-details="true"/>
                <table:data-pilot-member table:name="ERA 140 TR" table:display="true" table:show-details="true"/>
                <table:data-pilot-member table:name="ERA 141 TR" table:display="true" table:show-details="true"/>
                <table:data-pilot-member table:name="ERA 142 TR" table:display="true" table:show-details="true"/>
                <table:data-pilot-member table:name="ERA 143 TR" table:display="true" table:show-details="true"/>
                <table:data-pilot-member table:name="ERA 144 TR" table:display="true" table:show-details="true"/>
                <table:data-pilot-member table:name="ERA 145 TR" table:display="true" table:show-details="true"/>
                <table:data-pilot-member table:name="ERA 146 TR" table:display="true" table:show-details="true"/>
                <table:data-pilot-member table:name="ERA 147 TR" table:display="true" table:show-details="true"/>
                <table:data-pilot-member table:name="ERA 157 TR" table:display="true" table:show-details="true"/>
                <table:data-pilot-member table:name="ERA 158 TR" table:display="true" table:show-details="true"/>
                <table:data-pilot-member table:name="ERA 159 TR" table:display="true" table:show-details="true"/>
                <table:data-pilot-member table:name="ERA 160 TR" table:display="true" table:show-details="true"/>
                <table:data-pilot-member table:name="ERA 161 TR" table:display="true" table:show-details="true"/>
                <table:data-pilot-member table:name="ERA 162 TR" table:display="true" table:show-details="true"/>
                <table:data-pilot-member table:name="ERA 166 TR" table:display="true" table:show-details="true"/>
                <table:data-pilot-member table:name="ERA 168 TR" table:display="true" table:show-details="true"/>
                <table:data-pilot-member table:name="ERA 169 TR" table:display="true" table:show-details="true"/>
                <table:data-pilot-member table:name="ERA 170 TR" table:display="true" table:show-details="true"/>
                <table:data-pilot-member table:name="ERA 171 TR" table:display="true" table:show-details="true"/>
                <table:data-pilot-member table:name="ERA 172 TR" table:display="true" table:show-details="true"/>
                <table:data-pilot-member table:name="ERA 173 TR" table:display="true" table:show-details="true"/>
                <table:data-pilot-member table:name="ERA 174 TR" table:display="true" table:show-details="true"/>
                <table:data-pilot-member table:name="ERA 175 TR" table:display="true" table:show-details="true"/>
                <table:data-pilot-member table:name="ERA 176 TR" table:display="true" table:show-details="true"/>
                <table:data-pilot-member table:name="ERA 177 TR" table:display="true" table:show-details="true"/>
                <table:data-pilot-member table:name="ERA 178 TR" table:display="true" table:show-details="true"/>
                <table:data-pilot-member table:name="ERA 183 TR" table:display="true" table:show-details="true"/>
                <table:data-pilot-member table:name="ERA 184 TR" table:display="true" table:show-details="true"/>
                <table:data-pilot-member table:name="ERA 185 TR" table:display="true" table:show-details="true"/>
                <table:data-pilot-member table:name="ERA 186 TR" table:display="true" table:show-details="true"/>
                <table:data-pilot-member table:name="ERA 187 TR" table:display="true" table:show-details="true"/>
                <table:data-pilot-member table:name="ERA 188 TR" table:display="true" table:show-details="true"/>
                <table:data-pilot-member table:name="ERA 192 TR" table:display="true" table:show-details="true"/>
                <table:data-pilot-member table:name="ERA 193 TR" table:display="true" table:show-details="true"/>
                <table:data-pilot-member table:name="ERA 194 TR" table:display="true" table:show-details="true"/>
                <table:data-pilot-member table:name="ERA 195 TR" table:display="true" table:show-details="true"/>
                <table:data-pilot-member table:name="ERA 196 TR" table:display="true" table:show-details="true"/>
                <table:data-pilot-member table:name="ERA 197 TR" table:display="true" table:show-details="true"/>
                <table:data-pilot-member table:name="ERA 198 TR" table:display="true" table:show-details="true"/>
                <table:data-pilot-member table:name="ERA 199 TR" table:display="true" table:show-details="true"/>
                <table:data-pilot-member table:name="ERA 200 TR" table:display="true" table:show-details="true"/>
                <table:data-pilot-member table:name="ERA 201 TR" table:display="true" table:show-details="true"/>
                <table:data-pilot-member table:name="ERA 202 TR" table:display="true" table:show-details="true"/>
                <table:data-pilot-member table:name="ERA 203 TR" table:display="true" table:show-details="true"/>
                <table:data-pilot-member table:name="ERA 204 TR" table:display="true" table:show-details="true"/>
                <table:data-pilot-member table:name="ERA 205 TR" table:display="true" table:show-details="true"/>
                <table:data-pilot-member table:name="ERA 206 TR" table:display="true" table:show-details="true"/>
                <table:data-pilot-member table:name="ERA 207 TR" table:display="true" table:show-details="true"/>
                <table:data-pilot-member table:name="ERA 208 TR" table:display="true" table:show-details="true"/>
                <table:data-pilot-member table:name="ERA 209 TR" table:display="true" table:show-details="true"/>
                <table:data-pilot-member table:name="ERA 210 TR" table:display="true" table:show-details="true"/>
                <table:data-pilot-member table:name="ERA 211 TR" table:display="true" table:show-details="true"/>
                <table:data-pilot-member table:name="ERA 212 TR" table:display="true" table:show-details="true"/>
                <table:data-pilot-member table:name="ERA 213 TR" table:display="true" table:show-details="true"/>
                <table:data-pilot-member table:name="ERA 214 TR" table:display="true" table:show-details="true"/>
                <table:data-pilot-member table:name="ERA 215 TR" table:display="true" table:show-details="true"/>
                <table:data-pilot-member table:name="ERA 216 TR" table:display="true" table:show-details="true"/>
                <table:data-pilot-member table:name="ERA 217 TR" table:display="true" table:show-details="true"/>
                <table:data-pilot-member table:name="ERA 218 TR" table:display="true" table:show-details="true"/>
                <table:data-pilot-member table:name="ERA 219 TR" table:display="true" table:show-details="true"/>
                <table:data-pilot-member table:name="ERA 220 TR" table:display="true" table:show-details="true"/>
                <table:data-pilot-member table:name="ERA 221 TR" table:display="true" table:show-details="true"/>
                <table:data-pilot-member table:name="ERA 222 TR" table:display="true" table:show-details="true"/>
                <table:data-pilot-member table:name="ERA 223 TR" table:display="true" table:show-details="true"/>
                <table:data-pilot-member table:name="ERA 225 TR" table:display="true" table:show-details="true"/>
                <table:data-pilot-member table:name="ERA 226 TR" table:display="true" table:show-details="true"/>
                <table:data-pilot-member table:name="ERA 227 TR" table:display="true" table:show-details="true"/>
                <table:data-pilot-member table:name="ERA 228 TR" table:display="true" table:show-details="true"/>
                <table:data-pilot-member table:name="ERA 229 TR" table:display="true" table:show-details="true"/>
                <table:data-pilot-member table:name="ERA 230 TR" table:display="true" table:show-details="true"/>
                <table:data-pilot-member table:name="ERA 231 TR" table:display="true" table:show-details="true"/>
                <table:data-pilot-member table:name="ERA 232 TR" table:display="true" table:show-details="true"/>
                <table:data-pilot-member table:name="ERA 233 TR" table:display="true" table:show-details="true"/>
                <table:data-pilot-member table:name="ERA 234 TR" table:display="true" table:show-details="true"/>
                <table:data-pilot-member table:name="ERA 235 TR" table:display="true" table:show-details="true"/>
                <table:data-pilot-member table:name="ERA 236 TR" table:display="true" table:show-details="true"/>
                <table:data-pilot-member table:name="ERA 237 TR" table:display="true" table:show-details="true"/>
                <table:data-pilot-member table:name="ERA 238 TR" table:display="true" table:show-details="true"/>
                <table:data-pilot-member table:name="ERA 239 TR" table:display="true" table:show-details="true"/>
                <table:data-pilot-member table:name="ERA 240 TR" table:display="true" table:show-details="true"/>
                <table:data-pilot-member table:name="ERA 241 TR" table:display="true" table:show-details="true"/>
                <table:data-pilot-member table:name="ERA 242 TR" table:display="true" table:show-details="true"/>
                <table:data-pilot-member table:name="ERA 243 TR" table:display="true" table:show-details="true"/>
                <table:data-pilot-member table:name="ERA 244 TR" table:display="true" table:show-details="true"/>
                <table:data-pilot-member table:name="ERA 245 TR" table:display="true" table:show-details="true"/>
                <table:data-pilot-member table:name="ERA 246 TR" table:display="true" table:show-details="true"/>
                <table:data-pilot-member table:name="ERA 247 TR" table:display="true" table:show-details="true"/>
                <table:data-pilot-member table:name="ERA 248 TR" table:display="true" table:show-details="true"/>
                <table:data-pilot-member table:name="ERA 302 TR" table:display="true" table:show-details="true"/>
                <table:data-pilot-member table:name="ERA 340 TR" table:display="true" table:show-details="true"/>
                <table:data-pilot-member table:name="ERA 388 TR" table:display="true" table:show-details="true"/>
                <table:data-pilot-member table:name="ERA 393 TR" table:display="true" table:show-details="true"/>
                <table:data-pilot-member table:name="ERA 394 TR" table:display="true" table:show-details="true"/>
                <table:data-pilot-member table:name="ERA 405 TR" table:display="true" table:show-details="true"/>
                <table:data-pilot-member table:name="ERA 406 TR" table:display="true" table:show-details="true"/>
                <table:data-pilot-member table:name="ERA 494 TR" table:display="true" table:show-details="true"/>
                <table:data-pilot-member table:name="ERA 495 TR" table:display="true" table:show-details="true"/>
                <table:data-pilot-member table:name="ERA 496 TR" table:display="true" table:show-details="true"/>
                <table:data-pilot-member table:name="ERA 497 T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4.2 b)'.A1:'4.2 b)'.B8" table:buttons="'4.2 b)'.A1" table:grand-total="none" table:show-filter-button="false" table:drill-down-on-double-click="false">
          <table:source-cell-range table:cell-range-address="Sheet1.A1:Sheet1.H1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rka" table:orientation="row" table:used-hierarchy="0" table:function="auto">
            <table:data-pilot-level table:show-empty="false" calcext:repeat-item-labels="false">
              <table:data-pilot-members>
                <table:data-pilot-member table:name="DAF" table:display="true" table:show-details="true"/>
                <table:data-pilot-member table:name="Iveco" table:display="true" table:show-details="true"/>
                <table:data-pilot-member table:name="MAN" table:display="true" table:show-details="true"/>
                <table:data-pilot-member table:name="Mercedes" table:display="true" table:show-details="true"/>
                <table:data-pilot-member table:name="Renault" table:display="true" table:show-details="true"/>
                <table:data-pilot-member table:name="Scania" table:display="true" table:show-details="true"/>
                <table:data-pilot-member table:name="Volv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bieg" table:orientation="data" table:used-hierarchy="0" table:function="average">
            <table:data-pilot-level table:show-empty="false" calcext:repeat-item-labels="false">
              <table:data-pilot-members>
                <table:data-pilot-member table:name="91000" table:display="true" table:show-details="true"/>
                <table:data-pilot-member table:name="99250" table:display="true" table:show-details="true"/>
                <table:data-pilot-member table:name="100000" table:display="true" table:show-details="true"/>
                <table:data-pilot-member table:name="103250" table:display="true" table:show-details="true"/>
                <table:data-pilot-member table:name="103260" table:display="true" table:show-details="true"/>
                <table:data-pilot-member table:name="108000" table:display="true" table:show-details="true"/>
                <table:data-pilot-member table:name="115000" table:display="true" table:show-details="true"/>
                <table:data-pilot-member table:name="123000" table:display="true" table:show-details="true"/>
                <table:data-pilot-member table:name="126290" table:display="true" table:show-details="true"/>
                <table:data-pilot-member table:name="130290" table:display="true" table:show-details="true"/>
                <table:data-pilot-member table:name="132000" table:display="true" table:show-details="true"/>
                <table:data-pilot-member table:name="140000" table:display="true" table:show-details="true"/>
                <table:data-pilot-member table:name="153000" table:display="true" table:show-details="true"/>
                <table:data-pilot-member table:name="156724" table:display="true" table:show-details="true"/>
                <table:data-pilot-member table:name="157000" table:display="true" table:show-details="true"/>
                <table:data-pilot-member table:name="160198" table:display="true" table:show-details="true"/>
                <table:data-pilot-member table:name="160700" table:display="true" table:show-details="true"/>
                <table:data-pilot-member table:name="164700" table:display="true" table:show-details="true"/>
                <table:data-pilot-member table:name="166000" table:display="true" table:show-details="true"/>
                <table:data-pilot-member table:name="170000" table:display="true" table:show-details="true"/>
                <table:data-pilot-member table:name="183788" table:display="true" table:show-details="true"/>
                <table:data-pilot-member table:name="186000" table:display="true" table:show-details="true"/>
                <table:data-pilot-member table:name="186300" table:display="true" table:show-details="true"/>
                <table:data-pilot-member table:name="189761" table:display="true" table:show-details="true"/>
                <table:data-pilot-member table:name="190000" table:display="true" table:show-details="true"/>
                <table:data-pilot-member table:name="190300" table:display="true" table:show-details="true"/>
                <table:data-pilot-member table:name="195000" table:display="true" table:show-details="true"/>
                <table:data-pilot-member table:name="198240" table:display="true" table:show-details="true"/>
                <table:data-pilot-member table:name="198340" table:display="true" table:show-details="true"/>
                <table:data-pilot-member table:name="200123" table:display="true" table:show-details="true"/>
                <table:data-pilot-member table:name="201000" table:display="true" table:show-details="true"/>
                <table:data-pilot-member table:name="210780" table:display="true" table:show-details="true"/>
                <table:data-pilot-member table:name="226000" table:display="true" table:show-details="true"/>
                <table:data-pilot-member table:name="230000" table:display="true" table:show-details="true"/>
                <table:data-pilot-member table:name="234760" table:display="true" table:show-details="true"/>
                <table:data-pilot-member table:name="235000" table:display="true" table:show-details="true"/>
                <table:data-pilot-member table:name="235811" table:display="true" table:show-details="true"/>
                <table:data-pilot-member table:name="243000" table:display="true" table:show-details="true"/>
                <table:data-pilot-member table:name="245211" table:display="true" table:show-details="true"/>
                <table:data-pilot-member table:name="247000" table:display="true" table:show-details="true"/>
                <table:data-pilot-member table:name="250021" table:display="true" table:show-details="true"/>
                <table:data-pilot-member table:name="251000" table:display="true" table:show-details="true"/>
                <table:data-pilot-member table:name="263000" table:display="true" table:show-details="true"/>
                <table:data-pilot-member table:name="266000" table:display="true" table:show-details="true"/>
                <table:data-pilot-member table:name="268650" table:display="true" table:show-details="true"/>
                <table:data-pilot-member table:name="270000" table:display="true" table:show-details="true"/>
                <table:data-pilot-member table:name="272650" table:display="true" table:show-details="true"/>
                <table:data-pilot-member table:name="286000" table:display="true" table:show-details="true"/>
                <table:data-pilot-member table:name="289567" table:display="true" table:show-details="true"/>
                <table:data-pilot-member table:name="290000" table:display="true" table:show-details="true"/>
                <table:data-pilot-member table:name="301000" table:display="true" table:show-details="true"/>
                <table:data-pilot-member table:name="301232" table:display="true" table:show-details="true"/>
                <table:data-pilot-member table:name="301344" table:display="true" table:show-details="true"/>
                <table:data-pilot-member table:name="302000" table:display="true" table:show-details="true"/>
                <table:data-pilot-member table:name="305000" table:display="true" table:show-details="true"/>
                <table:data-pilot-member table:name="306000" table:display="true" table:show-details="true"/>
                <table:data-pilot-member table:name="310000" table:display="true" table:show-details="true"/>
                <table:data-pilot-member table:name="312680" table:display="true" table:show-details="true"/>
                <table:data-pilot-member table:name="315988" table:display="true" table:show-details="true"/>
                <table:data-pilot-member table:name="326000" table:display="true" table:show-details="true"/>
                <table:data-pilot-member table:name="330000" table:display="true" table:show-details="true"/>
                <table:data-pilot-member table:name="350000" table:display="true" table:show-details="true"/>
                <table:data-pilot-member table:name="356000" table:display="true" table:show-details="true"/>
                <table:data-pilot-member table:name="360000" table:display="true" table:show-details="true"/>
                <table:data-pilot-member table:name="366000" table:display="true" table:show-details="true"/>
                <table:data-pilot-member table:name="370000" table:display="true" table:show-details="true"/>
                <table:data-pilot-member table:name="376000" table:display="true" table:show-details="true"/>
                <table:data-pilot-member table:name="380000" table:display="true" table:show-details="true"/>
                <table:data-pilot-member table:name="386732" table:display="true" table:show-details="true"/>
                <table:data-pilot-member table:name="390000" table:display="true" table:show-details="true"/>
                <table:data-pilot-member table:name="403000" table:display="true" table:show-details="true"/>
                <table:data-pilot-member table:name="407000" table:display="true" table:show-details="true"/>
                <table:data-pilot-member table:name="417671" table:display="true" table:show-details="true"/>
                <table:data-pilot-member table:name="435000" table:display="true" table:show-details="true"/>
                <table:data-pilot-member table:name="451000" table:display="true" table:show-details="true"/>
                <table:data-pilot-member table:name="454000" table:display="true" table:show-details="true"/>
                <table:data-pilot-member table:name="455000" table:display="true" table:show-details="true"/>
                <table:data-pilot-member table:name="478000" table:display="true" table:show-details="true"/>
                <table:data-pilot-member table:name="481000" table:display="true" table:show-details="true"/>
                <table:data-pilot-member table:name="482000" table:display="true" table:show-details="true"/>
                <table:data-pilot-member table:name="490000" table:display="true" table:show-details="true"/>
                <table:data-pilot-member table:name="517000" table:display="true" table:show-details="true"/>
                <table:data-pilot-member table:name="520000" table:display="true" table:show-details="true"/>
                <table:data-pilot-member table:name="530000" table:display="true" table:show-details="true"/>
                <table:data-pilot-member table:name="574000" table:display="true" table:show-details="true"/>
                <table:data-pilot-member table:name="590000" table:display="true" table:show-details="true"/>
                <table:data-pilot-member table:name="630000" table:display="true" table:show-details="true"/>
                <table:data-pilot-member table:name="655000" table:display="true" table:show-details="true"/>
                <table:data-pilot-member table:name="660000" table:display="true" table:show-details="true"/>
                <table:data-pilot-member table:name="680000" table:display="true" table:show-details="true"/>
                <table:data-pilot-member table:name="685413" table:display="true" table:show-details="true"/>
                <table:data-pilot-member table:name="720000" table:display="true" table:show-details="true"/>
                <table:data-pilot-member table:name="731000" table:display="true" table:show-details="true"/>
                <table:data-pilot-member table:name="736000" table:display="true" table:show-details="true"/>
                <table:data-pilot-member table:name="740000" table:display="true" table:show-details="true"/>
                <table:data-pilot-member table:name="760300" table:display="true" table:show-details="true"/>
                <table:data-pilot-member table:name="780000" table:display="true" table:show-details="true"/>
                <table:data-pilot-member table:name="846000" table:display="true" table:show-details="true"/>
                <table:data-pilot-member table:name="850000" table:display="true" table:show-details="true"/>
                <table:data-pilot-member table:name="856000" table:display="true" table:show-details="true"/>
                <table:data-pilot-member table:name="870233" table:display="true" table:show-details="true"/>
                <table:data-pilot-member table:name="890200" table:display="true" table:show-details="true"/>
                <table:data-pilot-member table:name="912000" table:display="true" table:show-details="true"/>
                <table:data-pilot-member table:name="930000" table:display="true" table:show-details="true"/>
                <table:data-pilot-member table:name="936780" table:display="true" table:show-details="true"/>
                <table:data-pilot-member table:name="946000" table:display="true" table:show-details="true"/>
                <table:data-pilot-member table:name="950000" table:display="true" table:show-details="true"/>
                <table:data-pilot-member table:name="978000" table:display="true" table:show-details="true"/>
                <table:data-pilot-member table:name="992600" table:display="true" table:show-details="true"/>
                <table:data-pilot-member table:name="998704" table:display="true" table:show-details="true"/>
                <table:data-pilot-member table:name="1068570" table:display="true" table:show-details="true"/>
                <table:data-pilot-member table:name="1200655" table:display="true" table:show-details="true"/>
                <table:data-pilot-member table:name="126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4.3'.A1:'4.3'.C38" table:buttons="'4.3'.A1 '4.3'.B1" table:show-filter-button="false" table:drill-down-on-double-click="false">
          <table:source-cell-range table:cell-range-address="Sheet1.A1:Sheet1.H1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_produkcji" table:orientation="row" table:used-hierarchy="0" table:function="auto">
            <table:data-pilot-level table:show-empty="false" calcext:repeat-item-labels="false">
              <table:data-pilot-members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rka" table:orientation="row" table:used-hierarchy="0" table:function="auto">
            <table:data-pilot-level table:show-empty="false" calcext:repeat-item-labels="false">
              <table:data-pilot-members>
                <table:data-pilot-member table:name="DAF" table:display="true" table:show-details="true"/>
                <table:data-pilot-member table:name="Iveco" table:display="true" table:show-details="true"/>
                <table:data-pilot-member table:name="MAN" table:display="true" table:show-details="true"/>
                <table:data-pilot-member table:name="Mercedes" table:display="true" table:show-details="true"/>
                <table:data-pilot-member table:name="Renault" table:display="true" table:show-details="true"/>
                <table:data-pilot-member table:name="Scania" table:display="true" table:show-details="true"/>
                <table:data-pilot-member table:name="Volv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jestracyjny" table:orientation="data" table:used-hierarchy="0" table:function="count">
            <table:data-pilot-level table:show-empty="false" calcext:repeat-item-labels="false">
              <table:data-pilot-members>
                <table:data-pilot-member table:name="ERA 092 TR" table:display="true" table:show-details="true"/>
                <table:data-pilot-member table:name="ERA 093 TR" table:display="true" table:show-details="true"/>
                <table:data-pilot-member table:name="ERA 094 TR" table:display="true" table:show-details="true"/>
                <table:data-pilot-member table:name="ERA 095 TR" table:display="true" table:show-details="true"/>
                <table:data-pilot-member table:name="ERA 096 TR" table:display="true" table:show-details="true"/>
                <table:data-pilot-member table:name="ERA 097 TR" table:display="true" table:show-details="true"/>
                <table:data-pilot-member table:name="ERA 098 TR" table:display="true" table:show-details="true"/>
                <table:data-pilot-member table:name="ERA 099 TR" table:display="true" table:show-details="true"/>
                <table:data-pilot-member table:name="ERA 100 TR" table:display="true" table:show-details="true"/>
                <table:data-pilot-member table:name="ERA 101 TR" table:display="true" table:show-details="true"/>
                <table:data-pilot-member table:name="ERA 102 TR" table:display="true" table:show-details="true"/>
                <table:data-pilot-member table:name="ERA 103 TR" table:display="true" table:show-details="true"/>
                <table:data-pilot-member table:name="ERA 104 TR" table:display="true" table:show-details="true"/>
                <table:data-pilot-member table:name="ERA 105 TR" table:display="true" table:show-details="true"/>
                <table:data-pilot-member table:name="ERA 106 TR" table:display="true" table:show-details="true"/>
                <table:data-pilot-member table:name="ERA 107 TR" table:display="true" table:show-details="true"/>
                <table:data-pilot-member table:name="ERA 108 TR" table:display="true" table:show-details="true"/>
                <table:data-pilot-member table:name="ERA 109 TR" table:display="true" table:show-details="true"/>
                <table:data-pilot-member table:name="ERA 110 TR" table:display="true" table:show-details="true"/>
                <table:data-pilot-member table:name="ERA 111 TR" table:display="true" table:show-details="true"/>
                <table:data-pilot-member table:name="ERA 112 TR" table:display="true" table:show-details="true"/>
                <table:data-pilot-member table:name="ERA 113 TR" table:display="true" table:show-details="true"/>
                <table:data-pilot-member table:name="ERA 114 TR" table:display="true" table:show-details="true"/>
                <table:data-pilot-member table:name="ERA 115 TR" table:display="true" table:show-details="true"/>
                <table:data-pilot-member table:name="ERA 116 TR" table:display="true" table:show-details="true"/>
                <table:data-pilot-member table:name="ERA 117 TR" table:display="true" table:show-details="true"/>
                <table:data-pilot-member table:name="ERA 118 TR" table:display="true" table:show-details="true"/>
                <table:data-pilot-member table:name="ERA 119 TR" table:display="true" table:show-details="true"/>
                <table:data-pilot-member table:name="ERA 120 TR" table:display="true" table:show-details="true"/>
                <table:data-pilot-member table:name="ERA 131 TR" table:display="true" table:show-details="true"/>
                <table:data-pilot-member table:name="ERA 132 TR" table:display="true" table:show-details="true"/>
                <table:data-pilot-member table:name="ERA 133 TR" table:display="true" table:show-details="true"/>
                <table:data-pilot-member table:name="ERA 134 TR" table:display="true" table:show-details="true"/>
                <table:data-pilot-member table:name="ERA 135 TR" table:display="true" table:show-details="true"/>
                <table:data-pilot-member table:name="ERA 136 TR" table:display="true" table:show-details="true"/>
                <table:data-pilot-member table:name="ERA 140 TR" table:display="true" table:show-details="true"/>
                <table:data-pilot-member table:name="ERA 141 TR" table:display="true" table:show-details="true"/>
                <table:data-pilot-member table:name="ERA 142 TR" table:display="true" table:show-details="true"/>
                <table:data-pilot-member table:name="ERA 143 TR" table:display="true" table:show-details="true"/>
                <table:data-pilot-member table:name="ERA 144 TR" table:display="true" table:show-details="true"/>
                <table:data-pilot-member table:name="ERA 145 TR" table:display="true" table:show-details="true"/>
                <table:data-pilot-member table:name="ERA 146 TR" table:display="true" table:show-details="true"/>
                <table:data-pilot-member table:name="ERA 147 TR" table:display="true" table:show-details="true"/>
                <table:data-pilot-member table:name="ERA 157 TR" table:display="true" table:show-details="true"/>
                <table:data-pilot-member table:name="ERA 158 TR" table:display="true" table:show-details="true"/>
                <table:data-pilot-member table:name="ERA 159 TR" table:display="true" table:show-details="true"/>
                <table:data-pilot-member table:name="ERA 160 TR" table:display="true" table:show-details="true"/>
                <table:data-pilot-member table:name="ERA 161 TR" table:display="true" table:show-details="true"/>
                <table:data-pilot-member table:name="ERA 162 TR" table:display="true" table:show-details="true"/>
                <table:data-pilot-member table:name="ERA 166 TR" table:display="true" table:show-details="true"/>
                <table:data-pilot-member table:name="ERA 168 TR" table:display="true" table:show-details="true"/>
                <table:data-pilot-member table:name="ERA 169 TR" table:display="true" table:show-details="true"/>
                <table:data-pilot-member table:name="ERA 170 TR" table:display="true" table:show-details="true"/>
                <table:data-pilot-member table:name="ERA 171 TR" table:display="true" table:show-details="true"/>
                <table:data-pilot-member table:name="ERA 172 TR" table:display="true" table:show-details="true"/>
                <table:data-pilot-member table:name="ERA 173 TR" table:display="true" table:show-details="true"/>
                <table:data-pilot-member table:name="ERA 174 TR" table:display="true" table:show-details="true"/>
                <table:data-pilot-member table:name="ERA 175 TR" table:display="true" table:show-details="true"/>
                <table:data-pilot-member table:name="ERA 176 TR" table:display="true" table:show-details="true"/>
                <table:data-pilot-member table:name="ERA 177 TR" table:display="true" table:show-details="true"/>
                <table:data-pilot-member table:name="ERA 178 TR" table:display="true" table:show-details="true"/>
                <table:data-pilot-member table:name="ERA 183 TR" table:display="true" table:show-details="true"/>
                <table:data-pilot-member table:name="ERA 184 TR" table:display="true" table:show-details="true"/>
                <table:data-pilot-member table:name="ERA 185 TR" table:display="true" table:show-details="true"/>
                <table:data-pilot-member table:name="ERA 186 TR" table:display="true" table:show-details="true"/>
                <table:data-pilot-member table:name="ERA 187 TR" table:display="true" table:show-details="true"/>
                <table:data-pilot-member table:name="ERA 188 TR" table:display="true" table:show-details="true"/>
                <table:data-pilot-member table:name="ERA 192 TR" table:display="true" table:show-details="true"/>
                <table:data-pilot-member table:name="ERA 193 TR" table:display="true" table:show-details="true"/>
                <table:data-pilot-member table:name="ERA 194 TR" table:display="true" table:show-details="true"/>
                <table:data-pilot-member table:name="ERA 195 TR" table:display="true" table:show-details="true"/>
                <table:data-pilot-member table:name="ERA 196 TR" table:display="true" table:show-details="true"/>
                <table:data-pilot-member table:name="ERA 197 TR" table:display="true" table:show-details="true"/>
                <table:data-pilot-member table:name="ERA 198 TR" table:display="true" table:show-details="true"/>
                <table:data-pilot-member table:name="ERA 199 TR" table:display="true" table:show-details="true"/>
                <table:data-pilot-member table:name="ERA 200 TR" table:display="true" table:show-details="true"/>
                <table:data-pilot-member table:name="ERA 201 TR" table:display="true" table:show-details="true"/>
                <table:data-pilot-member table:name="ERA 202 TR" table:display="true" table:show-details="true"/>
                <table:data-pilot-member table:name="ERA 203 TR" table:display="true" table:show-details="true"/>
                <table:data-pilot-member table:name="ERA 204 TR" table:display="true" table:show-details="true"/>
                <table:data-pilot-member table:name="ERA 205 TR" table:display="true" table:show-details="true"/>
                <table:data-pilot-member table:name="ERA 206 TR" table:display="true" table:show-details="true"/>
                <table:data-pilot-member table:name="ERA 207 TR" table:display="true" table:show-details="true"/>
                <table:data-pilot-member table:name="ERA 208 TR" table:display="true" table:show-details="true"/>
                <table:data-pilot-member table:name="ERA 209 TR" table:display="true" table:show-details="true"/>
                <table:data-pilot-member table:name="ERA 210 TR" table:display="true" table:show-details="true"/>
                <table:data-pilot-member table:name="ERA 211 TR" table:display="true" table:show-details="true"/>
                <table:data-pilot-member table:name="ERA 212 TR" table:display="true" table:show-details="true"/>
                <table:data-pilot-member table:name="ERA 213 TR" table:display="true" table:show-details="true"/>
                <table:data-pilot-member table:name="ERA 214 TR" table:display="true" table:show-details="true"/>
                <table:data-pilot-member table:name="ERA 215 TR" table:display="true" table:show-details="true"/>
                <table:data-pilot-member table:name="ERA 216 TR" table:display="true" table:show-details="true"/>
                <table:data-pilot-member table:name="ERA 217 TR" table:display="true" table:show-details="true"/>
                <table:data-pilot-member table:name="ERA 218 TR" table:display="true" table:show-details="true"/>
                <table:data-pilot-member table:name="ERA 219 TR" table:display="true" table:show-details="true"/>
                <table:data-pilot-member table:name="ERA 220 TR" table:display="true" table:show-details="true"/>
                <table:data-pilot-member table:name="ERA 221 TR" table:display="true" table:show-details="true"/>
                <table:data-pilot-member table:name="ERA 222 TR" table:display="true" table:show-details="true"/>
                <table:data-pilot-member table:name="ERA 223 TR" table:display="true" table:show-details="true"/>
                <table:data-pilot-member table:name="ERA 225 TR" table:display="true" table:show-details="true"/>
                <table:data-pilot-member table:name="ERA 226 TR" table:display="true" table:show-details="true"/>
                <table:data-pilot-member table:name="ERA 227 TR" table:display="true" table:show-details="true"/>
                <table:data-pilot-member table:name="ERA 228 TR" table:display="true" table:show-details="true"/>
                <table:data-pilot-member table:name="ERA 229 TR" table:display="true" table:show-details="true"/>
                <table:data-pilot-member table:name="ERA 230 TR" table:display="true" table:show-details="true"/>
                <table:data-pilot-member table:name="ERA 231 TR" table:display="true" table:show-details="true"/>
                <table:data-pilot-member table:name="ERA 232 TR" table:display="true" table:show-details="true"/>
                <table:data-pilot-member table:name="ERA 233 TR" table:display="true" table:show-details="true"/>
                <table:data-pilot-member table:name="ERA 234 TR" table:display="true" table:show-details="true"/>
                <table:data-pilot-member table:name="ERA 235 TR" table:display="true" table:show-details="true"/>
                <table:data-pilot-member table:name="ERA 236 TR" table:display="true" table:show-details="true"/>
                <table:data-pilot-member table:name="ERA 237 TR" table:display="true" table:show-details="true"/>
                <table:data-pilot-member table:name="ERA 238 TR" table:display="true" table:show-details="true"/>
                <table:data-pilot-member table:name="ERA 239 TR" table:display="true" table:show-details="true"/>
                <table:data-pilot-member table:name="ERA 240 TR" table:display="true" table:show-details="true"/>
                <table:data-pilot-member table:name="ERA 241 TR" table:display="true" table:show-details="true"/>
                <table:data-pilot-member table:name="ERA 242 TR" table:display="true" table:show-details="true"/>
                <table:data-pilot-member table:name="ERA 243 TR" table:display="true" table:show-details="true"/>
                <table:data-pilot-member table:name="ERA 244 TR" table:display="true" table:show-details="true"/>
                <table:data-pilot-member table:name="ERA 245 TR" table:display="true" table:show-details="true"/>
                <table:data-pilot-member table:name="ERA 246 TR" table:display="true" table:show-details="true"/>
                <table:data-pilot-member table:name="ERA 247 TR" table:display="true" table:show-details="true"/>
                <table:data-pilot-member table:name="ERA 248 TR" table:display="true" table:show-details="true"/>
                <table:data-pilot-member table:name="ERA 302 TR" table:display="true" table:show-details="true"/>
                <table:data-pilot-member table:name="ERA 340 TR" table:display="true" table:show-details="true"/>
                <table:data-pilot-member table:name="ERA 388 TR" table:display="true" table:show-details="true"/>
                <table:data-pilot-member table:name="ERA 393 TR" table:display="true" table:show-details="true"/>
                <table:data-pilot-member table:name="ERA 394 TR" table:display="true" table:show-details="true"/>
                <table:data-pilot-member table:name="ERA 405 TR" table:display="true" table:show-details="true"/>
                <table:data-pilot-member table:name="ERA 406 TR" table:display="true" table:show-details="true"/>
                <table:data-pilot-member table:name="ERA 494 TR" table:display="true" table:show-details="true"/>
                <table:data-pilot-member table:name="ERA 495 TR" table:display="true" table:show-details="true"/>
                <table:data-pilot-member table:name="ERA 496 TR" table:display="true" table:show-details="true"/>
                <table:data-pilot-member table:name="ERA 497 T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6:02:51.798000000</meta:creation-date>
    <dc:date>2023-03-23T16:34:21.115000000</dc:date>
    <meta:editing-duration>PT31M29S</meta:editing-duration>
    <meta:editing-cycles>1</meta:editing-cycles>
    <meta:document-statistic meta:table-count="6" meta:cell-count="2717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1cm" svg:y="0.316cm" chart:style-name="ch2">
          <text:p> Średni przebieg każdej marki samochodu</text:p>
        </chart:title>
        <chart:legend chart:legend-position="end" svg:x="12.793cm" svg:y="4.205cm" style:legend-expansion="high" chart:style-name="ch3"/>
        <chart:plot-area chart:style-name="ch4" table:cell-range-address="'4.2 b)'.E1:'4.2 b)'.F8" chart:data-source-has-labels="both" svg:x="1.314cm" svg:y="1.301cm" svg:width="11.159cm" svg:height="6.555cm">
          <chart:coordinate-region svg:x="2.729cm" svg:y="1.496cm" svg:width="9.744cm" svg:height="5.721cm"/>
          <chart:axis chart:dimension="x" chart:name="primary-x" chart:style-name="ch5" chartooo:axis-type="auto">
            <chartooo:date-scale/>
            <chart:title svg:x="6.395cm" svg:y="8.037cm" chart:style-name="ch6">
              <text:p>Marka</text:p>
            </chart:title>
            <chart:categories table:cell-range-address="'4.2 b)'.E2:'4.2 b)'.E8"/>
          </chart:axis>
          <chart:axis chart:dimension="y" chart:name="primary-y" chart:style-name="ch7">
            <chart:title svg:x="0.451cm" svg:y="6.161cm" chart:style-name="ch8">
              <text:p>Średni przebieg w km</text:p>
            </chart:title>
            <chart:grid chart:style-name="ch9" chart:class="major"/>
          </chart:axis>
          <chart:series chart:style-name="ch10" chart:values-cell-range-address="'4.2 b)'.F2:'4.2 b)'.F8" chart:label-cell-address="'4.2 b)'.F1:'4.2 b)'.F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 przebieg</text:p>
                <draw:g>
                  <svg:desc>'4.2 b)'.F1:'4.2 b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F</text:p>
                <draw:g>
                  <svg:desc>'4.2 b)'.E2:'4.2 b)'.E8</svg:desc>
                </draw:g>
              </table:table-cell>
              <table:table-cell office:value-type="float" office:value="273240">
                <text:p>273240</text:p>
                <draw:g>
                  <svg:desc>'4.2 b)'.F2:'4.2 b)'.F8</svg:desc>
                </draw:g>
              </table:table-cell>
            </table:table-row>
            <table:table-row>
              <table:table-cell office:value-type="string">
                <text:p>Iveco</text:p>
              </table:table-cell>
              <table:table-cell office:value-type="float" office:value="657435">
                <text:p>657435</text:p>
              </table:table-cell>
            </table:table-row>
            <table:table-row>
              <table:table-cell office:value-type="string">
                <text:p>MAN</text:p>
              </table:table-cell>
              <table:table-cell office:value-type="float" office:value="289637">
                <text:p>289637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486546">
                <text:p>486546</text:p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519936">
                <text:p>519936</text:p>
              </table:table-cell>
            </table:table-row>
            <table:table-row>
              <table:table-cell office:value-type="string">
                <text:p>Scania</text:p>
              </table:table-cell>
              <table:table-cell office:value-type="float" office:value="557118">
                <text:p>557118</text:p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307130">
                <text:p>307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